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9.26pt"/>
    </style:style>
    <style:style style:name="co2" style:family="table-column">
      <style:table-column-properties fo:break-before="auto" style:column-width="76.51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93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73.5pt"/>
    </style:style>
    <style:style style:name="co7" style:family="table-column">
      <style:table-column-properties fo:break-before="auto" style:column-width="82.49pt"/>
    </style:style>
    <style:style style:name="co8" style:family="table-column">
      <style:table-column-properties fo:break-before="auto" style:column-width="103.4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4.26pt" fo:break-before="auto" style:use-optimal-row-height="false"/>
    </style:style>
    <style:style style:name="ta1" style:family="table" style:master-page-name="PageStyle_5f_Economic_20_Growth_20_and_20_CO2_20_Emissions">
      <style:table-properties table:display="true" style:writing-mode="lr-tb"/>
    </style:style>
    <style:style style:name="ta2" style:family="table" style:master-page-name="PageStyle_5f_GDP">
      <style:table-properties table:display="true" style:writing-mode="lr-tb"/>
    </style:style>
    <style:style style:name="ta3" style:family="table" style:master-page-name="PageStyle_5f_CO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conomic Growth and CO2 Emission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conomic Growth and CO2 Emission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Is it the price of gross domestic product (GDP) growth?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 text:c="8"/>Total 10 countries are selected to be comparison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Figure 1. Economic trend.</text:p>
            <draw:frame table:end-cell-address="'Economic Growth and CO2 Emissions'.I36" table:end-x="71.97pt" table:end-y="10.46pt" draw:z-index="0" draw:name="Chart 1" draw:style-name="gr1" draw:text-style-name="P1" svg:width="785.96pt" svg:height="446.97pt" svg:x="0pt" svg:y="13.49pt">
              <loext:p draw:notify-on-update-of-ranges="GDP.A2:GDP.A27 GDP.B1:GDP.B1 GDP.B2:GDP.B27 GDP.C1:GDP.C1 GDP.C2:GDP.C27 GDP.D1:GDP.D1 GDP.D2:GDP.D27 GDP.E1:GDP.E1 GDP.E2:GDP.E27 GDP.F1:GDP.F1 GDP.F2:GDP.F27 GDP.G1:GDP.G1 GDP.G2:GDP.G27 GDP.H1:GDP.H1 GDP.H2:GDP.H27 GDP.I1:GDP.I1 GDP.I2:GDP.I27 GDP.J1:GDP.J1 GDP.J2:GDP.J27 GDP.K1:GDP.K1 GDP.K2:GDP.K27 GDP.L1:GDP.L1 GDP.L2:GDP.L2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30">
          <table:table-cell table:number-columns-repeated="1024"/>
        </table:table-row>
        <table:table-row table:style-name="ro1">
          <table:table-cell table:style-name="ce3" office:value-type="string" calcext:value-type="string">
            <text:p>This diagram indicates economic trends are growth in a long term view for most of countries. Especially The United States and China.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Figure 2. GDP percentage rate in selected countries.</text:p>
            <draw:frame table:end-cell-address="'Economic Growth and CO2 Emissions'.I70" table:end-x="71.97pt" table:end-y="13.49pt" draw:z-index="1" draw:name="Chart 2" draw:style-name="gr1" draw:text-style-name="P1" svg:width="785.96pt" svg:height="434.24pt" svg:x="0pt" svg:y="14.26pt">
              <loext:p draw:notify-on-update-of-ranges="GDP.A2:GDP.A27 GDP.B1:GDP.B1 GDP.B2:GDP.B27 GDP.C1:GDP.C1 GDP.C2:GDP.C27 GDP.D1:GDP.D1 GDP.D2:GDP.D27 GDP.E1:GDP.E1 GDP.E2:GDP.E27 GDP.F1:GDP.F1 GDP.F2:GDP.F27 GDP.G1:GDP.G1 GDP.G2:GDP.G27 GDP.H1:GDP.H1 GDP.H2:GDP.H27 GDP.I1:GDP.I1 GDP.I2:GDP.I27 GDP.J1:GDP.J1 GDP.J2:GDP.J27 GDP.K1:GDP.K1 GDP.K2:GDP.K27 GDP.L1:GDP.L1 GDP.L2:GDP.L2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29">
          <table:table-cell table:number-columns-repeated="1024"/>
        </table:table-row>
        <table:table-row table:style-name="ro1">
          <table:table-cell table:style-name="ce3" office:value-type="string" calcext:value-type="string">
            <text:p>This diagram presents the United States dominates the world economic from 1990. China has a significate economic growth rate from year 1995.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raryto China, Japan economic has a long term recession since 1995.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Figure 3. The Carbon Dioxide (CO2) emissions trend between countries.</text:p>
            <draw:frame table:end-cell-address="'Economic Growth and CO2 Emissions'.I106" table:end-x="71.97pt" table:end-y="12.73pt" draw:z-index="2" draw:name="Chart 3" draw:style-name="gr1" draw:text-style-name="P1" svg:width="785.96pt" svg:height="449.23pt" svg:x="0pt" svg:y="13.49pt">
              <loext:p draw:notify-on-update-of-ranges="CO2.A2:CO2.A21 CO2.B1:CO2.B1 CO2.B2:CO2.B21 CO2.C1:CO2.C1 CO2.C2:CO2.C21 CO2.D1:CO2.D1 CO2.D2:CO2.D21 CO2.E1:CO2.E1 CO2.E2:CO2.E21 CO2.F1:CO2.F1 CO2.F2:CO2.F21 CO2.G1:CO2.G1 CO2.G2:CO2.G21 CO2.H1:CO2.H1 CO2.H2:CO2.H21 CO2.I1:CO2.I1 CO2.I2:CO2.I21 CO2.J1:CO2.J1 CO2.J2:CO2.J21 CO2.K1:CO2.K1 CO2.K2:CO2.K21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30">
          <table:table-cell table:number-columns-repeated="1024"/>
        </table:table-row>
        <table:table-row table:style-name="ro1">
          <table:table-cell table:style-name="ce3" office:value-type="string" calcext:value-type="string">
            <text:p>The Carbon Dioxide (CO2) Emissions are growth every year, <text:s/>especially China in recently years.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he major contributers of CO2 emissions come from the United State and China.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he diagram shows the CO2 emissions significantly impacts to the environment and we have to stop the trend to save the earth.</text:p>
          </table:table-cell>
          <table:table-cell table:number-columns-repeated="102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DP" table:style-name="ta2"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" table:default-cell-style-name="Default"/>
        <table:table-column table:style-name="co1" table:number-columns-repeated="1008" table:default-cell-style-name="Default"/>
        <table:table-row table:style-name="ro3">
          <table:table-cell table:style-name="ce4" office:value-type="string" calcext:value-type="string">
            <text:p>Year</text:p>
          </table:table-cell>
          <table:table-cell table:style-name="ce4"/>
          <table:table-cell table:style-name="ce4" office:value-type="string" calcext:value-type="string">
            <text:p>Brazil</text:p>
          </table:table-cell>
          <table:table-cell table:style-name="ce4" office:value-type="string" calcext:value-type="string">
            <text:p>Canada</text:p>
          </table:table-cell>
          <table:table-cell table:style-name="ce4" office:value-type="string" calcext:value-type="string">
            <text:p>China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Germany</text:p>
          </table:table-cell>
          <table:table-cell table:style-name="ce4" office:value-type="string" calcext:value-type="string">
            <text:p>India</text:p>
          </table:table-cell>
          <table:table-cell table:style-name="ce4" office:value-type="string" calcext:value-type="string">
            <text:p>Japan</text:p>
          </table:table-cell>
          <table:table-cell table:style-name="ce4" office:value-type="string" calcext:value-type="string">
            <text:p>Russian Federation</text:p>
          </table:table-cell>
          <table:table-cell table:style-name="ce4" office:value-type="string" calcext:value-type="string">
            <text:p>United Kingdom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2"/>
        </table:table-row>
        <table:table-row table:style-name="ro3">
          <table:table-cell table:style-name="ce5" office:value-type="float" office:value="2015" calcext:value-type="float">
            <text:p>2015</text:p>
          </table:table-cell>
          <table:table-cell table:style-name="ce6"/>
          <table:table-cell table:style-name="ce6" office:value-type="float" office:value="1772591279860.08" calcext:value-type="float">
            <text:p>1,772,591,279,860</text:p>
          </table:table-cell>
          <table:table-cell table:style-name="ce7" office:value-type="float" office:value="1552807652015.37" calcext:value-type="float">
            <text:p>1,552,807,652,015</text:p>
          </table:table-cell>
          <table:table-cell table:style-name="ce7" office:value-type="float" office:value="11158456654222.2" calcext:value-type="float">
            <text:p>11,158,456,654,222</text:p>
          </table:table-cell>
          <table:table-cell table:style-name="ce7" office:value-type="float" office:value="2418945624440.79" calcext:value-type="float">
            <text:p>2,418,945,624,441</text:p>
          </table:table-cell>
          <table:table-cell table:style-name="ce7" office:value-type="float" office:value="3363599907529.78" calcext:value-type="float">
            <text:p>3,363,599,907,530</text:p>
          </table:table-cell>
          <table:table-cell table:style-name="ce7" office:value-type="float" office:value="2116239205776.71" calcext:value-type="float">
            <text:p>2,116,239,205,777</text:p>
          </table:table-cell>
          <table:table-cell table:style-name="ce7" office:value-type="float" office:value="4383076298081.86" calcext:value-type="float">
            <text:p>4,383,076,298,082</text:p>
          </table:table-cell>
          <table:table-cell table:style-name="ce7" office:value-type="float" office:value="1326016015642.27" calcext:value-type="float">
            <text:p>1,326,016,015,642</text:p>
          </table:table-cell>
          <table:table-cell table:style-name="ce7" office:value-type="float" office:value="2858003087965.69" calcext:value-type="float">
            <text:p>2,858,003,087,966</text:p>
          </table:table-cell>
          <table:table-cell table:style-name="ce6" office:value-type="float" office:value="18036648000000" calcext:value-type="float">
            <text:p>18,036,648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2014" calcext:value-type="float">
            <text:p>2014</text:p>
          </table:table-cell>
          <table:table-cell table:style-name="ce6"/>
          <table:table-cell table:style-name="ce6" office:value-type="float" office:value="1772591279860.08" calcext:value-type="float">
            <text:p>1,772,591,279,860</text:p>
          </table:table-cell>
          <table:table-cell table:style-name="ce7" office:value-type="float" office:value="1792883225804.38" calcext:value-type="float">
            <text:p>1,792,883,225,804</text:p>
          </table:table-cell>
          <table:table-cell table:style-name="ce7" office:value-type="float" office:value="10534526618924.6" calcext:value-type="float">
            <text:p>10,534,526,618,925</text:p>
          </table:table-cell>
          <table:table-cell table:style-name="ce7" office:value-type="float" office:value="2839162443235.14" calcext:value-type="float">
            <text:p>2,839,162,443,235</text:p>
          </table:table-cell>
          <table:table-cell table:style-name="ce7" office:value-type="float" office:value="3879276587198.91" calcext:value-type="float">
            <text:p>3,879,276,587,199</text:p>
          </table:table-cell>
          <table:table-cell table:style-name="ce7" office:value-type="float" office:value="2046256624472.79" calcext:value-type="float">
            <text:p>2,046,256,624,473</text:p>
          </table:table-cell>
          <table:table-cell table:style-name="ce7" office:value-type="float" office:value="4848733415523.53" calcext:value-type="float">
            <text:p>4,848,733,415,524</text:p>
          </table:table-cell>
          <table:table-cell table:style-name="ce7" office:value-type="float" office:value="2030972934892.28" calcext:value-type="float">
            <text:p>2,030,972,934,892</text:p>
          </table:table-cell>
          <table:table-cell table:style-name="ce7" office:value-type="float" office:value="2998833559195.71" calcext:value-type="float">
            <text:p>2,998,833,559,196</text:p>
          </table:table-cell>
          <table:table-cell table:style-name="ce7" office:value-type="float" office:value="17393103000000" calcext:value-type="float">
            <text:p>17,393,103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2013" calcext:value-type="float">
            <text:p>2013</text:p>
          </table:table-cell>
          <table:table-cell table:style-name="ce7"/>
          <table:table-cell table:style-name="ce7" office:value-type="float" office:value="2465786257903.78" calcext:value-type="float">
            <text:p>2,465,786,257,904</text:p>
          </table:table-cell>
          <table:table-cell table:style-name="ce7" office:value-type="float" office:value="1842627034764.61" calcext:value-type="float">
            <text:p>1,842,627,034,765</text:p>
          </table:table-cell>
          <table:table-cell table:style-name="ce7" office:value-type="float" office:value="9635025555466.84" calcext:value-type="float">
            <text:p>9,635,025,555,467</text:p>
          </table:table-cell>
          <table:table-cell table:style-name="ce7" office:value-type="float" office:value="2808511203185.39" calcext:value-type="float">
            <text:p>2,808,511,203,185</text:p>
          </table:table-cell>
          <table:table-cell table:style-name="ce7" office:value-type="float" office:value="3752513503278.41" calcext:value-type="float">
            <text:p>3,752,513,503,278</text:p>
          </table:table-cell>
          <table:table-cell table:style-name="ce7" office:value-type="float" office:value="1923750678535.86" calcext:value-type="float">
            <text:p>1,923,750,678,536</text:p>
          </table:table-cell>
          <table:table-cell table:style-name="ce7" office:value-type="float" office:value="5155717056270.83" calcext:value-type="float">
            <text:p>5,155,717,056,271</text:p>
          </table:table-cell>
          <table:table-cell table:style-name="ce7" office:value-type="float" office:value="2230625004655.77" calcext:value-type="float">
            <text:p>2,230,625,004,656</text:p>
          </table:table-cell>
          <table:table-cell table:style-name="ce7" office:value-type="float" office:value="2719509472492.7" calcext:value-type="float">
            <text:p>2,719,509,472,493</text:p>
          </table:table-cell>
          <table:table-cell table:style-name="ce7" office:value-type="float" office:value="16691517000000" calcext:value-type="float">
            <text:p>16,691,517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2012" calcext:value-type="float">
            <text:p>2012</text:p>
          </table:table-cell>
          <table:table-cell table:style-name="ce7"/>
          <table:table-cell table:style-name="ce7" office:value-type="float" office:value="2460698499082.44" calcext:value-type="float">
            <text:p>2,460,698,499,082</text:p>
          </table:table-cell>
          <table:table-cell table:style-name="ce7" office:value-type="float" office:value="1824288757447.57" calcext:value-type="float">
            <text:p>1,824,288,757,448</text:p>
          </table:table-cell>
          <table:table-cell table:style-name="ce7" office:value-type="float" office:value="8570348155604.47" calcext:value-type="float">
            <text:p>8,570,348,155,604</text:p>
          </table:table-cell>
          <table:table-cell table:style-name="ce7" office:value-type="float" office:value="2681416108537.39" calcext:value-type="float">
            <text:p>2,681,416,108,537</text:p>
          </table:table-cell>
          <table:table-cell table:style-name="ce7" office:value-type="float" office:value="3543983909148.01" calcext:value-type="float">
            <text:p>3,543,983,909,148</text:p>
          </table:table-cell>
          <table:table-cell table:style-name="ce7" office:value-type="float" office:value="1862249165205.85" calcext:value-type="float">
            <text:p>1,862,249,165,206</text:p>
          </table:table-cell>
          <table:table-cell table:style-name="ce7" office:value-type="float" office:value="6203213121334.12" calcext:value-type="float">
            <text:p>6,203,213,121,334</text:p>
          </table:table-cell>
          <table:table-cell table:style-name="ce7" office:value-type="float" office:value="2170143623037.09" calcext:value-type="float">
            <text:p>2,170,143,623,037</text:p>
          </table:table-cell>
          <table:table-cell table:style-name="ce7" office:value-type="float" office:value="2646002634059.62" calcext:value-type="float">
            <text:p>2,646,002,634,060</text:p>
          </table:table-cell>
          <table:table-cell table:style-name="ce7" office:value-type="float" office:value="16155254800000" calcext:value-type="float">
            <text:p>16,155,254,8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2011" calcext:value-type="float">
            <text:p>2011</text:p>
          </table:table-cell>
          <table:table-cell table:style-name="ce7"/>
          <table:table-cell table:style-name="ce7" office:value-type="float" office:value="2614528227265.64" calcext:value-type="float">
            <text:p>2,614,528,227,266</text:p>
          </table:table-cell>
          <table:table-cell table:style-name="ce7" office:value-type="float" office:value="1788646895467.68" calcext:value-type="float">
            <text:p>1,788,646,895,468</text:p>
          </table:table-cell>
          <table:table-cell table:style-name="ce7" office:value-type="float" office:value="7522103366971.74" calcext:value-type="float">
            <text:p>7,522,103,366,972</text:p>
          </table:table-cell>
          <table:table-cell table:style-name="ce7" office:value-type="float" office:value="2862680142625.14" calcext:value-type="float">
            <text:p>2,862,680,142,625</text:p>
          </table:table-cell>
          <table:table-cell table:style-name="ce7" office:value-type="float" office:value="3757698281117.55" calcext:value-type="float">
            <text:p>3,757,698,281,118</text:p>
          </table:table-cell>
          <table:table-cell table:style-name="ce7" office:value-type="float" office:value="1871855970448.55" calcext:value-type="float">
            <text:p>1,871,855,970,449</text:p>
          </table:table-cell>
          <table:table-cell table:style-name="ce7" office:value-type="float" office:value="6157459594823.72" calcext:value-type="float">
            <text:p>6,157,459,594,824</text:p>
          </table:table-cell>
          <table:table-cell table:style-name="ce7" office:value-type="float" office:value="2031768558635.26" calcext:value-type="float">
            <text:p>2,031,768,558,635</text:p>
          </table:table-cell>
          <table:table-cell table:style-name="ce7" office:value-type="float" office:value="2608824654243.59" calcext:value-type="float">
            <text:p>2,608,824,654,244</text:p>
          </table:table-cell>
          <table:table-cell table:style-name="ce7" office:value-type="float" office:value="15517926000000" calcext:value-type="float">
            <text:p>15,517,926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2010" calcext:value-type="float">
            <text:p>2010</text:p>
          </table:table-cell>
          <table:table-cell table:style-name="ce7"/>
          <table:table-cell table:style-name="ce7" office:value-type="float" office:value="2208838108593.19" calcext:value-type="float">
            <text:p>2,208,838,108,593</text:p>
          </table:table-cell>
          <table:table-cell table:style-name="ce7" office:value-type="float" office:value="1613463452090.76" calcext:value-type="float">
            <text:p>1,613,463,452,091</text:p>
          </table:table-cell>
          <table:table-cell table:style-name="ce7" office:value-type="float" office:value="6066351252193.77" calcext:value-type="float">
            <text:p>6,066,351,252,194</text:p>
          </table:table-cell>
          <table:table-cell table:style-name="ce7" office:value-type="float" office:value="2646837111794.78" calcext:value-type="float">
            <text:p>2,646,837,111,795</text:p>
          </table:table-cell>
          <table:table-cell table:style-name="ce7" office:value-type="float" office:value="3417094562648.95" calcext:value-type="float">
            <text:p>3,417,094,562,649</text:p>
          </table:table-cell>
          <table:table-cell table:style-name="ce7" office:value-type="float" office:value="1650634716715.52" calcext:value-type="float">
            <text:p>1,650,634,716,716</text:p>
          </table:table-cell>
          <table:table-cell table:style-name="ce7" office:value-type="float" office:value="5700098114744.41" calcext:value-type="float">
            <text:p>5,700,098,114,744</text:p>
          </table:table-cell>
          <table:table-cell table:style-name="ce7" office:value-type="float" office:value="1524916698233.31" calcext:value-type="float">
            <text:p>1,524,916,698,233</text:p>
          </table:table-cell>
          <table:table-cell table:style-name="ce7" office:value-type="float" office:value="2429680444512.61" calcext:value-type="float">
            <text:p>2,429,680,444,513</text:p>
          </table:table-cell>
          <table:table-cell table:style-name="ce7" office:value-type="float" office:value="14964372000000" calcext:value-type="float">
            <text:p>14,964,372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2009" calcext:value-type="float">
            <text:p>2009</text:p>
          </table:table-cell>
          <table:table-cell table:style-name="ce7"/>
          <table:table-cell table:style-name="ce7" office:value-type="float" office:value="1666996294335.76" calcext:value-type="float">
            <text:p>1,666,996,294,336</text:p>
          </table:table-cell>
          <table:table-cell table:style-name="ce7" office:value-type="float" office:value="1371152337343.05" calcext:value-type="float">
            <text:p>1,371,152,337,343</text:p>
          </table:table-cell>
          <table:table-cell table:style-name="ce7" office:value-type="float" office:value="5121680444415.58" calcext:value-type="float">
            <text:p>5,121,680,444,416</text:p>
          </table:table-cell>
          <table:table-cell table:style-name="ce7" office:value-type="float" office:value="2693665189295.46" calcext:value-type="float">
            <text:p>2,693,665,189,295</text:p>
          </table:table-cell>
          <table:table-cell table:style-name="ce7" office:value-type="float" office:value="3417799117759.07" calcext:value-type="float">
            <text:p>3,417,799,117,759</text:p>
          </table:table-cell>
          <table:table-cell table:style-name="ce7" office:value-type="float" office:value="1297597246412.32" calcext:value-type="float">
            <text:p>1,297,597,246,412</text:p>
          </table:table-cell>
          <table:table-cell table:style-name="ce7" office:value-type="float" office:value="5231383284722.86" calcext:value-type="float">
            <text:p>5,231,383,284,723</text:p>
          </table:table-cell>
          <table:table-cell table:style-name="ce7" office:value-type="float" office:value="1222645887207.93" calcext:value-type="float">
            <text:p>1,222,645,887,208</text:p>
          </table:table-cell>
          <table:table-cell table:style-name="ce7" office:value-type="float" office:value="2367056242750.5" calcext:value-type="float">
            <text:p>2,367,056,242,751</text:p>
          </table:table-cell>
          <table:table-cell table:style-name="ce7" office:value-type="float" office:value="14418739000000" calcext:value-type="float">
            <text:p>14,418,739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2008" calcext:value-type="float">
            <text:p>2008</text:p>
          </table:table-cell>
          <table:table-cell table:style-name="ce7"/>
          <table:table-cell table:style-name="ce7" office:value-type="float" office:value="1695855391841.56" calcext:value-type="float">
            <text:p>1,695,855,391,842</text:p>
          </table:table-cell>
          <table:table-cell table:style-name="ce7" office:value-type="float" office:value="1549073136902.08" calcext:value-type="float">
            <text:p>1,549,073,136,902</text:p>
          </table:table-cell>
          <table:table-cell table:style-name="ce7" office:value-type="float" office:value="4604283850615.7" calcext:value-type="float">
            <text:p>4,604,283,850,616</text:p>
          </table:table-cell>
          <table:table-cell table:style-name="ce7" office:value-type="float" office:value="2923573946917.03" calcext:value-type="float">
            <text:p>2,923,573,946,917</text:p>
          </table:table-cell>
          <table:table-cell table:style-name="ce7" office:value-type="float" office:value="3752504608450.15" calcext:value-type="float">
            <text:p>3,752,504,608,450</text:p>
          </table:table-cell>
          <table:table-cell table:style-name="ce7" office:value-type="float" office:value="1254802704031.46" calcext:value-type="float">
            <text:p>1,254,802,704,031</text:p>
          </table:table-cell>
          <table:table-cell table:style-name="ce7" office:value-type="float" office:value="5037908759111.51" calcext:value-type="float">
            <text:p>5,037,908,759,112</text:p>
          </table:table-cell>
          <table:table-cell table:style-name="ce7" office:value-type="float" office:value="1660848058304.32" calcext:value-type="float">
            <text:p>1,660,848,058,304</text:p>
          </table:table-cell>
          <table:table-cell table:style-name="ce7" office:value-type="float" office:value="2875641641370.21" calcext:value-type="float">
            <text:p>2,875,641,641,370</text:p>
          </table:table-cell>
          <table:table-cell table:style-name="ce7" office:value-type="float" office:value="14718582000000" calcext:value-type="float">
            <text:p>14,718,582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2007" calcext:value-type="float">
            <text:p>2007</text:p>
          </table:table-cell>
          <table:table-cell table:style-name="ce7"/>
          <table:table-cell table:style-name="ce7" office:value-type="float" office:value="1397114247307.09" calcext:value-type="float">
            <text:p>1,397,114,247,307</text:p>
          </table:table-cell>
          <table:table-cell table:style-name="ce7" office:value-type="float" office:value="1464978326799.43" calcext:value-type="float">
            <text:p>1,464,978,326,799</text:p>
          </table:table-cell>
          <table:table-cell table:style-name="ce7" office:value-type="float" office:value="3571451058539.68" calcext:value-type="float">
            <text:p>3,571,451,058,540</text:p>
          </table:table-cell>
          <table:table-cell table:style-name="ce7" office:value-type="float" office:value="2662975825905.46" calcext:value-type="float">
            <text:p>2,662,975,825,905</text:p>
          </table:table-cell>
          <table:table-cell table:style-name="ce7" office:value-type="float" office:value="3439776907153" calcext:value-type="float">
            <text:p>3,439,776,907,153</text:p>
          </table:table-cell>
          <table:table-cell table:style-name="ce7" office:value-type="float" office:value="1169473124316.52" calcext:value-type="float">
            <text:p>1,169,473,124,317</text:p>
          </table:table-cell>
          <table:table-cell table:style-name="ce7" office:value-type="float" office:value="4515263396033.39" calcext:value-type="float">
            <text:p>4,515,263,396,033</text:p>
          </table:table-cell>
          <table:table-cell table:style-name="ce7" office:value-type="float" office:value="1299703459800.82" calcext:value-type="float">
            <text:p>1,299,703,459,801</text:p>
          </table:table-cell>
          <table:table-cell table:style-name="ce7" office:value-type="float" office:value="3063178851675.6" calcext:value-type="float">
            <text:p>3,063,178,851,676</text:p>
          </table:table-cell>
          <table:table-cell table:style-name="ce7" office:value-type="float" office:value="14477635000000" calcext:value-type="float">
            <text:p>14,477,635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2006" calcext:value-type="float">
            <text:p>2006</text:p>
          </table:table-cell>
          <table:table-cell table:style-name="ce7"/>
          <table:table-cell table:style-name="ce7" office:value-type="float" office:value="1107626711423.57" calcext:value-type="float">
            <text:p>1,107,626,711,424</text:p>
          </table:table-cell>
          <table:table-cell table:style-name="ce7" office:value-type="float" office:value="1315457716369.53" calcext:value-type="float">
            <text:p>1,315,457,716,370</text:p>
          </table:table-cell>
          <table:table-cell table:style-name="ce7" office:value-type="float" office:value="2774292479007.91" calcext:value-type="float">
            <text:p>2,774,292,479,008</text:p>
          </table:table-cell>
          <table:table-cell table:style-name="ce7" office:value-type="float" office:value="2324892820068.39" calcext:value-type="float">
            <text:p>2,324,892,820,068</text:p>
          </table:table-cell>
          <table:table-cell table:style-name="ce7" office:value-type="float" office:value="3002292568544.45" calcext:value-type="float">
            <text:p>3,002,292,568,544</text:p>
          </table:table-cell>
          <table:table-cell table:style-name="ce7" office:value-type="float" office:value="919117917119.717" calcext:value-type="float">
            <text:p>919,117,917,120</text:p>
          </table:table-cell>
          <table:table-cell table:style-name="ce7" office:value-type="float" office:value="4530376770501.67" calcext:value-type="float">
            <text:p>4,530,376,770,502</text:p>
          </table:table-cell>
          <table:table-cell table:style-name="ce7" office:value-type="float" office:value="989932059220.666" calcext:value-type="float">
            <text:p>989,932,059,221</text:p>
          </table:table-cell>
          <table:table-cell table:style-name="ce7" office:value-type="float" office:value="2678343534953.33" calcext:value-type="float">
            <text:p>2,678,343,534,953</text:p>
          </table:table-cell>
          <table:table-cell table:style-name="ce7" office:value-type="float" office:value="13855888000000" calcext:value-type="float">
            <text:p>13,855,888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2005" calcext:value-type="float">
            <text:p>2005</text:p>
          </table:table-cell>
          <table:table-cell table:style-name="ce7"/>
          <table:table-cell table:style-name="ce7" office:value-type="float" office:value="891633826591.642" calcext:value-type="float">
            <text:p>891,633,826,592</text:p>
          </table:table-cell>
          <table:table-cell table:style-name="ce7" office:value-type="float" office:value="1169393363390.54" calcext:value-type="float">
            <text:p>1,169,393,363,391</text:p>
          </table:table-cell>
          <table:table-cell table:style-name="ce7" office:value-type="float" office:value="2308800205020.15" calcext:value-type="float">
            <text:p>2,308,800,205,020</text:p>
          </table:table-cell>
          <table:table-cell table:style-name="ce7" office:value-type="float" office:value="2203623837238.22" calcext:value-type="float">
            <text:p>2,203,623,837,238</text:p>
          </table:table-cell>
          <table:table-cell table:style-name="ce7" office:value-type="float" office:value="2861339103616.38" calcext:value-type="float">
            <text:p>2,861,339,103,616</text:p>
          </table:table-cell>
          <table:table-cell table:style-name="ce7" office:value-type="float" office:value="812058878296.099" calcext:value-type="float">
            <text:p>812,058,878,296</text:p>
          </table:table-cell>
          <table:table-cell table:style-name="ce7" office:value-type="float" office:value="4755410127548.95" calcext:value-type="float">
            <text:p>4,755,410,127,549</text:p>
          </table:table-cell>
          <table:table-cell table:style-name="ce7" office:value-type="float" office:value="764015982496.632" calcext:value-type="float">
            <text:p>764,015,982,497</text:p>
          </table:table-cell>
          <table:table-cell table:style-name="ce7" office:value-type="float" office:value="2508111236700.72" calcext:value-type="float">
            <text:p>2,508,111,236,701</text:p>
          </table:table-cell>
          <table:table-cell table:style-name="ce7" office:value-type="float" office:value="13093726000000" calcext:value-type="float">
            <text:p>13,093,726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2004" calcext:value-type="float">
            <text:p>2004</text:p>
          </table:table-cell>
          <table:table-cell table:style-name="ce7"/>
          <table:table-cell table:style-name="ce7" office:value-type="float" office:value="669289321941.033" calcext:value-type="float">
            <text:p>669,289,321,941</text:p>
          </table:table-cell>
          <table:table-cell table:style-name="ce7" office:value-type="float" office:value="1023180929309.91" calcext:value-type="float">
            <text:p>1,023,180,929,310</text:p>
          </table:table-cell>
          <table:table-cell table:style-name="ce7" office:value-type="float" office:value="1966244002689.85" calcext:value-type="float">
            <text:p>1,966,244,002,690</text:p>
          </table:table-cell>
          <table:table-cell table:style-name="ce7" office:value-type="float" office:value="2124204553215" calcext:value-type="float">
            <text:p>2,124,204,553,215</text:p>
          </table:table-cell>
          <table:table-cell table:style-name="ce7" office:value-type="float" office:value="2819367615925.7" calcext:value-type="float">
            <text:p>2,819,367,615,926</text:p>
          </table:table-cell>
          <table:table-cell table:style-name="ce7" office:value-type="float" office:value="693726290422.025" calcext:value-type="float">
            <text:p>693,726,290,422</text:p>
          </table:table-cell>
          <table:table-cell table:style-name="ce7" office:value-type="float" office:value="4815168028753.18" calcext:value-type="float">
            <text:p>4,815,168,028,753</text:p>
          </table:table-cell>
          <table:table-cell table:style-name="ce7" office:value-type="float" office:value="590939943075.911" calcext:value-type="float">
            <text:p>590,939,943,076</text:p>
          </table:table-cell>
          <table:table-cell table:style-name="ce7" office:value-type="float" office:value="2389091508293.97" calcext:value-type="float">
            <text:p>2,389,091,508,294</text:p>
          </table:table-cell>
          <table:table-cell table:style-name="ce7" office:value-type="float" office:value="12274928000000" calcext:value-type="float">
            <text:p>12,274,928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2003" calcext:value-type="float">
            <text:p>2003</text:p>
          </table:table-cell>
          <table:table-cell table:style-name="ce7"/>
          <table:table-cell table:style-name="ce7" office:value-type="float" office:value="558922146818.419" calcext:value-type="float">
            <text:p>558,922,146,818</text:p>
          </table:table-cell>
          <table:table-cell table:style-name="ce7" office:value-type="float" office:value="892411771633.451" calcext:value-type="float">
            <text:p>892,411,771,633</text:p>
          </table:table-cell>
          <table:table-cell table:style-name="ce7" office:value-type="float" office:value="1671065449752.35" calcext:value-type="float">
            <text:p>1,671,065,449,752</text:p>
          </table:table-cell>
          <table:table-cell table:style-name="ce7" office:value-type="float" office:value="1848052887351.03" calcext:value-type="float">
            <text:p>1,848,052,887,351</text:p>
          </table:table-cell>
          <table:table-cell table:style-name="ce7" office:value-type="float" office:value="2505637009859.48" calcext:value-type="float">
            <text:p>2,505,637,009,859</text:p>
          </table:table-cell>
          <table:table-cell table:style-name="ce7" office:value-type="float" office:value="573369816662.547" calcext:value-type="float">
            <text:p>573,369,816,663</text:p>
          </table:table-cell>
          <table:table-cell table:style-name="ce7" office:value-type="float" office:value="4445659445309.57" calcext:value-type="float">
            <text:p>4,445,659,445,310</text:p>
          </table:table-cell>
          <table:table-cell table:style-name="ce7" office:value-type="float" office:value="430347420196.028" calcext:value-type="float">
            <text:p>430,347,420,196</text:p>
          </table:table-cell>
          <table:table-cell table:style-name="ce7" office:value-type="float" office:value="2028579242333.33" calcext:value-type="float">
            <text:p>2,028,579,242,333</text:p>
          </table:table-cell>
          <table:table-cell table:style-name="ce7" office:value-type="float" office:value="11510670000000" calcext:value-type="float">
            <text:p>11,510,670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2002" calcext:value-type="float">
            <text:p>2002</text:p>
          </table:table-cell>
          <table:table-cell table:style-name="ce7"/>
          <table:table-cell table:style-name="ce7" office:value-type="float" office:value="512030132310.54" calcext:value-type="float">
            <text:p>512,030,132,311</text:p>
          </table:table-cell>
          <table:table-cell table:style-name="ce7" office:value-type="float" office:value="757941823997.893" calcext:value-type="float">
            <text:p>757,941,823,998</text:p>
          </table:table-cell>
          <table:table-cell table:style-name="ce7" office:value-type="float" office:value="1477500639576.8" calcext:value-type="float">
            <text:p>1,477,500,639,577</text:p>
          </table:table-cell>
          <table:table-cell table:style-name="ce7" office:value-type="float" office:value="1500406097899.55" calcext:value-type="float">
            <text:p>1,500,406,097,900</text:p>
          </table:table-cell>
          <table:table-cell table:style-name="ce7" office:value-type="float" office:value="2079230657019.03" calcext:value-type="float">
            <text:p>2,079,230,657,019</text:p>
          </table:table-cell>
          <table:table-cell table:style-name="ce7" office:value-type="float" office:value="489607970101.033" calcext:value-type="float">
            <text:p>489,607,970,101</text:p>
          </table:table-cell>
          <table:table-cell table:style-name="ce7" office:value-type="float" office:value="4115115650037.88" calcext:value-type="float">
            <text:p>4,115,115,650,038</text:p>
          </table:table-cell>
          <table:table-cell table:style-name="ce7" office:value-type="float" office:value="345488326758.307" calcext:value-type="float">
            <text:p>345,488,326,758</text:p>
          </table:table-cell>
          <table:table-cell table:style-name="ce7" office:value-type="float" office:value="1757510478750.24" calcext:value-type="float">
            <text:p>1,757,510,478,750</text:p>
          </table:table-cell>
          <table:table-cell table:style-name="ce7" office:value-type="float" office:value="10977514000000" calcext:value-type="float">
            <text:p>10,977,514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2001" calcext:value-type="float">
            <text:p>2001</text:p>
          </table:table-cell>
          <table:table-cell table:style-name="ce7"/>
          <table:table-cell table:style-name="ce7" office:value-type="float" office:value="560746773511.13" calcext:value-type="float">
            <text:p>560,746,773,511</text:p>
          </table:table-cell>
          <table:table-cell table:style-name="ce7" office:value-type="float" office:value="736398400226.418" calcext:value-type="float">
            <text:p>736,398,400,226</text:p>
          </table:table-cell>
          <table:table-cell table:style-name="ce7" office:value-type="float" office:value="1344077341393.62" calcext:value-type="float">
            <text:p>1,344,077,341,394</text:p>
          </table:table-cell>
          <table:table-cell table:style-name="ce7" office:value-type="float" office:value="1382205975785.45" calcext:value-type="float">
            <text:p>1,382,205,975,785</text:p>
          </table:table-cell>
          <table:table-cell table:style-name="ce7" office:value-type="float" office:value="1950631314261.17" calcext:value-type="float">
            <text:p>1,950,631,314,261</text:p>
          </table:table-cell>
          <table:table-cell table:style-name="ce7" office:value-type="float" office:value="468297082732.786" calcext:value-type="float">
            <text:p>468,297,082,733</text:p>
          </table:table-cell>
          <table:table-cell table:style-name="ce7" office:value-type="float" office:value="4303542577787.9" calcext:value-type="float">
            <text:p>4,303,542,577,788</text:p>
          </table:table-cell>
          <table:table-cell table:style-name="ce7" office:value-type="float" office:value="306617576444.712" calcext:value-type="float">
            <text:p>306,617,576,445</text:p>
          </table:table-cell>
          <table:table-cell table:style-name="ce7" office:value-type="float" office:value="1613138896286.65" calcext:value-type="float">
            <text:p>1,613,138,896,287</text:p>
          </table:table-cell>
          <table:table-cell table:style-name="ce7" office:value-type="float" office:value="10621824000000" calcext:value-type="float">
            <text:p>10,621,824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2000" calcext:value-type="float">
            <text:p>2000</text:p>
          </table:table-cell>
          <table:table-cell table:style-name="ce7"/>
          <table:table-cell table:style-name="ce7" office:value-type="float" office:value="652360092544.886" calcext:value-type="float">
            <text:p>652,360,092,545</text:p>
          </table:table-cell>
          <table:table-cell table:style-name="ce7" office:value-type="float" office:value="742288450013.804" calcext:value-type="float">
            <text:p>742,288,450,014</text:p>
          </table:table-cell>
          <table:table-cell table:style-name="ce7" office:value-type="float" office:value="1214915134124.98" calcext:value-type="float">
            <text:p>1,214,915,134,125</text:p>
          </table:table-cell>
          <table:table-cell table:style-name="ce7" office:value-type="float" office:value="1368437313097.08" calcext:value-type="float">
            <text:p>1,368,437,313,097</text:p>
          </table:table-cell>
          <table:table-cell table:style-name="ce7" office:value-type="float" office:value="1949952436926.14" calcext:value-type="float">
            <text:p>1,949,952,436,926</text:p>
          </table:table-cell>
          <table:table-cell table:style-name="ce7" office:value-type="float" office:value="453578227175.042" calcext:value-type="float">
            <text:p>453,578,227,175</text:p>
          </table:table-cell>
          <table:table-cell table:style-name="ce7" office:value-type="float" office:value="4887519736333.67" calcext:value-type="float">
            <text:p>4,887,519,736,334</text:p>
          </table:table-cell>
          <table:table-cell table:style-name="ce7" office:value-type="float" office:value="259717837449.208" calcext:value-type="float">
            <text:p>259,717,837,449</text:p>
          </table:table-cell>
          <table:table-cell table:style-name="ce7" office:value-type="float" office:value="1635364769636.76" calcext:value-type="float">
            <text:p>1,635,364,769,637</text:p>
          </table:table-cell>
          <table:table-cell table:style-name="ce7" office:value-type="float" office:value="10284779000000" calcext:value-type="float">
            <text:p>10,284,779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1999" calcext:value-type="float">
            <text:p>1999</text:p>
          </table:table-cell>
          <table:table-cell table:style-name="ce7"/>
          <table:table-cell table:style-name="ce7" office:value-type="float" office:value="594071386008.253" calcext:value-type="float">
            <text:p>594,071,386,008</text:p>
          </table:table-cell>
          <table:table-cell table:style-name="ce7" office:value-type="float" office:value="676068244714.445" calcext:value-type="float">
            <text:p>676,068,244,714</text:p>
          </table:table-cell>
          <table:table-cell table:style-name="ce7" office:value-type="float" office:value="1097137680065.23" calcext:value-type="float">
            <text:p>1,097,137,680,065</text:p>
          </table:table-cell>
          <table:table-cell table:style-name="ce7" office:value-type="float" office:value="1500232345954.16" calcext:value-type="float">
            <text:p>1,500,232,345,954</text:p>
          </table:table-cell>
          <table:table-cell table:style-name="ce7" office:value-type="float" office:value="2199893454158.1" calcext:value-type="float">
            <text:p>2,199,893,454,158</text:p>
          </table:table-cell>
          <table:table-cell table:style-name="ce7" office:value-type="float" office:value="439605378748.177" calcext:value-type="float">
            <text:p>439,605,378,748</text:p>
          </table:table-cell>
          <table:table-cell table:style-name="ce7" office:value-type="float" office:value="4562078622080.57" calcext:value-type="float">
            <text:p>4,562,078,622,081</text:p>
          </table:table-cell>
          <table:table-cell table:style-name="ce7" office:value-type="float" office:value="195907925040.76" calcext:value-type="float">
            <text:p>195,907,925,041</text:p>
          </table:table-cell>
          <table:table-cell table:style-name="ce7" office:value-type="float" office:value="1652283294427.39" calcext:value-type="float">
            <text:p>1,652,283,294,427</text:p>
          </table:table-cell>
          <table:table-cell table:style-name="ce7" office:value-type="float" office:value="9660624000000" calcext:value-type="float">
            <text:p>9,660,624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1998" calcext:value-type="float">
            <text:p>1998</text:p>
          </table:table-cell>
          <table:table-cell table:style-name="ce7"/>
          <table:table-cell table:style-name="ce7" office:value-type="float" office:value="853815355293.476" calcext:value-type="float">
            <text:p>853,815,355,293</text:p>
          </table:table-cell>
          <table:table-cell table:style-name="ce7" office:value-type="float" office:value="631829002373.219" calcext:value-type="float">
            <text:p>631,829,002,373</text:p>
          </table:table-cell>
          <table:table-cell table:style-name="ce7" office:value-type="float" office:value="1032573139736.78" calcext:value-type="float">
            <text:p>1,032,573,139,737</text:p>
          </table:table-cell>
          <table:table-cell table:style-name="ce7" office:value-type="float" office:value="1510799663891.05" calcext:value-type="float">
            <text:p>1,510,799,663,891</text:p>
          </table:table-cell>
          <table:table-cell table:style-name="ce7" office:value-type="float" office:value="2243216151107.17" calcext:value-type="float">
            <text:p>2,243,216,151,107</text:p>
          </table:table-cell>
          <table:table-cell table:style-name="ce7" office:value-type="float" office:value="412355388104.834" calcext:value-type="float">
            <text:p>412,355,388,105</text:p>
          </table:table-cell>
          <table:table-cell table:style-name="ce7" office:value-type="float" office:value="4032509740336.41" calcext:value-type="float">
            <text:p>4,032,509,740,336</text:p>
          </table:table-cell>
          <table:table-cell table:style-name="ce7" office:value-type="float" office:value="270953161617.4" calcext:value-type="float">
            <text:p>270,953,161,617</text:p>
          </table:table-cell>
          <table:table-cell table:style-name="ce7" office:value-type="float" office:value="1623500653949.96" calcext:value-type="float">
            <text:p>1,623,500,653,950</text:p>
          </table:table-cell>
          <table:table-cell table:style-name="ce7" office:value-type="float" office:value="9089168000000" calcext:value-type="float">
            <text:p>9,089,168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1997" calcext:value-type="float">
            <text:p>1997</text:p>
          </table:table-cell>
          <table:table-cell table:style-name="ce7"/>
          <table:table-cell table:style-name="ce7" office:value-type="float" office:value="881512355619.941" calcext:value-type="float">
            <text:p>881,512,355,620</text:p>
          </table:table-cell>
          <table:table-cell table:style-name="ce7" office:value-type="float" office:value="652817506650.457" calcext:value-type="float">
            <text:p>652,817,506,650</text:p>
          </table:table-cell>
          <table:table-cell table:style-name="ce7" office:value-type="float" office:value="965338598159.589" calcext:value-type="float">
            <text:p>965,338,598,160</text:p>
          </table:table-cell>
          <table:table-cell table:style-name="ce7" office:value-type="float" office:value="1460712581567.47" calcext:value-type="float">
            <text:p>1,460,712,581,567</text:p>
          </table:table-cell>
          <table:table-cell table:style-name="ce7" office:value-type="float" office:value="2218667681134.83" calcext:value-type="float">
            <text:p>2,218,667,681,135</text:p>
          </table:table-cell>
          <table:table-cell table:style-name="ce7" office:value-type="float" office:value="409736207996.665" calcext:value-type="float">
            <text:p>409,736,207,997</text:p>
          </table:table-cell>
          <table:table-cell table:style-name="ce7" office:value-type="float" office:value="4414734211850.09" calcext:value-type="float">
            <text:p>4,414,734,211,850</text:p>
          </table:table-cell>
          <table:table-cell table:style-name="ce7" office:value-type="float" office:value="404940622579.043" calcext:value-type="float">
            <text:p>404,940,622,579</text:p>
          </table:table-cell>
          <table:table-cell table:style-name="ce7" office:value-type="float" office:value="1536999824054.01" calcext:value-type="float">
            <text:p>1,536,999,824,054</text:p>
          </table:table-cell>
          <table:table-cell table:style-name="ce7" office:value-type="float" office:value="8608515000000" calcext:value-type="float">
            <text:p>8,608,515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1996" calcext:value-type="float">
            <text:p>1996</text:p>
          </table:table-cell>
          <table:table-cell table:style-name="ce7"/>
          <table:table-cell table:style-name="ce7" office:value-type="float" office:value="849622314042.384" calcext:value-type="float">
            <text:p>849,622,314,042</text:p>
          </table:table-cell>
          <table:table-cell table:style-name="ce7" office:value-type="float" office:value="628560986014.832" calcext:value-type="float">
            <text:p>628,560,986,015</text:p>
          </table:table-cell>
          <table:table-cell table:style-name="ce7" office:value-type="float" office:value="867223747395.262" calcext:value-type="float">
            <text:p>867,223,747,395</text:p>
          </table:table-cell>
          <table:table-cell table:style-name="ce7" office:value-type="float" office:value="1614335710868.24" calcext:value-type="float">
            <text:p>1,614,335,710,868</text:p>
          </table:table-cell>
          <table:table-cell table:style-name="ce7" office:value-type="float" office:value="2503734134369" calcext:value-type="float">
            <text:p>2,503,734,134,369</text:p>
          </table:table-cell>
          <table:table-cell table:style-name="ce7" office:value-type="float" office:value="377347312096.847" calcext:value-type="float">
            <text:p>377,347,312,097</text:p>
          </table:table-cell>
          <table:table-cell table:style-name="ce7" office:value-type="float" office:value="4833714467769.64" calcext:value-type="float">
            <text:p>4,833,714,467,770</text:p>
          </table:table-cell>
          <table:table-cell table:style-name="ce7" office:value-type="float" office:value="392089525117.201" calcext:value-type="float">
            <text:p>392,089,525,117</text:p>
          </table:table-cell>
          <table:table-cell table:style-name="ce7" office:value-type="float" office:value="1393070442629.68" calcext:value-type="float">
            <text:p>1,393,070,442,630</text:p>
          </table:table-cell>
          <table:table-cell table:style-name="ce7" office:value-type="float" office:value="8100201000000" calcext:value-type="float">
            <text:p>8,100,201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1995" calcext:value-type="float">
            <text:p>1995</text:p>
          </table:table-cell>
          <table:table-cell table:style-name="ce7"/>
          <table:table-cell table:style-name="ce7" office:value-type="float" office:value="778052821653.106" calcext:value-type="float">
            <text:p>778,052,821,653</text:p>
          </table:table-cell>
          <table:table-cell table:style-name="ce7" office:value-type="float" office:value="604013652076.076" calcext:value-type="float">
            <text:p>604,013,652,076</text:p>
          </table:table-cell>
          <table:table-cell table:style-name="ce7" office:value-type="float" office:value="736868994282.407" calcext:value-type="float">
            <text:p>736,868,994,282</text:p>
          </table:table-cell>
          <table:table-cell table:style-name="ce7" office:value-type="float" office:value="1609793640304.26" calcext:value-type="float">
            <text:p>1,609,793,640,304</text:p>
          </table:table-cell>
          <table:table-cell table:style-name="ce7" office:value-type="float" office:value="2591446687867.31" calcext:value-type="float">
            <text:p>2,591,446,687,867</text:p>
          </table:table-cell>
          <table:table-cell table:style-name="ce7" office:value-type="float" office:value="358024059997.216" calcext:value-type="float">
            <text:p>358,024,059,997</text:p>
          </table:table-cell>
          <table:table-cell table:style-name="ce7" office:value-type="float" office:value="5449117511910.34" calcext:value-type="float">
            <text:p>5,449,117,511,910</text:p>
          </table:table-cell>
          <table:table-cell table:style-name="ce7" office:value-type="float" office:value="399472055510.87" calcext:value-type="float">
            <text:p>399,472,055,511</text:p>
          </table:table-cell>
          <table:table-cell table:style-name="ce7" office:value-type="float" office:value="1320322063858.92" calcext:value-type="float">
            <text:p>1,320,322,063,859</text:p>
          </table:table-cell>
          <table:table-cell table:style-name="ce7" office:value-type="float" office:value="7664060000000" calcext:value-type="float">
            <text:p>7,664,060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1994" calcext:value-type="float">
            <text:p>1994</text:p>
          </table:table-cell>
          <table:table-cell table:style-name="ce7"/>
          <table:table-cell table:style-name="ce7" office:value-type="float" office:value="580494364385.62" calcext:value-type="float">
            <text:p>580,494,364,386</text:p>
          </table:table-cell>
          <table:table-cell table:style-name="ce7" office:value-type="float" office:value="578123051125.054" calcext:value-type="float">
            <text:p>578,123,051,125</text:p>
          </table:table-cell>
          <table:table-cell table:style-name="ce7" office:value-type="float" office:value="566471257911.247" calcext:value-type="float">
            <text:p>566,471,257,911</text:p>
          </table:table-cell>
          <table:table-cell table:style-name="ce7" office:value-type="float" office:value="1401630042921.12" calcext:value-type="float">
            <text:p>1,401,630,042,921</text:p>
          </table:table-cell>
          <table:table-cell table:style-name="ce7" office:value-type="float" office:value="2205908897277.48" calcext:value-type="float">
            <text:p>2,205,908,897,277</text:p>
          </table:table-cell>
          <table:table-cell table:style-name="ce7" office:value-type="float" office:value="315459553754.545" calcext:value-type="float">
            <text:p>315,459,553,755</text:p>
          </table:table-cell>
          <table:table-cell table:style-name="ce7" office:value-type="float" office:value="4907039104408.91" calcext:value-type="float">
            <text:p>4,907,039,104,409</text:p>
          </table:table-cell>
          <table:table-cell table:style-name="ce7" office:value-type="float" office:value="408479582133.248" calcext:value-type="float">
            <text:p>408,479,582,133</text:p>
          </table:table-cell>
          <table:table-cell table:style-name="ce7" office:value-type="float" office:value="1140443311074.5" calcext:value-type="float">
            <text:p>1,140,443,311,075</text:p>
          </table:table-cell>
          <table:table-cell table:style-name="ce7" office:value-type="float" office:value="7308700000000" calcext:value-type="float">
            <text:p>7,308,700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1993" calcext:value-type="float">
            <text:p>1993</text:p>
          </table:table-cell>
          <table:table-cell table:style-name="ce7"/>
          <table:table-cell table:style-name="ce7" office:value-type="float" office:value="406935598865.829" calcext:value-type="float">
            <text:p>406,935,598,866</text:p>
          </table:table-cell>
          <table:table-cell table:style-name="ce7" office:value-type="float" office:value="577182319621.159" calcext:value-type="float">
            <text:p>577,182,319,621</text:p>
          </table:table-cell>
          <table:table-cell table:style-name="ce7" office:value-type="float" office:value="623053793921.338" calcext:value-type="float">
            <text:p>623,053,793,921</text:p>
          </table:table-cell>
          <table:table-cell table:style-name="ce7" office:value-type="float" office:value="1330166075946.06" calcext:value-type="float">
            <text:p>1,330,166,075,946</text:p>
          </table:table-cell>
          <table:table-cell table:style-name="ce7" office:value-type="float" office:value="2068483307988.72" calcext:value-type="float">
            <text:p>2,068,483,307,989</text:p>
          </table:table-cell>
          <table:table-cell table:style-name="ce7" office:value-type="float" office:value="275358986060.912" calcext:value-type="float">
            <text:p>275,358,986,061</text:p>
          </table:table-cell>
          <table:table-cell table:style-name="ce7" office:value-type="float" office:value="4466565896444.72" calcext:value-type="float">
            <text:p>4,466,565,896,445</text:p>
          </table:table-cell>
          <table:table-cell table:style-name="ce7" office:value-type="float" office:value="458150235783.433" calcext:value-type="float">
            <text:p>458,150,235,783</text:p>
          </table:table-cell>
          <table:table-cell table:style-name="ce7" office:value-type="float" office:value="1061457883633.55" calcext:value-type="float">
            <text:p>1,061,457,883,634</text:p>
          </table:table-cell>
          <table:table-cell table:style-name="ce7" office:value-type="float" office:value="6878700000000" calcext:value-type="float">
            <text:p>6,878,700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1992" calcext:value-type="float">
            <text:p>1992</text:p>
          </table:table-cell>
          <table:table-cell table:style-name="ce7"/>
          <table:table-cell table:style-name="ce7" office:value-type="float" office:value="362646104793.298" calcext:value-type="float">
            <text:p>362,646,104,793</text:p>
          </table:table-cell>
          <table:table-cell table:style-name="ce7" office:value-type="float" office:value="592375436927.341" calcext:value-type="float">
            <text:p>592,375,436,927</text:p>
          </table:table-cell>
          <table:table-cell table:style-name="ce7" office:value-type="float" office:value="495670425885.265" calcext:value-type="float">
            <text:p>495,670,425,885</text:p>
          </table:table-cell>
          <table:table-cell table:style-name="ce7" office:value-type="float" office:value="1408660284593.71" calcext:value-type="float">
            <text:p>1,408,660,284,594</text:p>
          </table:table-cell>
          <table:table-cell table:style-name="ce7" office:value-type="float" office:value="2123239980533.41" calcext:value-type="float">
            <text:p>2,123,239,980,533</text:p>
          </table:table-cell>
          <table:table-cell table:style-name="ce7" office:value-type="float" office:value="282077544234.624" calcext:value-type="float">
            <text:p>282,077,544,235</text:p>
          </table:table-cell>
          <table:table-cell table:style-name="ce7" office:value-type="float" office:value="3897825203794.77" calcext:value-type="float">
            <text:p>3,897,825,203,795</text:p>
          </table:table-cell>
          <table:table-cell table:style-name="ce7" office:value-type="float" office:value="490143097516.093" calcext:value-type="float">
            <text:p>490,143,097,516</text:p>
          </table:table-cell>
          <table:table-cell table:style-name="ce7" office:value-type="float" office:value="1179713014951.83" calcext:value-type="float">
            <text:p>1,179,713,014,952</text:p>
          </table:table-cell>
          <table:table-cell table:style-name="ce7" office:value-type="float" office:value="6539300000000" calcext:value-type="float">
            <text:p>6,539,300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1991" calcext:value-type="float">
            <text:p>1991</text:p>
          </table:table-cell>
          <table:table-cell table:style-name="ce7"/>
          <table:table-cell table:style-name="ce7" office:value-type="float" office:value="378581334817.952" calcext:value-type="float">
            <text:p>378,581,334,818</text:p>
          </table:table-cell>
          <table:table-cell table:style-name="ce7" office:value-type="float" office:value="610319305238.352" calcext:value-type="float">
            <text:p>610,319,305,238</text:p>
          </table:table-cell>
          <table:table-cell table:style-name="ce7" office:value-type="float" office:value="415603460826.196" calcext:value-type="float">
            <text:p>415,603,460,826</text:p>
          </table:table-cell>
          <table:table-cell table:style-name="ce7" office:value-type="float" office:value="1275511193229.49" calcext:value-type="float">
            <text:p>1,275,511,193,229</text:p>
          </table:table-cell>
          <table:table-cell table:style-name="ce7" office:value-type="float" office:value="1861851555801.05" calcext:value-type="float">
            <text:p>1,861,851,555,801</text:p>
          </table:table-cell>
          <table:table-cell table:style-name="ce7" office:value-type="float" office:value="280881975241.465" calcext:value-type="float">
            <text:p>280,881,975,241</text:p>
          </table:table-cell>
          <table:table-cell table:style-name="ce7" office:value-type="float" office:value="3578140322586.87" calcext:value-type="float">
            <text:p>3,578,140,322,587</text:p>
          </table:table-cell>
          <table:table-cell table:style-name="ce7" office:value-type="float" office:value="560486465209.19" calcext:value-type="float">
            <text:p>560,486,465,209</text:p>
          </table:table-cell>
          <table:table-cell table:style-name="ce7" office:value-type="float" office:value="1142766274398.22" calcext:value-type="float">
            <text:p>1,142,766,274,398</text:p>
          </table:table-cell>
          <table:table-cell table:style-name="ce7" office:value-type="float" office:value="6174000000000" calcext:value-type="float">
            <text:p>6,174,000,000,000</text:p>
          </table:table-cell>
          <table:table-cell table:number-columns-repeated="1012"/>
        </table:table-row>
        <table:table-row table:style-name="ro3">
          <table:table-cell table:style-name="ce5" office:value-type="float" office:value="1990" calcext:value-type="float">
            <text:p>1990</text:p>
          </table:table-cell>
          <table:table-cell table:style-name="ce7"/>
          <table:table-cell table:style-name="ce7" office:value-type="float" office:value="406897012370.063" calcext:value-type="float">
            <text:p>406,897,012,370</text:p>
          </table:table-cell>
          <table:table-cell table:style-name="ce7" office:value-type="float" office:value="593942276788.584" calcext:value-type="float">
            <text:p>593,942,276,789</text:p>
          </table:table-cell>
          <table:table-cell table:style-name="ce7" office:value-type="float" office:value="398623657412.65" calcext:value-type="float">
            <text:p>398,623,657,413</text:p>
          </table:table-cell>
          <table:table-cell table:style-name="ce7" office:value-type="float" office:value="1275259359791.75" calcext:value-type="float">
            <text:p>1,275,259,359,792</text:p>
          </table:table-cell>
          <table:table-cell table:style-name="ce7" office:value-type="float" office:value="1764943730856.01" calcext:value-type="float">
            <text:p>1,764,943,730,856</text:p>
          </table:table-cell>
          <table:table-cell table:style-name="ce7" office:value-type="float" office:value="316868661672.865" calcext:value-type="float">
            <text:p>316,868,661,673</text:p>
          </table:table-cell>
          <table:table-cell table:style-name="ce7" office:value-type="float" office:value="3139974443542.97" calcext:value-type="float">
            <text:p>3,139,974,443,543</text:p>
          </table:table-cell>
          <table:table-cell table:style-name="ce7" office:value-type="float" office:value="570992968223.009" calcext:value-type="float">
            <text:p>570,992,968,223</text:p>
          </table:table-cell>
          <table:table-cell table:style-name="ce7" office:value-type="float" office:value="1093213710428.01" calcext:value-type="float">
            <text:p>1,093,213,710,428</text:p>
          </table:table-cell>
          <table:table-cell table:style-name="ce7" office:value-type="float" office:value="5979600000000" calcext:value-type="float">
            <text:p>5,979,600,000,000</text:p>
          </table:table-cell>
          <table:table-cell table:number-columns-repeated="1012"/>
        </table:table-row>
        <table:table-row table:style-name="ro3" table:number-rows-repeated="13">
          <table:table-cell table:number-columns-repeated="1024"/>
        </table:table-row>
        <table:table-row table:style-name="ro3" table:number-rows-repeated="729">
          <table:table-cell/>
          <table:table-cell table:style-name="ce7" table:number-columns-repeated="3"/>
          <table:table-cell table:number-columns-repeated="1020"/>
        </table:table-row>
        <table:table-row table:style-name="ro2" table:number-rows-repeated="10478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2" table:style-name="ta3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Brazil</text:p>
          </table:table-cell>
          <table:table-cell table:style-name="ce3" office:value-type="string" calcext:value-type="string">
            <text:p>Canada</text:p>
          </table:table-cell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India</text:p>
          </table:table-cell>
          <table:table-cell table:style-name="ce3" office:value-type="string" calcext:value-type="string">
            <text:p>Japan</text:p>
          </table:table-cell>
          <table:table-cell table:style-name="ce3" office:value-type="string" calcext:value-type="string">
            <text:p>Russian Federation</text:p>
          </table:table-cell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United States</text:p>
          </table:table-cell>
          <table:table-cell table:number-columns-repeated="1013"/>
        </table:table-row>
        <table:table-row table:style-name="ro1">
          <table:table-cell table:style-name="ce3" office:value-type="float" office:value="2011" calcext:value-type="float">
            <text:p>2011</text:p>
          </table:table-cell>
          <table:table-cell table:style-name="ce8" office:value-type="float" office:value="439412.943" calcext:value-type="float">
            <text:p>439,413</text:p>
          </table:table-cell>
          <table:table-cell table:style-name="ce8" office:value-type="float" office:value="485463.129" calcext:value-type="float">
            <text:p>485,463</text:p>
          </table:table-cell>
          <table:table-cell table:style-name="ce8" office:value-type="float" office:value="9019518.215" calcext:value-type="float">
            <text:p>9,019,518</text:p>
          </table:table-cell>
          <table:table-cell table:style-name="ce8" office:value-type="float" office:value="338805.131" calcext:value-type="float">
            <text:p>338,805</text:p>
          </table:table-cell>
          <table:table-cell table:style-name="ce8" office:value-type="float" office:value="729457.975" calcext:value-type="float">
            <text:p>729,458</text:p>
          </table:table-cell>
          <table:table-cell table:style-name="ce8" office:value-type="float" office:value="2074344.893" calcext:value-type="float">
            <text:p>2,074,345</text:p>
          </table:table-cell>
          <table:table-cell table:style-name="ce8" office:value-type="float" office:value="1187656.959" calcext:value-type="float">
            <text:p>1,187,657</text:p>
          </table:table-cell>
          <table:table-cell table:style-name="ce8" office:value-type="float" office:value="1808073.022" calcext:value-type="float">
            <text:p>1,808,073</text:p>
          </table:table-cell>
          <table:table-cell table:style-name="ce8" office:value-type="float" office:value="448235.745" calcext:value-type="float">
            <text:p>448,236</text:p>
          </table:table-cell>
          <table:table-cell table:style-name="ce8" office:value-type="float" office:value="5305569.614" calcext:value-type="float">
            <text:p>5,305,570</text:p>
          </table:table-cell>
          <table:table-cell table:number-columns-repeated="1013"/>
        </table:table-row>
        <table:table-row table:style-name="ro1">
          <table:table-cell table:style-name="ce3" office:value-type="float" office:value="2010" calcext:value-type="float">
            <text:p>2010</text:p>
          </table:table-cell>
          <table:table-cell table:style-name="ce8" office:value-type="float" office:value="419754.156" calcext:value-type="float">
            <text:p>419,754</text:p>
          </table:table-cell>
          <table:table-cell table:style-name="ce8" office:value-type="float" office:value="496104.763" calcext:value-type="float">
            <text:p>496,105</text:p>
          </table:table-cell>
          <table:table-cell table:style-name="ce8" office:value-type="float" office:value="8256969.232" calcext:value-type="float">
            <text:p>8,256,969</text:p>
          </table:table-cell>
          <table:table-cell table:style-name="ce8" office:value-type="float" office:value="357437.158" calcext:value-type="float">
            <text:p>357,437</text:p>
          </table:table-cell>
          <table:table-cell table:style-name="ce8" office:value-type="float" office:value="750697.239" calcext:value-type="float">
            <text:p>750,697</text:p>
          </table:table-cell>
          <table:table-cell table:style-name="ce8" office:value-type="float" office:value="1950950.343" calcext:value-type="float">
            <text:p>1,950,950</text:p>
          </table:table-cell>
          <table:table-cell table:style-name="ce8" office:value-type="float" office:value="1168918.589" calcext:value-type="float">
            <text:p>1,168,919</text:p>
          </table:table-cell>
          <table:table-cell table:style-name="ce8" office:value-type="float" office:value="1742540.065" calcext:value-type="float">
            <text:p>1,742,540</text:p>
          </table:table-cell>
          <table:table-cell table:style-name="ce8" office:value-type="float" office:value="492192.074" calcext:value-type="float">
            <text:p>492,192</text:p>
          </table:table-cell>
          <table:table-cell table:style-name="ce8" office:value-type="float" office:value="5408869.004" calcext:value-type="float">
            <text:p>5,408,869</text:p>
          </table:table-cell>
          <table:table-cell table:number-columns-repeated="1013"/>
        </table:table-row>
        <table:table-row table:style-name="ro1">
          <table:table-cell table:style-name="ce3" office:value-type="float" office:value="2009" calcext:value-type="float">
            <text:p>2009</text:p>
          </table:table-cell>
          <table:table-cell table:style-name="ce8" office:value-type="float" office:value="367147.374" calcext:value-type="float">
            <text:p>367,147</text:p>
          </table:table-cell>
          <table:table-cell table:style-name="ce8" office:value-type="float" office:value="507424.792" calcext:value-type="float">
            <text:p>507,425</text:p>
          </table:table-cell>
          <table:table-cell table:style-name="ce8" office:value-type="float" office:value="7692210.895" calcext:value-type="float">
            <text:p>7,692,211</text:p>
          </table:table-cell>
          <table:table-cell table:style-name="ce8" office:value-type="float" office:value="356626.751" calcext:value-type="float">
            <text:p>356,627</text:p>
          </table:table-cell>
          <table:table-cell table:style-name="ce8" office:value-type="float" office:value="721064.212" calcext:value-type="float">
            <text:p>721,064</text:p>
          </table:table-cell>
          <table:table-cell table:style-name="ce8" office:value-type="float" office:value="1965820.028" calcext:value-type="float">
            <text:p>1,965,820</text:p>
          </table:table-cell>
          <table:table-cell table:style-name="ce8" office:value-type="float" office:value="1101027.751" calcext:value-type="float">
            <text:p>1,101,028</text:p>
          </table:table-cell>
          <table:table-cell table:style-name="ce8" office:value-type="float" office:value="1574367.778" calcext:value-type="float">
            <text:p>1,574,368</text:p>
          </table:table-cell>
          <table:table-cell table:style-name="ce8" office:value-type="float" office:value="473237.351" calcext:value-type="float">
            <text:p>473,237</text:p>
          </table:table-cell>
          <table:table-cell table:style-name="ce8" office:value-type="float" office:value="5274132.423" calcext:value-type="float">
            <text:p>5,274,132</text:p>
          </table:table-cell>
          <table:table-cell table:number-columns-repeated="1013"/>
        </table:table-row>
        <table:table-row table:style-name="ro1">
          <table:table-cell table:style-name="ce3" office:value-type="float" office:value="2008" calcext:value-type="float">
            <text:p>2008</text:p>
          </table:table-cell>
          <table:table-cell table:style-name="ce8" office:value-type="float" office:value="387675.24" calcext:value-type="float">
            <text:p>387,675</text:p>
          </table:table-cell>
          <table:table-cell table:style-name="ce8" office:value-type="float" office:value="544105.793" calcext:value-type="float">
            <text:p>544,106</text:p>
          </table:table-cell>
          <table:table-cell table:style-name="ce8" office:value-type="float" office:value="7035443.861" calcext:value-type="float">
            <text:p>7,035,444</text:p>
          </table:table-cell>
          <table:table-cell table:style-name="ce8" office:value-type="float" office:value="371734.791" calcext:value-type="float">
            <text:p>371,735</text:p>
          </table:table-cell>
          <table:table-cell table:style-name="ce8" office:value-type="float" office:value="782152.765" calcext:value-type="float">
            <text:p>782,153</text:p>
          </table:table-cell>
          <table:table-cell table:style-name="ce8" office:value-type="float" office:value="1793074.992" calcext:value-type="float">
            <text:p>1,793,075</text:p>
          </table:table-cell>
          <table:table-cell table:style-name="ce8" office:value-type="float" office:value="1206732.693" calcext:value-type="float">
            <text:p>1,206,733</text:p>
          </table:table-cell>
          <table:table-cell table:style-name="ce8" office:value-type="float" office:value="1715638.953" calcext:value-type="float">
            <text:p>1,715,639</text:p>
          </table:table-cell>
          <table:table-cell table:style-name="ce8" office:value-type="float" office:value="521513.406" calcext:value-type="float">
            <text:p>521,513</text:p>
          </table:table-cell>
          <table:table-cell table:style-name="ce8" office:value-type="float" office:value="5622464.42" calcext:value-type="float">
            <text:p>5,622,464</text:p>
          </table:table-cell>
          <table:table-cell table:number-columns-repeated="1013"/>
        </table:table-row>
        <table:table-row table:style-name="ro1">
          <table:table-cell table:style-name="ce3" office:value-type="float" office:value="2007" calcext:value-type="float">
            <text:p>2007</text:p>
          </table:table-cell>
          <table:table-cell table:style-name="ce8" office:value-type="float" office:value="363212.683" calcext:value-type="float">
            <text:p>363,213</text:p>
          </table:table-cell>
          <table:table-cell table:style-name="ce8" office:value-type="float" office:value="560801.644" calcext:value-type="float">
            <text:p>560,802</text:p>
          </table:table-cell>
          <table:table-cell table:style-name="ce8" office:value-type="float" office:value="6791804.714" calcext:value-type="float">
            <text:p>6,791,805</text:p>
          </table:table-cell>
          <table:table-cell table:style-name="ce8" office:value-type="float" office:value="374914.08" calcext:value-type="float">
            <text:p>374,914</text:p>
          </table:table-cell>
          <table:table-cell table:style-name="ce8" office:value-type="float" office:value="780627.293" calcext:value-type="float">
            <text:p>780,627</text:p>
          </table:table-cell>
          <table:table-cell table:style-name="ce8" office:value-type="float" office:value="1611199.126" calcext:value-type="float">
            <text:p>1,611,199</text:p>
          </table:table-cell>
          <table:table-cell table:style-name="ce8" office:value-type="float" office:value="1250758.695" calcext:value-type="float">
            <text:p>1,250,759</text:p>
          </table:table-cell>
          <table:table-cell table:style-name="ce8" office:value-type="float" office:value="1667597.586" calcext:value-type="float">
            <text:p>1,667,598</text:p>
          </table:table-cell>
          <table:table-cell table:style-name="ce8" office:value-type="float" office:value="528323.025" calcext:value-type="float">
            <text:p>528,323</text:p>
          </table:table-cell>
          <table:table-cell table:style-name="ce8" office:value-type="float" office:value="5794923.43" calcext:value-type="float">
            <text:p>5,794,923</text:p>
          </table:table-cell>
          <table:table-cell table:number-columns-repeated="1013"/>
        </table:table-row>
        <table:table-row table:style-name="ro1">
          <table:table-cell table:style-name="ce3" office:value-type="float" office:value="2006" calcext:value-type="float">
            <text:p>2006</text:p>
          </table:table-cell>
          <table:table-cell table:style-name="ce8" office:value-type="float" office:value="347668.27" calcext:value-type="float">
            <text:p>347,668</text:p>
          </table:table-cell>
          <table:table-cell table:style-name="ce8" office:value-type="float" office:value="550233.35" calcext:value-type="float">
            <text:p>550,233</text:p>
          </table:table-cell>
          <table:table-cell table:style-name="ce8" office:value-type="float" office:value="6414463.08" calcext:value-type="float">
            <text:p>6,414,463</text:p>
          </table:table-cell>
          <table:table-cell table:style-name="ce8" office:value-type="float" office:value="381467.009" calcext:value-type="float">
            <text:p>381,467</text:p>
          </table:table-cell>
          <table:table-cell table:style-name="ce8" office:value-type="float" office:value="805845.252" calcext:value-type="float">
            <text:p>805,845</text:p>
          </table:table-cell>
          <table:table-cell table:style-name="ce8" office:value-type="float" office:value="1504364.748" calcext:value-type="float">
            <text:p>1,504,365</text:p>
          </table:table-cell>
          <table:table-cell table:style-name="ce8" office:value-type="float" office:value="1230898.223" calcext:value-type="float">
            <text:p>1,230,898</text:p>
          </table:table-cell>
          <table:table-cell table:style-name="ce8" office:value-type="float" office:value="1669618.103" calcext:value-type="float">
            <text:p>1,669,618</text:p>
          </table:table-cell>
          <table:table-cell table:style-name="ce8" office:value-type="float" office:value="541373.878" calcext:value-type="float">
            <text:p>541,374</text:p>
          </table:table-cell>
          <table:table-cell table:style-name="ce8" office:value-type="float" office:value="5703871.82" calcext:value-type="float">
            <text:p>5,703,872</text:p>
          </table:table-cell>
          <table:table-cell table:number-columns-repeated="1013"/>
        </table:table-row>
        <table:table-row table:style-name="ro1">
          <table:table-cell table:style-name="ce3" office:value-type="float" office:value="2005" calcext:value-type="float">
            <text:p>2005</text:p>
          </table:table-cell>
          <table:table-cell table:style-name="ce8" office:value-type="float" office:value="347308.904" calcext:value-type="float">
            <text:p>347,309</text:p>
          </table:table-cell>
          <table:table-cell table:style-name="ce8" office:value-type="float" office:value="563071.517" calcext:value-type="float">
            <text:p>563,072</text:p>
          </table:table-cell>
          <table:table-cell table:style-name="ce8" office:value-type="float" office:value="5790016.984" calcext:value-type="float">
            <text:p>5,790,017</text:p>
          </table:table-cell>
          <table:table-cell table:style-name="ce8" office:value-type="float" office:value="390550.168" calcext:value-type="float">
            <text:p>390,550</text:p>
          </table:table-cell>
          <table:table-cell table:style-name="ce8" office:value-type="float" office:value="797279.14" calcext:value-type="float">
            <text:p>797,279</text:p>
          </table:table-cell>
          <table:table-cell table:style-name="ce8" office:value-type="float" office:value="1411127.606" calcext:value-type="float">
            <text:p>1,411,128</text:p>
          </table:table-cell>
          <table:table-cell table:style-name="ce8" office:value-type="float" office:value="1237623.501" calcext:value-type="float">
            <text:p>1,237,624</text:p>
          </table:table-cell>
          <table:table-cell table:style-name="ce8" office:value-type="float" office:value="1615687.534" calcext:value-type="float">
            <text:p>1,615,688</text:p>
          </table:table-cell>
          <table:table-cell table:style-name="ce8" office:value-type="float" office:value="542492.313" calcext:value-type="float">
            <text:p>542,492</text:p>
          </table:table-cell>
          <table:table-cell table:style-name="ce8" office:value-type="float" office:value="5795161.785" calcext:value-type="float">
            <text:p>5,795,162</text:p>
          </table:table-cell>
          <table:table-cell table:number-columns-repeated="1013"/>
        </table:table-row>
        <table:table-row table:style-name="ro1">
          <table:table-cell table:style-name="ce3" office:value-type="float" office:value="2004" calcext:value-type="float">
            <text:p>2004</text:p>
          </table:table-cell>
          <table:table-cell table:style-name="ce8" office:value-type="float" office:value="337826.042" calcext:value-type="float">
            <text:p>337,826</text:p>
          </table:table-cell>
          <table:table-cell table:style-name="ce8" office:value-type="float" office:value="552349.209" calcext:value-type="float">
            <text:p>552,349</text:p>
          </table:table-cell>
          <table:table-cell table:style-name="ce8" office:value-type="float" office:value="5288166.032" calcext:value-type="float">
            <text:p>5,288,166</text:p>
          </table:table-cell>
          <table:table-cell table:style-name="ce8" office:value-type="float" office:value="388401.306" calcext:value-type="float">
            <text:p>388,401</text:p>
          </table:table-cell>
          <table:table-cell table:style-name="ce8" office:value-type="float" office:value="817711.664" calcext:value-type="float">
            <text:p>817,712</text:p>
          </table:table-cell>
          <table:table-cell table:style-name="ce8" office:value-type="float" office:value="1348524.582" calcext:value-type="float">
            <text:p>1,348,525</text:p>
          </table:table-cell>
          <table:table-cell table:style-name="ce8" office:value-type="float" office:value="1259328.474" calcext:value-type="float">
            <text:p>1,259,328</text:p>
          </table:table-cell>
          <table:table-cell table:style-name="ce8" office:value-type="float" office:value="1602955.71" calcext:value-type="float">
            <text:p>1,602,956</text:p>
          </table:table-cell>
          <table:table-cell table:style-name="ce8" office:value-type="float" office:value="539137.008" calcext:value-type="float">
            <text:p>539,137</text:p>
          </table:table-cell>
          <table:table-cell table:style-name="ce8" office:value-type="float" office:value="5763456.903" calcext:value-type="float">
            <text:p>5,763,457</text:p>
          </table:table-cell>
          <table:table-cell table:number-columns-repeated="1013"/>
        </table:table-row>
        <table:table-row table:style-name="ro1">
          <table:table-cell table:style-name="ce3" office:value-type="float" office:value="2003" calcext:value-type="float">
            <text:p>2003</text:p>
          </table:table-cell>
          <table:table-cell table:style-name="ce8" office:value-type="float" office:value="321621.569" calcext:value-type="float">
            <text:p>321,622</text:p>
          </table:table-cell>
          <table:table-cell table:style-name="ce8" office:value-type="float" office:value="553185.285" calcext:value-type="float">
            <text:p>553,185</text:p>
          </table:table-cell>
          <table:table-cell table:style-name="ce8" office:value-type="float" office:value="4525177.009" calcext:value-type="float">
            <text:p>4,525,177</text:p>
          </table:table-cell>
          <table:table-cell table:style-name="ce8" office:value-type="float" office:value="386333.118" calcext:value-type="float">
            <text:p>386,333</text:p>
          </table:table-cell>
          <table:table-cell table:style-name="ce8" office:value-type="float" office:value="823391.847" calcext:value-type="float">
            <text:p>823,392</text:p>
          </table:table-cell>
          <table:table-cell table:style-name="ce8" office:value-type="float" office:value="1281913.527" calcext:value-type="float">
            <text:p>1,281,914</text:p>
          </table:table-cell>
          <table:table-cell table:style-name="ce8" office:value-type="float" office:value="1237344.809" calcext:value-type="float">
            <text:p>1,237,345</text:p>
          </table:table-cell>
          <table:table-cell table:style-name="ce8" office:value-type="float" office:value="1604968.893" calcext:value-type="float">
            <text:p>1,604,969</text:p>
          </table:table-cell>
          <table:table-cell table:style-name="ce8" office:value-type="float" office:value="538517.285" calcext:value-type="float">
            <text:p>538,517</text:p>
          </table:table-cell>
          <table:table-cell table:style-name="ce8" office:value-type="float" office:value="5679222.246" calcext:value-type="float">
            <text:p>5,679,222</text:p>
          </table:table-cell>
          <table:table-cell table:number-columns-repeated="1013"/>
        </table:table-row>
        <table:table-row table:style-name="ro1">
          <table:table-cell table:style-name="ce3" office:value-type="float" office:value="2002" calcext:value-type="float">
            <text:p>2002</text:p>
          </table:table-cell>
          <table:table-cell table:style-name="ce8" office:value-type="float" office:value="332266.87" calcext:value-type="float">
            <text:p>332,267</text:p>
          </table:table-cell>
          <table:table-cell table:style-name="ce8" office:value-type="float" office:value="519335.208" calcext:value-type="float">
            <text:p>519,335</text:p>
          </table:table-cell>
          <table:table-cell table:style-name="ce8" office:value-type="float" office:value="3694242.143" calcext:value-type="float">
            <text:p>3,694,242</text:p>
          </table:table-cell>
          <table:table-cell table:style-name="ce8" office:value-type="float" office:value="378929.445" calcext:value-type="float">
            <text:p>378,929</text:p>
          </table:table-cell>
          <table:table-cell table:style-name="ce8" office:value-type="float" office:value="828771.336" calcext:value-type="float">
            <text:p>828,771</text:p>
          </table:table-cell>
          <table:table-cell table:style-name="ce8" office:value-type="float" office:value="1226791.183" calcext:value-type="float">
            <text:p>1,226,791</text:p>
          </table:table-cell>
          <table:table-cell table:style-name="ce8" office:value-type="float" office:value="1216725.268" calcext:value-type="float">
            <text:p>1,216,725</text:p>
          </table:table-cell>
          <table:table-cell table:style-name="ce8" office:value-type="float" office:value="1557660.926" calcext:value-type="float">
            <text:p>1,557,661</text:p>
          </table:table-cell>
          <table:table-cell table:style-name="ce8" office:value-type="float" office:value="527087.246" calcext:value-type="float">
            <text:p>527,087</text:p>
          </table:table-cell>
          <table:table-cell table:style-name="ce8" office:value-type="float" office:value="5648727.474" calcext:value-type="float">
            <text:p>5,648,727</text:p>
          </table:table-cell>
          <table:table-cell table:number-columns-repeated="1013"/>
        </table:table-row>
        <table:table-row table:style-name="ro1">
          <table:table-cell table:style-name="ce3" office:value-type="float" office:value="2001" calcext:value-type="float">
            <text:p>2001</text:p>
          </table:table-cell>
          <table:table-cell table:style-name="ce8" office:value-type="float" office:value="337433.673" calcext:value-type="float">
            <text:p>337,434</text:p>
          </table:table-cell>
          <table:table-cell table:style-name="ce8" office:value-type="float" office:value="527926.989" calcext:value-type="float">
            <text:p>527,927</text:p>
          </table:table-cell>
          <table:table-cell table:style-name="ce8" office:value-type="float" office:value="3487566.356" calcext:value-type="float">
            <text:p>3,487,566</text:p>
          </table:table-cell>
          <table:table-cell table:style-name="ce8" office:value-type="float" office:value="381155.314" calcext:value-type="float">
            <text:p>381,155</text:p>
          </table:table-cell>
          <table:table-cell table:style-name="ce8" office:value-type="float" office:value="853662.932" calcext:value-type="float">
            <text:p>853,663</text:p>
          </table:table-cell>
          <table:table-cell table:style-name="ce8" office:value-type="float" office:value="1203843.097" calcext:value-type="float">
            <text:p>1,203,843</text:p>
          </table:table-cell>
          <table:table-cell table:style-name="ce8" office:value-type="float" office:value="1202181.946" calcext:value-type="float">
            <text:p>1,202,182</text:p>
          </table:table-cell>
          <table:table-cell table:style-name="ce8" office:value-type="float" office:value="1558001.957" calcext:value-type="float">
            <text:p>1,558,002</text:p>
          </table:table-cell>
          <table:table-cell table:style-name="ce8" office:value-type="float" office:value="545865.953" calcext:value-type="float">
            <text:p>545,866</text:p>
          </table:table-cell>
          <table:table-cell table:style-name="ce8" office:value-type="float" office:value="5601404.839" calcext:value-type="float">
            <text:p>5,601,405</text:p>
          </table:table-cell>
          <table:table-cell table:number-columns-repeated="101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8" office:value-type="float" office:value="327983.814" calcext:value-type="float">
            <text:p>327,984</text:p>
          </table:table-cell>
          <table:table-cell table:style-name="ce8" office:value-type="float" office:value="534483.585" calcext:value-type="float">
            <text:p>534,484</text:p>
          </table:table-cell>
          <table:table-cell table:style-name="ce8" office:value-type="float" office:value="3405179.867" calcext:value-type="float">
            <text:p>3,405,180</text:p>
          </table:table-cell>
          <table:table-cell table:style-name="ce8" office:value-type="float" office:value="364063.427" calcext:value-type="float">
            <text:p>364,063</text:p>
          </table:table-cell>
          <table:table-cell table:style-name="ce8" office:value-type="float" office:value="829977.779" calcext:value-type="float">
            <text:p>829,978</text:p>
          </table:table-cell>
          <table:table-cell table:style-name="ce8" office:value-type="float" office:value="1186663.202" calcext:value-type="float">
            <text:p>1,186,663</text:p>
          </table:table-cell>
          <table:table-cell table:style-name="ce8" office:value-type="float" office:value="1219453.516" calcext:value-type="float">
            <text:p>1,219,454</text:p>
          </table:table-cell>
          <table:table-cell table:style-name="ce8" office:value-type="float" office:value="1558111.967" calcext:value-type="float">
            <text:p>1,558,112</text:p>
          </table:table-cell>
          <table:table-cell table:style-name="ce8" office:value-type="float" office:value="541799.25" calcext:value-type="float">
            <text:p>541,799</text:p>
          </table:table-cell>
          <table:table-cell table:style-name="ce8" office:value-type="float" office:value="5701829.301" calcext:value-type="float">
            <text:p>5,701,829</text:p>
          </table:table-cell>
          <table:table-cell table:number-columns-repeated="1013"/>
        </table:table-row>
        <table:table-row table:style-name="ro1">
          <table:table-cell table:style-name="ce3" office:value-type="float" office:value="1999" calcext:value-type="float">
            <text:p>1999</text:p>
          </table:table-cell>
          <table:table-cell table:style-name="ce8" office:value-type="float" office:value="320173.104" calcext:value-type="float">
            <text:p>320,173</text:p>
          </table:table-cell>
          <table:table-cell table:style-name="ce8" office:value-type="float" office:value="515462.856" calcext:value-type="float">
            <text:p>515,463</text:p>
          </table:table-cell>
          <table:table-cell table:style-name="ce8" office:value-type="float" office:value="3318055.614" calcext:value-type="float">
            <text:p>3,318,056</text:p>
          </table:table-cell>
          <table:table-cell table:style-name="ce8" office:value-type="float" office:value="373461.948" calcext:value-type="float">
            <text:p>373,462</text:p>
          </table:table-cell>
          <table:table-cell table:style-name="ce8" office:value-type="float" office:value="822460.429" calcext:value-type="float">
            <text:p>822,460</text:p>
          </table:table-cell>
          <table:table-cell table:style-name="ce8" office:value-type="float" office:value="1144390.026" calcext:value-type="float">
            <text:p>1,144,390</text:p>
          </table:table-cell>
          <table:table-cell table:style-name="ce8" office:value-type="float" office:value="1197873.221" calcext:value-type="float">
            <text:p>1,197,873</text:p>
          </table:table-cell>
          <table:table-cell table:style-name="ce8" office:value-type="float" office:value="1533968.439" calcext:value-type="float">
            <text:p>1,533,968</text:p>
          </table:table-cell>
          <table:table-cell table:style-name="ce8" office:value-type="float" office:value="530871.59" calcext:value-type="float">
            <text:p>530,872</text:p>
          </table:table-cell>
          <table:table-cell table:style-name="ce8" office:value-type="float" office:value="5510430.236" calcext:value-type="float">
            <text:p>5,510,430</text:p>
          </table:table-cell>
          <table:table-cell table:number-columns-repeated="1013"/>
        </table:table-row>
        <table:table-row table:style-name="ro1">
          <table:table-cell table:style-name="ce3" office:value-type="float" office:value="1998" calcext:value-type="float">
            <text:p>1998</text:p>
          </table:table-cell>
          <table:table-cell table:style-name="ce8" office:value-type="float" office:value="312289.054" calcext:value-type="float">
            <text:p>312,289</text:p>
          </table:table-cell>
          <table:table-cell table:style-name="ce8" office:value-type="float" office:value="506456.704" calcext:value-type="float">
            <text:p>506,457</text:p>
          </table:table-cell>
          <table:table-cell table:style-name="ce8" office:value-type="float" office:value="3324344.519" calcext:value-type="float">
            <text:p>3,324,345</text:p>
          </table:table-cell>
          <table:table-cell table:style-name="ce8" office:value-type="float" office:value="381877.713" calcext:value-type="float">
            <text:p>381,878</text:p>
          </table:table-cell>
          <table:table-cell table:style-name="ce8" office:value-type="float" office:value="855364.42" calcext:value-type="float">
            <text:p>855,364</text:p>
          </table:table-cell>
          <table:table-cell table:style-name="ce8" office:value-type="float" office:value="1071911.771" calcext:value-type="float">
            <text:p>1,071,912</text:p>
          </table:table-cell>
          <table:table-cell table:style-name="ce8" office:value-type="float" office:value="1158779.334" calcext:value-type="float">
            <text:p>1,158,779</text:p>
          </table:table-cell>
          <table:table-cell table:style-name="ce8" office:value-type="float" office:value="1498343.534" calcext:value-type="float">
            <text:p>1,498,344</text:p>
          </table:table-cell>
          <table:table-cell table:style-name="ce8" office:value-type="float" office:value="531861.68" calcext:value-type="float">
            <text:p>531,862</text:p>
          </table:table-cell>
          <table:table-cell table:style-name="ce8" office:value-type="float" office:value="5410918.857" calcext:value-type="float">
            <text:p>5,410,919</text:p>
          </table:table-cell>
          <table:table-cell table:number-columns-repeated="1013"/>
        </table:table-row>
        <table:table-row table:style-name="ro1">
          <table:table-cell table:style-name="ce3" office:value-type="float" office:value="1997" calcext:value-type="float">
            <text:p>1997</text:p>
          </table:table-cell>
          <table:table-cell table:style-name="ce8" office:value-type="float" office:value="300547.32" calcext:value-type="float">
            <text:p>300,547</text:p>
          </table:table-cell>
          <table:table-cell table:style-name="ce8" office:value-type="float" office:value="494601.293" calcext:value-type="float">
            <text:p>494,601</text:p>
          </table:table-cell>
          <table:table-cell table:style-name="ce8" office:value-type="float" office:value="3469510.048" calcext:value-type="float">
            <text:p>3,469,510</text:p>
          </table:table-cell>
          <table:table-cell table:style-name="ce8" office:value-type="float" office:value="351507.619" calcext:value-type="float">
            <text:p>351,508</text:p>
          </table:table-cell>
          <table:table-cell table:style-name="ce8" office:value-type="float" office:value="862276.715" calcext:value-type="float">
            <text:p>862,277</text:p>
          </table:table-cell>
          <table:table-cell table:style-name="ce8" office:value-type="float" office:value="1043939.895" calcext:value-type="float">
            <text:p>1,043,940</text:p>
          </table:table-cell>
          <table:table-cell table:style-name="ce8" office:value-type="float" office:value="1201378.873" calcext:value-type="float">
            <text:p>1,201,379</text:p>
          </table:table-cell>
          <table:table-cell table:style-name="ce8" office:value-type="float" office:value="1528849.307" calcext:value-type="float">
            <text:p>1,528,849</text:p>
          </table:table-cell>
          <table:table-cell table:style-name="ce8" office:value-type="float" office:value="527021.24" calcext:value-type="float">
            <text:p>527,021</text:p>
          </table:table-cell>
          <table:table-cell table:style-name="ce8" office:value-type="float" office:value="5375235.28" calcext:value-type="float">
            <text:p>5,375,235</text:p>
          </table:table-cell>
          <table:table-cell table:number-columns-repeated="1013"/>
        </table:table-row>
        <table:table-row table:style-name="ro1">
          <table:table-cell table:style-name="ce3" office:value-type="float" office:value="1996" calcext:value-type="float">
            <text:p>1996</text:p>
          </table:table-cell>
          <table:table-cell table:style-name="ce8" office:value-type="float" office:value="284782.887" calcext:value-type="float">
            <text:p>284,783</text:p>
          </table:table-cell>
          <table:table-cell table:style-name="ce8" office:value-type="float" office:value="479463.917" calcext:value-type="float">
            <text:p>479,464</text:p>
          </table:table-cell>
          <table:table-cell table:style-name="ce8" office:value-type="float" office:value="3463089.131" calcext:value-type="float">
            <text:p>3,463,089</text:p>
          </table:table-cell>
          <table:table-cell table:style-name="ce8" office:value-type="float" office:value="375280.78" calcext:value-type="float">
            <text:p>375,281</text:p>
          </table:table-cell>
          <table:table-cell table:style-name="ce8" office:value-type="float" office:value="889614.2" calcext:value-type="float">
            <text:p>889,614</text:p>
          </table:table-cell>
          <table:table-cell table:style-name="ce8" office:value-type="float" office:value="1002224.103" calcext:value-type="float">
            <text:p>1,002,224</text:p>
          </table:table-cell>
          <table:table-cell table:style-name="ce8" office:value-type="float" office:value="1205408.906" calcext:value-type="float">
            <text:p>1,205,409</text:p>
          </table:table-cell>
          <table:table-cell table:style-name="ce8" office:value-type="float" office:value="1615804.878" calcext:value-type="float">
            <text:p>1,615,805</text:p>
          </table:table-cell>
          <table:table-cell table:style-name="ce8" office:value-type="float" office:value="551124.431" calcext:value-type="float">
            <text:p>551,124</text:p>
          </table:table-cell>
          <table:table-cell table:style-name="ce8" office:value-type="float" office:value="5260696.535" calcext:value-type="float">
            <text:p>5,260,697</text:p>
          </table:table-cell>
          <table:table-cell table:number-columns-repeated="1013"/>
        </table:table-row>
        <table:table-row table:style-name="ro1">
          <table:table-cell table:style-name="ce3" office:value-type="float" office:value="1995" calcext:value-type="float">
            <text:p>1995</text:p>
          </table:table-cell>
          <table:table-cell table:style-name="ce8" office:value-type="float" office:value="258347.484" calcext:value-type="float">
            <text:p>258,347</text:p>
          </table:table-cell>
          <table:table-cell table:style-name="ce8" office:value-type="float" office:value="467527.832" calcext:value-type="float">
            <text:p>467,528</text:p>
          </table:table-cell>
          <table:table-cell table:style-name="ce8" office:value-type="float" office:value="3320285.15" calcext:value-type="float">
            <text:p>3,320,285</text:p>
          </table:table-cell>
          <table:table-cell table:style-name="ce8" office:value-type="float" office:value="349116.735" calcext:value-type="float">
            <text:p>349,117</text:p>
          </table:table-cell>
          <table:table-cell table:style-name="ce8" office:value-type="float" office:value="864110.215" calcext:value-type="float">
            <text:p>864,110</text:p>
          </table:table-cell>
          <table:table-cell table:style-name="ce8" office:value-type="float" office:value="920046.633" calcext:value-type="float">
            <text:p>920,047</text:p>
          </table:table-cell>
          <table:table-cell table:style-name="ce8" office:value-type="float" office:value="1183755.271" calcext:value-type="float">
            <text:p>1,183,755</text:p>
          </table:table-cell>
          <table:table-cell table:style-name="ce8" office:value-type="float" office:value="1634312.227" calcext:value-type="float">
            <text:p>1,634,312</text:p>
          </table:table-cell>
          <table:table-cell table:style-name="ce8" office:value-type="float" office:value="537970.902" calcext:value-type="float">
            <text:p>537,971</text:p>
          </table:table-cell>
          <table:table-cell table:style-name="ce8" office:value-type="float" office:value="5138009.716" calcext:value-type="float">
            <text:p>5,138,010</text:p>
          </table:table-cell>
          <table:table-cell table:number-columns-repeated="1013"/>
        </table:table-row>
        <table:table-row table:style-name="ro1">
          <table:table-cell table:style-name="ce3" office:value-type="float" office:value="1994" calcext:value-type="float">
            <text:p>1994</text:p>
          </table:table-cell>
          <table:table-cell table:style-name="ce8" office:value-type="float" office:value="242154.012" calcext:value-type="float">
            <text:p>242,154</text:p>
          </table:table-cell>
          <table:table-cell table:style-name="ce8" office:value-type="float" office:value="456955.871" calcext:value-type="float">
            <text:p>456,956</text:p>
          </table:table-cell>
          <table:table-cell table:style-name="ce8" office:value-type="float" office:value="3058241.33" calcext:value-type="float">
            <text:p>3,058,241</text:p>
          </table:table-cell>
          <table:table-cell table:style-name="ce8" office:value-type="float" office:value="338093.733" calcext:value-type="float">
            <text:p>338,094</text:p>
          </table:table-cell>
          <table:table-cell table:style-name="ce8" office:value-type="float" office:value="865558.68" calcext:value-type="float">
            <text:p>865,559</text:p>
          </table:table-cell>
          <table:table-cell table:style-name="ce8" office:value-type="float" office:value="864931.623" calcext:value-type="float">
            <text:p>864,932</text:p>
          </table:table-cell>
          <table:table-cell table:style-name="ce8" office:value-type="float" office:value="1173883.707" calcext:value-type="float">
            <text:p>1,173,884</text:p>
          </table:table-cell>
          <table:table-cell table:style-name="ce8" office:value-type="float" office:value="1701132.301" calcext:value-type="float">
            <text:p>1,701,132</text:p>
          </table:table-cell>
          <table:table-cell table:style-name="ce8" office:value-type="float" office:value="546606.687" calcext:value-type="float">
            <text:p>546,607</text:p>
          </table:table-cell>
          <table:table-cell table:style-name="ce8" office:value-type="float" office:value="5098475.789" calcext:value-type="float">
            <text:p>5,098,476</text:p>
          </table:table-cell>
          <table:table-cell table:number-columns-repeated="1013"/>
        </table:table-row>
        <table:table-row table:style-name="ro1">
          <table:table-cell table:style-name="ce3" office:value-type="float" office:value="1993" calcext:value-type="float">
            <text:p>1993</text:p>
          </table:table-cell>
          <table:table-cell table:style-name="ce8" office:value-type="float" office:value="230738.641" calcext:value-type="float">
            <text:p>230,739</text:p>
          </table:table-cell>
          <table:table-cell table:style-name="ce8" office:value-type="float" office:value="445665.178" calcext:value-type="float">
            <text:p>445,665</text:p>
          </table:table-cell>
          <table:table-cell table:style-name="ce8" office:value-type="float" office:value="2878694.009" calcext:value-type="float">
            <text:p>2,878,694</text:p>
          </table:table-cell>
          <table:table-cell table:style-name="ce8" office:value-type="float" office:value="359861.045" calcext:value-type="float">
            <text:p>359,861</text:p>
          </table:table-cell>
          <table:table-cell table:style-name="ce8" office:value-type="float" office:value="877645.112" calcext:value-type="float">
            <text:p>877,645</text:p>
          </table:table-cell>
          <table:table-cell table:style-name="ce8" office:value-type="float" office:value="814297.687" calcext:value-type="float">
            <text:p>814,298</text:p>
          </table:table-cell>
          <table:table-cell table:style-name="ce8" office:value-type="float" office:value="1108248.074" calcext:value-type="float">
            <text:p>1,108,248</text:p>
          </table:table-cell>
          <table:table-cell table:style-name="ce8" office:value-type="float" office:value="1941203.457" calcext:value-type="float">
            <text:p>1,941,203</text:p>
          </table:table-cell>
          <table:table-cell table:style-name="ce8" office:value-type="float" office:value="545561.592" calcext:value-type="float">
            <text:p>545,562</text:p>
          </table:table-cell>
          <table:table-cell table:style-name="ce8" office:value-type="float" office:value="5032931.831" calcext:value-type="float">
            <text:p>5,032,932</text:p>
          </table:table-cell>
          <table:table-cell table:number-columns-repeated="1013"/>
        </table:table-row>
        <table:table-row table:style-name="ro1">
          <table:table-cell table:style-name="ce3" office:value-type="float" office:value="1992" calcext:value-type="float">
            <text:p>1992</text:p>
          </table:table-cell>
          <table:table-cell table:style-name="ce8" office:value-type="float" office:value="220705.729" calcext:value-type="float">
            <text:p>220,706</text:p>
          </table:table-cell>
          <table:table-cell table:style-name="ce8" office:value-type="float" office:value="440608.385" calcext:value-type="float">
            <text:p>440,608</text:p>
          </table:table-cell>
          <table:table-cell table:style-name="ce8" office:value-type="float" office:value="2695982.067" calcext:value-type="float">
            <text:p>2,695,982</text:p>
          </table:table-cell>
          <table:table-cell table:style-name="ce8" office:value-type="float" office:value="365819.92" calcext:value-type="float">
            <text:p>365,820</text:p>
          </table:table-cell>
          <table:table-cell table:style-name="ce8" office:value-type="float" office:value="891975.748" calcext:value-type="float">
            <text:p>891,976</text:p>
          </table:table-cell>
          <table:table-cell table:style-name="ce8" office:value-type="float" office:value="783634.233" calcext:value-type="float">
            <text:p>783,634</text:p>
          </table:table-cell>
          <table:table-cell table:style-name="ce8" office:value-type="float" office:value="1123000.415" calcext:value-type="float">
            <text:p>1,123,000</text:p>
          </table:table-cell>
          <table:table-cell table:style-name="ce8" office:value-type="float" office:value="2081840.241" calcext:value-type="float">
            <text:p>2,081,840</text:p>
          </table:table-cell>
          <table:table-cell table:style-name="ce8" office:value-type="float" office:value="556192.225" calcext:value-type="float">
            <text:p>556,192</text:p>
          </table:table-cell>
          <table:table-cell table:style-name="ce8" office:value-type="float" office:value="4911103.09" calcext:value-type="float">
            <text:p>4,911,103</text:p>
          </table:table-cell>
          <table:table-cell table:number-columns-repeated="1013"/>
        </table:table-row>
        <table:table-row table:style-name="ro1">
          <table:table-cell table:style-name="ce3" office:value-type="float" office:value="1991" calcext:value-type="float">
            <text:p>1991</text:p>
          </table:table-cell>
          <table:table-cell table:style-name="ce8" office:value-type="float" office:value="219330.604" calcext:value-type="float">
            <text:p>219,331</text:p>
          </table:table-cell>
          <table:table-cell table:style-name="ce8" office:value-type="float" office:value="426780.128" calcext:value-type="float">
            <text:p>426,780</text:p>
          </table:table-cell>
          <table:table-cell table:style-name="ce8" office:value-type="float" office:value="2584538.27" calcext:value-type="float">
            <text:p>2,584,538</text:p>
          </table:table-cell>
          <table:table-cell table:style-name="ce8" office:value-type="float" office:value="390627.175" calcext:value-type="float">
            <text:p>390,627</text:p>
          </table:table-cell>
          <table:table-cell table:style-name="ce8" office:value-type="float" office:value="929973.202" calcext:value-type="float">
            <text:p>929,973</text:p>
          </table:table-cell>
          <table:table-cell table:style-name="ce8" office:value-type="float" office:value="737851.738" calcext:value-type="float">
            <text:p>737,852</text:p>
          </table:table-cell>
          <table:table-cell table:style-name="ce8" office:value-type="float" office:value="1099883.647" calcext:value-type="float">
            <text:p>1,099,884</text:p>
          </table:table-cell>
          <table:table-cell table:style-name="ce9"/>
          <table:table-cell table:style-name="ce8" office:value-type="float" office:value="566804.523" calcext:value-type="float">
            <text:p>566,805</text:p>
          </table:table-cell>
          <table:table-cell table:style-name="ce8" office:value-type="float" office:value="4822383.692" calcext:value-type="float">
            <text:p>4,822,384</text:p>
          </table:table-cell>
          <table:table-cell table:number-columns-repeated="1013"/>
        </table:table-row>
        <table:table-row table:style-name="ro1">
          <table:table-cell table:style-name="ce3" office:value-type="float" office:value="1990" calcext:value-type="float">
            <text:p>1990</text:p>
          </table:table-cell>
          <table:table-cell table:style-name="ce8" office:value-type="float" office:value="208886.988" calcext:value-type="float">
            <text:p>208,887</text:p>
          </table:table-cell>
          <table:table-cell table:style-name="ce8" office:value-type="float" office:value="435181.225" calcext:value-type="float">
            <text:p>435,181</text:p>
          </table:table-cell>
          <table:table-cell table:style-name="ce8" office:value-type="float" office:value="2460744.017" calcext:value-type="float">
            <text:p>2,460,744</text:p>
          </table:table-cell>
          <table:table-cell table:style-name="ce8" office:value-type="float" office:value="375632.812" calcext:value-type="float">
            <text:p>375,633</text:p>
          </table:table-cell>
          <table:table-cell table:style-name="ce9"/>
          <table:table-cell table:style-name="ce8" office:value-type="float" office:value="690576.774" calcext:value-type="float">
            <text:p>690,577</text:p>
          </table:table-cell>
          <table:table-cell table:style-name="ce8" office:value-type="float" office:value="1094287.805" calcext:value-type="float">
            <text:p>1,094,288</text:p>
          </table:table-cell>
          <table:table-cell table:style-name="ce9"/>
          <table:table-cell table:style-name="ce8" office:value-type="float" office:value="555902.532" calcext:value-type="float">
            <text:p>555,903</text:p>
          </table:table-cell>
          <table:table-cell table:style-name="ce8" office:value-type="float" office:value="4823557.132" calcext:value-type="float">
            <text:p>4,823,557</text:p>
          </table:table-cell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conomic_20_Growth_20_and_20_CO2_20_Emissions" style:display-name="PageStyle_Economic Growth and CO2 Emis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DP" style:display-name="PageStyle_GD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2" style:display-name="PageStyle_CO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59" meta:object-count="3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2pt" style:font-size-asian="12pt" style:font-size-complex="12pt"/>
    </style:style>
    <style:style style:name="ch7" style:family="chart">
      <style:chart-properties chart:auto-position="true" style:rotation-angle="90"/>
      <style:text-properties style:text-position="0% 100%" fo:font-size="12pt" fo:font-weight="bold" style:font-size-asian="12pt" style:font-weight-asian="bold" style:font-size-complex="12pt" style:font-weight-complex="bold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1cm" svg:stroke-color="#ff9900" draw:fill-color="#ff99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71cm" svg:stroke-color="#109618" draw:fill-color="#109618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71cm" svg:stroke-color="#990099" draw:fill-color="#990099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71cm" svg:stroke-color="#0099c6" draw:fill-color="#0099c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71cm" svg:stroke-color="#dd4477" draw:fill-color="#dd4477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71cm" svg:stroke-color="#66aa00" draw:fill-color="#66aa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71cm" svg:stroke-color="#b82e2e" draw:fill-color="#b82e2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71cm" svg:stroke-color="#316395" draw:fill-color="#316395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71cm" svg:stroke-color="#994499" draw:fill-color="#994499"/>
      <style:text-properties fo:font-size="10pt" style:font-size-asian="10pt" style:font-size-complex="10pt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7.728cm" svg:height="15.769cm" xlink:href=".." xlink:type="simple" chart:class="chart:line" chart:column-mapping="0 1 2 3 4 5 6 7 8 9" chart:style-name="ch1">
        <chart:legend chart:legend-position="end" svg:x="23.262cm" svg:y="5.095cm" style:legend-expansion="high" chart:style-name="ch2"/>
        <chart:plot-area chart:style-name="ch3" table:cell-range-address="GDP.A1:GDP.L27" chart:data-source-has-labels="both" svg:x="1.762cm" svg:y="0.315cm" svg:width="20.946cm" svg:height="14.109cm">
          <chartooo:coordinate-region svg:x="5.109cm" svg:y="0.315cm" svg:width="17.22cm" svg:height="12.726cm"/>
          <chart:axis chart:dimension="x" chart:name="primary-x" chart:style-name="ch4" chartooo:axis-type="text">
            <chart:title svg:x="11.814cm" svg:y="14.74cm" chart:style-name="ch5">
              <text:p>Year</text:p>
            </chart:title>
            <chart:categories table:cell-range-address="GDP.A2:GDP.A27"/>
          </chart:axis>
          <chart:axis chart:dimension="y" chart:name="primary-y" chart:style-name="ch6">
            <chart:title svg:x="0.451cm" svg:y="9.284cm" chart:style-name="ch7">
              <text:p>GDP - Trillion USD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DP.B2:GDP.B27" chart:label-cell-address="GDP.B1:GDP.B1" chart:class="chart:line">
            <chart:data-point chart:repeated="26"/>
          </chart:series>
          <chart:series chart:style-name="ch11" chart:values-cell-range-address="GDP.C2:GDP.C27" chart:label-cell-address="GDP.C1:GDP.C1" chart:class="chart:line">
            <chart:data-point chart:repeated="26"/>
          </chart:series>
          <chart:series chart:style-name="ch12" chart:values-cell-range-address="GDP.D2:GDP.D27" chart:label-cell-address="GDP.D1:GDP.D1" chart:class="chart:line">
            <chart:data-point chart:repeated="26"/>
          </chart:series>
          <chart:series chart:style-name="ch13" chart:values-cell-range-address="GDP.E2:GDP.E27" chart:label-cell-address="GDP.E1:GDP.E1" chart:class="chart:line">
            <chart:data-point chart:repeated="26"/>
          </chart:series>
          <chart:series chart:style-name="ch14" chart:values-cell-range-address="GDP.F2:GDP.F27" chart:label-cell-address="GDP.F1:GDP.F1" chart:class="chart:line">
            <chart:data-point chart:repeated="26"/>
          </chart:series>
          <chart:series chart:style-name="ch15" chart:values-cell-range-address="GDP.G2:GDP.G27" chart:label-cell-address="GDP.G1:GDP.G1" chart:class="chart:line">
            <chart:data-point chart:repeated="26"/>
          </chart:series>
          <chart:series chart:style-name="ch16" chart:values-cell-range-address="GDP.H2:GDP.H27" chart:label-cell-address="GDP.H1:GDP.H1" chart:class="chart:line">
            <chart:data-point chart:repeated="26"/>
          </chart:series>
          <chart:series chart:style-name="ch17" chart:values-cell-range-address="GDP.I2:GDP.I27" chart:label-cell-address="GDP.I1:GDP.I1" chart:class="chart:line">
            <chart:data-point chart:repeated="26"/>
          </chart:series>
          <chart:series chart:style-name="ch18" chart:values-cell-range-address="GDP.J2:GDP.J27" chart:label-cell-address="GDP.J1:GDP.J1" chart:class="chart:line">
            <chart:data-point chart:repeated="26"/>
          </chart:series>
          <chart:series chart:style-name="ch19" chart:values-cell-range-address="GDP.K2:GDP.K27" chart:label-cell-address="GDP.K1:GDP.K1" chart:class="chart:line">
            <chart:data-point chart:repeated="26"/>
          </chart:series>
          <chart:series chart:style-name="ch20" chart:values-cell-range-address="GDP.L2:GDP.L27" chart:label-cell-address="GDP.L1:GDP.L1" chart:class="chart:line">
            <chart:data-point chart:repeated="2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DP.B1:GDP.B1</svg:desc>
                </draw:g>
              </table:table-cell>
              <table:table-cell office:value-type="string">
                <text:p>Brazil</text:p>
                <draw:g>
                  <svg:desc>GDP.C1:GDP.C1</svg:desc>
                </draw:g>
              </table:table-cell>
              <table:table-cell office:value-type="string">
                <text:p>Canada</text:p>
                <draw:g>
                  <svg:desc>GDP.D1:GDP.D1</svg:desc>
                </draw:g>
              </table:table-cell>
              <table:table-cell office:value-type="string">
                <text:p>China</text:p>
                <draw:g>
                  <svg:desc>GDP.E1:GDP.E1</svg:desc>
                </draw:g>
              </table:table-cell>
              <table:table-cell office:value-type="string">
                <text:p>France</text:p>
                <draw:g>
                  <svg:desc>GDP.F1:GDP.F1</svg:desc>
                </draw:g>
              </table:table-cell>
              <table:table-cell office:value-type="string">
                <text:p>Germany</text:p>
                <draw:g>
                  <svg:desc>GDP.G1:GDP.G1</svg:desc>
                </draw:g>
              </table:table-cell>
              <table:table-cell office:value-type="string">
                <text:p>India</text:p>
                <draw:g>
                  <svg:desc>GDP.H1:GDP.H1</svg:desc>
                </draw:g>
              </table:table-cell>
              <table:table-cell office:value-type="string">
                <text:p>Japan</text:p>
                <draw:g>
                  <svg:desc>GDP.I1:GDP.I1</svg:desc>
                </draw:g>
              </table:table-cell>
              <table:table-cell office:value-type="string">
                <text:p>Russian Federation</text:p>
                <draw:g>
                  <svg:desc>GDP.J1:GDP.J1</svg:desc>
                </draw:g>
              </table:table-cell>
              <table:table-cell office:value-type="string">
                <text:p>United Kingdom</text:p>
                <draw:g>
                  <svg:desc>GDP.K1:GDP.K1</svg:desc>
                </draw:g>
              </table:table-cell>
              <table:table-cell office:value-type="string">
                <text:p>United States</text:p>
                <draw:g>
                  <svg:desc>GDP.L1:GDP.L1</svg:desc>
                </draw:g>
              </table:table-cell>
            </table:table-row>
          </table:table-header-rows>
          <table:table-rows>
            <table:table-row>
              <table:table-cell office:value-type="float" office:value="2015">
                <text:p>2015</text:p>
                <draw:g>
                  <svg:desc>GDP.A2:GDP.A27</svg:desc>
                </draw:g>
              </table:table-cell>
              <table:table-cell office:value-type="float" office:value="NaN">
                <text:p>NaN</text:p>
                <draw:g>
                  <svg:desc>GDP.B2:GDP.B27</svg:desc>
                </draw:g>
              </table:table-cell>
              <table:table-cell office:value-type="float" office:value="1772591279860.08">
                <text:p>1772591279860.08</text:p>
                <draw:g>
                  <svg:desc>GDP.C2:GDP.C27</svg:desc>
                </draw:g>
              </table:table-cell>
              <table:table-cell office:value-type="float" office:value="1552807652015.37">
                <text:p>1552807652015.37</text:p>
                <draw:g>
                  <svg:desc>GDP.D2:GDP.D27</svg:desc>
                </draw:g>
              </table:table-cell>
              <table:table-cell office:value-type="float" office:value="11158456654222.2">
                <text:p>11158456654222.2</text:p>
                <draw:g>
                  <svg:desc>GDP.E2:GDP.E27</svg:desc>
                </draw:g>
              </table:table-cell>
              <table:table-cell office:value-type="float" office:value="2418945624440.79">
                <text:p>2418945624440.79</text:p>
                <draw:g>
                  <svg:desc>GDP.F2:GDP.F27</svg:desc>
                </draw:g>
              </table:table-cell>
              <table:table-cell office:value-type="float" office:value="3363599907529.78">
                <text:p>3363599907529.78</text:p>
                <draw:g>
                  <svg:desc>GDP.G2:GDP.G27</svg:desc>
                </draw:g>
              </table:table-cell>
              <table:table-cell office:value-type="float" office:value="2116239205776.71">
                <text:p>2116239205776.71</text:p>
                <draw:g>
                  <svg:desc>GDP.H2:GDP.H27</svg:desc>
                </draw:g>
              </table:table-cell>
              <table:table-cell office:value-type="float" office:value="4383076298081.86">
                <text:p>4383076298081.86</text:p>
                <draw:g>
                  <svg:desc>GDP.I2:GDP.I27</svg:desc>
                </draw:g>
              </table:table-cell>
              <table:table-cell office:value-type="float" office:value="1326016015642.27">
                <text:p>1326016015642.27</text:p>
                <draw:g>
                  <svg:desc>GDP.J2:GDP.J27</svg:desc>
                </draw:g>
              </table:table-cell>
              <table:table-cell office:value-type="float" office:value="2858003087965.69">
                <text:p>2858003087965.69</text:p>
                <draw:g>
                  <svg:desc>GDP.K2:GDP.K27</svg:desc>
                </draw:g>
              </table:table-cell>
              <table:table-cell office:value-type="float" office:value="18036648000000">
                <text:p>18036648000000</text:p>
                <draw:g>
                  <svg:desc>GDP.L2:GDP.L27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1772591279860.08">
                <text:p>1772591279860.08</text:p>
              </table:table-cell>
              <table:table-cell office:value-type="float" office:value="1792883225804.38">
                <text:p>1792883225804.38</text:p>
              </table:table-cell>
              <table:table-cell office:value-type="float" office:value="10534526618924.6">
                <text:p>10534526618924.6</text:p>
              </table:table-cell>
              <table:table-cell office:value-type="float" office:value="2839162443235.14">
                <text:p>2839162443235.14</text:p>
              </table:table-cell>
              <table:table-cell office:value-type="float" office:value="3879276587198.91">
                <text:p>3879276587198.91</text:p>
              </table:table-cell>
              <table:table-cell office:value-type="float" office:value="2046256624472.79">
                <text:p>2046256624472.79</text:p>
              </table:table-cell>
              <table:table-cell office:value-type="float" office:value="4848733415523.53">
                <text:p>4848733415523.53</text:p>
              </table:table-cell>
              <table:table-cell office:value-type="float" office:value="2030972934892.28">
                <text:p>2030972934892.28</text:p>
              </table:table-cell>
              <table:table-cell office:value-type="float" office:value="2998833559195.71">
                <text:p>2998833559195.71</text:p>
              </table:table-cell>
              <table:table-cell office:value-type="float" office:value="17393103000000">
                <text:p>1739310300000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2465786257903.78">
                <text:p>2465786257903.78</text:p>
              </table:table-cell>
              <table:table-cell office:value-type="float" office:value="1842627034764.61">
                <text:p>1842627034764.61</text:p>
              </table:table-cell>
              <table:table-cell office:value-type="float" office:value="9635025555466.84">
                <text:p>9635025555466.84</text:p>
              </table:table-cell>
              <table:table-cell office:value-type="float" office:value="2808511203185.39">
                <text:p>2808511203185.39</text:p>
              </table:table-cell>
              <table:table-cell office:value-type="float" office:value="3752513503278.41">
                <text:p>3752513503278.41</text:p>
              </table:table-cell>
              <table:table-cell office:value-type="float" office:value="1923750678535.86">
                <text:p>1923750678535.86</text:p>
              </table:table-cell>
              <table:table-cell office:value-type="float" office:value="5155717056270.83">
                <text:p>5155717056270.83</text:p>
              </table:table-cell>
              <table:table-cell office:value-type="float" office:value="2230625004655.77">
                <text:p>2230625004655.77</text:p>
              </table:table-cell>
              <table:table-cell office:value-type="float" office:value="2719509472492.7">
                <text:p>2719509472492.7</text:p>
              </table:table-cell>
              <table:table-cell office:value-type="float" office:value="16691517000000">
                <text:p>1669151700000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2460698499082.44">
                <text:p>2460698499082.44</text:p>
              </table:table-cell>
              <table:table-cell office:value-type="float" office:value="1824288757447.57">
                <text:p>1824288757447.57</text:p>
              </table:table-cell>
              <table:table-cell office:value-type="float" office:value="8570348155604.47">
                <text:p>8570348155604.47</text:p>
              </table:table-cell>
              <table:table-cell office:value-type="float" office:value="2681416108537.39">
                <text:p>2681416108537.39</text:p>
              </table:table-cell>
              <table:table-cell office:value-type="float" office:value="3543983909148.01">
                <text:p>3543983909148.01</text:p>
              </table:table-cell>
              <table:table-cell office:value-type="float" office:value="1862249165205.85">
                <text:p>1862249165205.85</text:p>
              </table:table-cell>
              <table:table-cell office:value-type="float" office:value="6203213121334.12">
                <text:p>6203213121334.12</text:p>
              </table:table-cell>
              <table:table-cell office:value-type="float" office:value="2170143623037.09">
                <text:p>2170143623037.09</text:p>
              </table:table-cell>
              <table:table-cell office:value-type="float" office:value="2646002634059.62">
                <text:p>2646002634059.62</text:p>
              </table:table-cell>
              <table:table-cell office:value-type="float" office:value="16155254800000">
                <text:p>1615525480000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2614528227265.64">
                <text:p>2614528227265.64</text:p>
              </table:table-cell>
              <table:table-cell office:value-type="float" office:value="1788646895467.68">
                <text:p>1788646895467.68</text:p>
              </table:table-cell>
              <table:table-cell office:value-type="float" office:value="7522103366971.74">
                <text:p>7522103366971.74</text:p>
              </table:table-cell>
              <table:table-cell office:value-type="float" office:value="2862680142625.14">
                <text:p>2862680142625.14</text:p>
              </table:table-cell>
              <table:table-cell office:value-type="float" office:value="3757698281117.55">
                <text:p>3757698281117.55</text:p>
              </table:table-cell>
              <table:table-cell office:value-type="float" office:value="1871855970448.55">
                <text:p>1871855970448.55</text:p>
              </table:table-cell>
              <table:table-cell office:value-type="float" office:value="6157459594823.72">
                <text:p>6157459594823.72</text:p>
              </table:table-cell>
              <table:table-cell office:value-type="float" office:value="2031768558635.26">
                <text:p>2031768558635.26</text:p>
              </table:table-cell>
              <table:table-cell office:value-type="float" office:value="2608824654243.59">
                <text:p>2608824654243.59</text:p>
              </table:table-cell>
              <table:table-cell office:value-type="float" office:value="15517926000000">
                <text:p>1551792600000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2208838108593.19">
                <text:p>2208838108593.19</text:p>
              </table:table-cell>
              <table:table-cell office:value-type="float" office:value="1613463452090.76">
                <text:p>1613463452090.76</text:p>
              </table:table-cell>
              <table:table-cell office:value-type="float" office:value="6066351252193.77">
                <text:p>6066351252193.77</text:p>
              </table:table-cell>
              <table:table-cell office:value-type="float" office:value="2646837111794.78">
                <text:p>2646837111794.78</text:p>
              </table:table-cell>
              <table:table-cell office:value-type="float" office:value="3417094562648.95">
                <text:p>3417094562648.95</text:p>
              </table:table-cell>
              <table:table-cell office:value-type="float" office:value="1650634716715.52">
                <text:p>1650634716715.52</text:p>
              </table:table-cell>
              <table:table-cell office:value-type="float" office:value="5700098114744.41">
                <text:p>5700098114744.41</text:p>
              </table:table-cell>
              <table:table-cell office:value-type="float" office:value="1524916698233.31">
                <text:p>1524916698233.31</text:p>
              </table:table-cell>
              <table:table-cell office:value-type="float" office:value="2429680444512.61">
                <text:p>2429680444512.61</text:p>
              </table:table-cell>
              <table:table-cell office:value-type="float" office:value="14964372000000">
                <text:p>1496437200000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1666996294335.76">
                <text:p>1666996294335.76</text:p>
              </table:table-cell>
              <table:table-cell office:value-type="float" office:value="1371152337343.05">
                <text:p>1371152337343.05</text:p>
              </table:table-cell>
              <table:table-cell office:value-type="float" office:value="5121680444415.58">
                <text:p>5121680444415.58</text:p>
              </table:table-cell>
              <table:table-cell office:value-type="float" office:value="2693665189295.46">
                <text:p>2693665189295.46</text:p>
              </table:table-cell>
              <table:table-cell office:value-type="float" office:value="3417799117759.07">
                <text:p>3417799117759.07</text:p>
              </table:table-cell>
              <table:table-cell office:value-type="float" office:value="1297597246412.32">
                <text:p>1297597246412.32</text:p>
              </table:table-cell>
              <table:table-cell office:value-type="float" office:value="5231383284722.86">
                <text:p>5231383284722.86</text:p>
              </table:table-cell>
              <table:table-cell office:value-type="float" office:value="1222645887207.93">
                <text:p>1222645887207.93</text:p>
              </table:table-cell>
              <table:table-cell office:value-type="float" office:value="2367056242750.5">
                <text:p>2367056242750.5</text:p>
              </table:table-cell>
              <table:table-cell office:value-type="float" office:value="14418739000000">
                <text:p>1441873900000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1695855391841.56">
                <text:p>1695855391841.56</text:p>
              </table:table-cell>
              <table:table-cell office:value-type="float" office:value="1549073136902.08">
                <text:p>1549073136902.08</text:p>
              </table:table-cell>
              <table:table-cell office:value-type="float" office:value="4604283850615.7">
                <text:p>4604283850615.7</text:p>
              </table:table-cell>
              <table:table-cell office:value-type="float" office:value="2923573946917.03">
                <text:p>2923573946917.03</text:p>
              </table:table-cell>
              <table:table-cell office:value-type="float" office:value="3752504608450.15">
                <text:p>3752504608450.15</text:p>
              </table:table-cell>
              <table:table-cell office:value-type="float" office:value="1254802704031.46">
                <text:p>1254802704031.46</text:p>
              </table:table-cell>
              <table:table-cell office:value-type="float" office:value="5037908759111.51">
                <text:p>5037908759111.51</text:p>
              </table:table-cell>
              <table:table-cell office:value-type="float" office:value="1660848058304.32">
                <text:p>1660848058304.32</text:p>
              </table:table-cell>
              <table:table-cell office:value-type="float" office:value="2875641641370.21">
                <text:p>2875641641370.21</text:p>
              </table:table-cell>
              <table:table-cell office:value-type="float" office:value="14718582000000">
                <text:p>1471858200000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1397114247307.09">
                <text:p>1397114247307.09</text:p>
              </table:table-cell>
              <table:table-cell office:value-type="float" office:value="1464978326799.43">
                <text:p>1464978326799.43</text:p>
              </table:table-cell>
              <table:table-cell office:value-type="float" office:value="3571451058539.68">
                <text:p>3571451058539.68</text:p>
              </table:table-cell>
              <table:table-cell office:value-type="float" office:value="2662975825905.46">
                <text:p>2662975825905.46</text:p>
              </table:table-cell>
              <table:table-cell office:value-type="float" office:value="3439776907153">
                <text:p>3439776907153</text:p>
              </table:table-cell>
              <table:table-cell office:value-type="float" office:value="1169473124316.52">
                <text:p>1169473124316.52</text:p>
              </table:table-cell>
              <table:table-cell office:value-type="float" office:value="4515263396033.39">
                <text:p>4515263396033.39</text:p>
              </table:table-cell>
              <table:table-cell office:value-type="float" office:value="1299703459800.82">
                <text:p>1299703459800.82</text:p>
              </table:table-cell>
              <table:table-cell office:value-type="float" office:value="3063178851675.6">
                <text:p>3063178851675.6</text:p>
              </table:table-cell>
              <table:table-cell office:value-type="float" office:value="14477635000000">
                <text:p>1447763500000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1107626711423.57">
                <text:p>1107626711423.57</text:p>
              </table:table-cell>
              <table:table-cell office:value-type="float" office:value="1315457716369.53">
                <text:p>1315457716369.53</text:p>
              </table:table-cell>
              <table:table-cell office:value-type="float" office:value="2774292479007.91">
                <text:p>2774292479007.91</text:p>
              </table:table-cell>
              <table:table-cell office:value-type="float" office:value="2324892820068.39">
                <text:p>2324892820068.39</text:p>
              </table:table-cell>
              <table:table-cell office:value-type="float" office:value="3002292568544.45">
                <text:p>3002292568544.45</text:p>
              </table:table-cell>
              <table:table-cell office:value-type="float" office:value="919117917119.717">
                <text:p>919117917119.717</text:p>
              </table:table-cell>
              <table:table-cell office:value-type="float" office:value="4530376770501.67">
                <text:p>4530376770501.67</text:p>
              </table:table-cell>
              <table:table-cell office:value-type="float" office:value="989932059220.666">
                <text:p>989932059220.666</text:p>
              </table:table-cell>
              <table:table-cell office:value-type="float" office:value="2678343534953.33">
                <text:p>2678343534953.33</text:p>
              </table:table-cell>
              <table:table-cell office:value-type="float" office:value="13855888000000">
                <text:p>138558880000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891633826591.642">
                <text:p>891633826591.642</text:p>
              </table:table-cell>
              <table:table-cell office:value-type="float" office:value="1169393363390.54">
                <text:p>1169393363390.54</text:p>
              </table:table-cell>
              <table:table-cell office:value-type="float" office:value="2308800205020.15">
                <text:p>2308800205020.15</text:p>
              </table:table-cell>
              <table:table-cell office:value-type="float" office:value="2203623837238.22">
                <text:p>2203623837238.22</text:p>
              </table:table-cell>
              <table:table-cell office:value-type="float" office:value="2861339103616.38">
                <text:p>2861339103616.38</text:p>
              </table:table-cell>
              <table:table-cell office:value-type="float" office:value="812058878296.099">
                <text:p>812058878296.099</text:p>
              </table:table-cell>
              <table:table-cell office:value-type="float" office:value="4755410127548.95">
                <text:p>4755410127548.95</text:p>
              </table:table-cell>
              <table:table-cell office:value-type="float" office:value="764015982496.632">
                <text:p>764015982496.632</text:p>
              </table:table-cell>
              <table:table-cell office:value-type="float" office:value="2508111236700.72">
                <text:p>2508111236700.72</text:p>
              </table:table-cell>
              <table:table-cell office:value-type="float" office:value="13093726000000">
                <text:p>1309372600000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669289321941.033">
                <text:p>669289321941.033</text:p>
              </table:table-cell>
              <table:table-cell office:value-type="float" office:value="1023180929309.91">
                <text:p>1023180929309.91</text:p>
              </table:table-cell>
              <table:table-cell office:value-type="float" office:value="1966244002689.85">
                <text:p>1966244002689.85</text:p>
              </table:table-cell>
              <table:table-cell office:value-type="float" office:value="2124204553215">
                <text:p>2124204553215</text:p>
              </table:table-cell>
              <table:table-cell office:value-type="float" office:value="2819367615925.7">
                <text:p>2819367615925.7</text:p>
              </table:table-cell>
              <table:table-cell office:value-type="float" office:value="693726290422.025">
                <text:p>693726290422.025</text:p>
              </table:table-cell>
              <table:table-cell office:value-type="float" office:value="4815168028753.18">
                <text:p>4815168028753.18</text:p>
              </table:table-cell>
              <table:table-cell office:value-type="float" office:value="590939943075.911">
                <text:p>590939943075.911</text:p>
              </table:table-cell>
              <table:table-cell office:value-type="float" office:value="2389091508293.97">
                <text:p>2389091508293.97</text:p>
              </table:table-cell>
              <table:table-cell office:value-type="float" office:value="12274928000000">
                <text:p>1227492800000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558922146818.419">
                <text:p>558922146818.419</text:p>
              </table:table-cell>
              <table:table-cell office:value-type="float" office:value="892411771633.451">
                <text:p>892411771633.451</text:p>
              </table:table-cell>
              <table:table-cell office:value-type="float" office:value="1671065449752.35">
                <text:p>1671065449752.35</text:p>
              </table:table-cell>
              <table:table-cell office:value-type="float" office:value="1848052887351.03">
                <text:p>1848052887351.03</text:p>
              </table:table-cell>
              <table:table-cell office:value-type="float" office:value="2505637009859.48">
                <text:p>2505637009859.48</text:p>
              </table:table-cell>
              <table:table-cell office:value-type="float" office:value="573369816662.547">
                <text:p>573369816662.547</text:p>
              </table:table-cell>
              <table:table-cell office:value-type="float" office:value="4445659445309.57">
                <text:p>4445659445309.57</text:p>
              </table:table-cell>
              <table:table-cell office:value-type="float" office:value="430347420196.028">
                <text:p>430347420196.028</text:p>
              </table:table-cell>
              <table:table-cell office:value-type="float" office:value="2028579242333.33">
                <text:p>2028579242333.33</text:p>
              </table:table-cell>
              <table:table-cell office:value-type="float" office:value="11510670000000">
                <text:p>1151067000000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512030132310.54">
                <text:p>512030132310.54</text:p>
              </table:table-cell>
              <table:table-cell office:value-type="float" office:value="757941823997.893">
                <text:p>757941823997.893</text:p>
              </table:table-cell>
              <table:table-cell office:value-type="float" office:value="1477500639576.8">
                <text:p>1477500639576.8</text:p>
              </table:table-cell>
              <table:table-cell office:value-type="float" office:value="1500406097899.55">
                <text:p>1500406097899.55</text:p>
              </table:table-cell>
              <table:table-cell office:value-type="float" office:value="2079230657019.03">
                <text:p>2079230657019.03</text:p>
              </table:table-cell>
              <table:table-cell office:value-type="float" office:value="489607970101.033">
                <text:p>489607970101.033</text:p>
              </table:table-cell>
              <table:table-cell office:value-type="float" office:value="4115115650037.88">
                <text:p>4115115650037.88</text:p>
              </table:table-cell>
              <table:table-cell office:value-type="float" office:value="345488326758.307">
                <text:p>345488326758.307</text:p>
              </table:table-cell>
              <table:table-cell office:value-type="float" office:value="1757510478750.24">
                <text:p>1757510478750.24</text:p>
              </table:table-cell>
              <table:table-cell office:value-type="float" office:value="10977514000000">
                <text:p>1097751400000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560746773511.13">
                <text:p>560746773511.13</text:p>
              </table:table-cell>
              <table:table-cell office:value-type="float" office:value="736398400226.418">
                <text:p>736398400226.418</text:p>
              </table:table-cell>
              <table:table-cell office:value-type="float" office:value="1344077341393.62">
                <text:p>1344077341393.62</text:p>
              </table:table-cell>
              <table:table-cell office:value-type="float" office:value="1382205975785.45">
                <text:p>1382205975785.45</text:p>
              </table:table-cell>
              <table:table-cell office:value-type="float" office:value="1950631314261.17">
                <text:p>1950631314261.17</text:p>
              </table:table-cell>
              <table:table-cell office:value-type="float" office:value="468297082732.786">
                <text:p>468297082732.786</text:p>
              </table:table-cell>
              <table:table-cell office:value-type="float" office:value="4303542577787.9">
                <text:p>4303542577787.9</text:p>
              </table:table-cell>
              <table:table-cell office:value-type="float" office:value="306617576444.712">
                <text:p>306617576444.712</text:p>
              </table:table-cell>
              <table:table-cell office:value-type="float" office:value="1613138896286.65">
                <text:p>1613138896286.65</text:p>
              </table:table-cell>
              <table:table-cell office:value-type="float" office:value="10621824000000">
                <text:p>1062182400000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652360092544.886">
                <text:p>652360092544.886</text:p>
              </table:table-cell>
              <table:table-cell office:value-type="float" office:value="742288450013.804">
                <text:p>742288450013.804</text:p>
              </table:table-cell>
              <table:table-cell office:value-type="float" office:value="1214915134124.98">
                <text:p>1214915134124.98</text:p>
              </table:table-cell>
              <table:table-cell office:value-type="float" office:value="1368437313097.08">
                <text:p>1368437313097.08</text:p>
              </table:table-cell>
              <table:table-cell office:value-type="float" office:value="1949952436926.14">
                <text:p>1949952436926.14</text:p>
              </table:table-cell>
              <table:table-cell office:value-type="float" office:value="453578227175.042">
                <text:p>453578227175.042</text:p>
              </table:table-cell>
              <table:table-cell office:value-type="float" office:value="4887519736333.67">
                <text:p>4887519736333.67</text:p>
              </table:table-cell>
              <table:table-cell office:value-type="float" office:value="259717837449.208">
                <text:p>259717837449.208</text:p>
              </table:table-cell>
              <table:table-cell office:value-type="float" office:value="1635364769636.76">
                <text:p>1635364769636.76</text:p>
              </table:table-cell>
              <table:table-cell office:value-type="float" office:value="10284779000000">
                <text:p>1028477900000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594071386008.253">
                <text:p>594071386008.253</text:p>
              </table:table-cell>
              <table:table-cell office:value-type="float" office:value="676068244714.445">
                <text:p>676068244714.445</text:p>
              </table:table-cell>
              <table:table-cell office:value-type="float" office:value="1097137680065.23">
                <text:p>1097137680065.23</text:p>
              </table:table-cell>
              <table:table-cell office:value-type="float" office:value="1500232345954.16">
                <text:p>1500232345954.16</text:p>
              </table:table-cell>
              <table:table-cell office:value-type="float" office:value="2199893454158.1">
                <text:p>2199893454158.1</text:p>
              </table:table-cell>
              <table:table-cell office:value-type="float" office:value="439605378748.177">
                <text:p>439605378748.177</text:p>
              </table:table-cell>
              <table:table-cell office:value-type="float" office:value="4562078622080.57">
                <text:p>4562078622080.57</text:p>
              </table:table-cell>
              <table:table-cell office:value-type="float" office:value="195907925040.76">
                <text:p>195907925040.76</text:p>
              </table:table-cell>
              <table:table-cell office:value-type="float" office:value="1652283294427.39">
                <text:p>1652283294427.39</text:p>
              </table:table-cell>
              <table:table-cell office:value-type="float" office:value="9660624000000">
                <text:p>966062400000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853815355293.476">
                <text:p>853815355293.476</text:p>
              </table:table-cell>
              <table:table-cell office:value-type="float" office:value="631829002373.219">
                <text:p>631829002373.219</text:p>
              </table:table-cell>
              <table:table-cell office:value-type="float" office:value="1032573139736.78">
                <text:p>1032573139736.78</text:p>
              </table:table-cell>
              <table:table-cell office:value-type="float" office:value="1510799663891.05">
                <text:p>1510799663891.05</text:p>
              </table:table-cell>
              <table:table-cell office:value-type="float" office:value="2243216151107.17">
                <text:p>2243216151107.17</text:p>
              </table:table-cell>
              <table:table-cell office:value-type="float" office:value="412355388104.834">
                <text:p>412355388104.834</text:p>
              </table:table-cell>
              <table:table-cell office:value-type="float" office:value="4032509740336.41">
                <text:p>4032509740336.41</text:p>
              </table:table-cell>
              <table:table-cell office:value-type="float" office:value="270953161617.4">
                <text:p>270953161617.4</text:p>
              </table:table-cell>
              <table:table-cell office:value-type="float" office:value="1623500653949.96">
                <text:p>1623500653949.96</text:p>
              </table:table-cell>
              <table:table-cell office:value-type="float" office:value="9089168000000">
                <text:p>908916800000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881512355619.941">
                <text:p>881512355619.941</text:p>
              </table:table-cell>
              <table:table-cell office:value-type="float" office:value="652817506650.457">
                <text:p>652817506650.457</text:p>
              </table:table-cell>
              <table:table-cell office:value-type="float" office:value="965338598159.589">
                <text:p>965338598159.589</text:p>
              </table:table-cell>
              <table:table-cell office:value-type="float" office:value="1460712581567.47">
                <text:p>1460712581567.47</text:p>
              </table:table-cell>
              <table:table-cell office:value-type="float" office:value="2218667681134.83">
                <text:p>2218667681134.83</text:p>
              </table:table-cell>
              <table:table-cell office:value-type="float" office:value="409736207996.665">
                <text:p>409736207996.665</text:p>
              </table:table-cell>
              <table:table-cell office:value-type="float" office:value="4414734211850.09">
                <text:p>4414734211850.09</text:p>
              </table:table-cell>
              <table:table-cell office:value-type="float" office:value="404940622579.043">
                <text:p>404940622579.043</text:p>
              </table:table-cell>
              <table:table-cell office:value-type="float" office:value="1536999824054.01">
                <text:p>1536999824054.01</text:p>
              </table:table-cell>
              <table:table-cell office:value-type="float" office:value="8608515000000">
                <text:p>860851500000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849622314042.384">
                <text:p>849622314042.384</text:p>
              </table:table-cell>
              <table:table-cell office:value-type="float" office:value="628560986014.832">
                <text:p>628560986014.832</text:p>
              </table:table-cell>
              <table:table-cell office:value-type="float" office:value="867223747395.262">
                <text:p>867223747395.262</text:p>
              </table:table-cell>
              <table:table-cell office:value-type="float" office:value="1614335710868.24">
                <text:p>1614335710868.24</text:p>
              </table:table-cell>
              <table:table-cell office:value-type="float" office:value="2503734134369">
                <text:p>2503734134369</text:p>
              </table:table-cell>
              <table:table-cell office:value-type="float" office:value="377347312096.847">
                <text:p>377347312096.847</text:p>
              </table:table-cell>
              <table:table-cell office:value-type="float" office:value="4833714467769.64">
                <text:p>4833714467769.64</text:p>
              </table:table-cell>
              <table:table-cell office:value-type="float" office:value="392089525117.201">
                <text:p>392089525117.201</text:p>
              </table:table-cell>
              <table:table-cell office:value-type="float" office:value="1393070442629.68">
                <text:p>1393070442629.68</text:p>
              </table:table-cell>
              <table:table-cell office:value-type="float" office:value="8100201000000">
                <text:p>810020100000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778052821653.106">
                <text:p>778052821653.106</text:p>
              </table:table-cell>
              <table:table-cell office:value-type="float" office:value="604013652076.076">
                <text:p>604013652076.076</text:p>
              </table:table-cell>
              <table:table-cell office:value-type="float" office:value="736868994282.407">
                <text:p>736868994282.407</text:p>
              </table:table-cell>
              <table:table-cell office:value-type="float" office:value="1609793640304.26">
                <text:p>1609793640304.26</text:p>
              </table:table-cell>
              <table:table-cell office:value-type="float" office:value="2591446687867.31">
                <text:p>2591446687867.31</text:p>
              </table:table-cell>
              <table:table-cell office:value-type="float" office:value="358024059997.216">
                <text:p>358024059997.216</text:p>
              </table:table-cell>
              <table:table-cell office:value-type="float" office:value="5449117511910.34">
                <text:p>5449117511910.34</text:p>
              </table:table-cell>
              <table:table-cell office:value-type="float" office:value="399472055510.87">
                <text:p>399472055510.87</text:p>
              </table:table-cell>
              <table:table-cell office:value-type="float" office:value="1320322063858.92">
                <text:p>1320322063858.92</text:p>
              </table:table-cell>
              <table:table-cell office:value-type="float" office:value="7664060000000">
                <text:p>766406000000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580494364385.62">
                <text:p>580494364385.62</text:p>
              </table:table-cell>
              <table:table-cell office:value-type="float" office:value="578123051125.054">
                <text:p>578123051125.054</text:p>
              </table:table-cell>
              <table:table-cell office:value-type="float" office:value="566471257911.247">
                <text:p>566471257911.247</text:p>
              </table:table-cell>
              <table:table-cell office:value-type="float" office:value="1401630042921.12">
                <text:p>1401630042921.12</text:p>
              </table:table-cell>
              <table:table-cell office:value-type="float" office:value="2205908897277.48">
                <text:p>2205908897277.48</text:p>
              </table:table-cell>
              <table:table-cell office:value-type="float" office:value="315459553754.545">
                <text:p>315459553754.545</text:p>
              </table:table-cell>
              <table:table-cell office:value-type="float" office:value="4907039104408.91">
                <text:p>4907039104408.91</text:p>
              </table:table-cell>
              <table:table-cell office:value-type="float" office:value="408479582133.248">
                <text:p>408479582133.248</text:p>
              </table:table-cell>
              <table:table-cell office:value-type="float" office:value="1140443311074.5">
                <text:p>1140443311074.5</text:p>
              </table:table-cell>
              <table:table-cell office:value-type="float" office:value="7308700000000">
                <text:p>730870000000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406935598865.829">
                <text:p>406935598865.829</text:p>
              </table:table-cell>
              <table:table-cell office:value-type="float" office:value="577182319621.159">
                <text:p>577182319621.159</text:p>
              </table:table-cell>
              <table:table-cell office:value-type="float" office:value="623053793921.338">
                <text:p>623053793921.338</text:p>
              </table:table-cell>
              <table:table-cell office:value-type="float" office:value="1330166075946.06">
                <text:p>1330166075946.06</text:p>
              </table:table-cell>
              <table:table-cell office:value-type="float" office:value="2068483307988.72">
                <text:p>2068483307988.72</text:p>
              </table:table-cell>
              <table:table-cell office:value-type="float" office:value="275358986060.912">
                <text:p>275358986060.912</text:p>
              </table:table-cell>
              <table:table-cell office:value-type="float" office:value="4466565896444.72">
                <text:p>4466565896444.72</text:p>
              </table:table-cell>
              <table:table-cell office:value-type="float" office:value="458150235783.433">
                <text:p>458150235783.433</text:p>
              </table:table-cell>
              <table:table-cell office:value-type="float" office:value="1061457883633.55">
                <text:p>1061457883633.55</text:p>
              </table:table-cell>
              <table:table-cell office:value-type="float" office:value="6878700000000">
                <text:p>687870000000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362646104793.298">
                <text:p>362646104793.298</text:p>
              </table:table-cell>
              <table:table-cell office:value-type="float" office:value="592375436927.341">
                <text:p>592375436927.341</text:p>
              </table:table-cell>
              <table:table-cell office:value-type="float" office:value="495670425885.265">
                <text:p>495670425885.265</text:p>
              </table:table-cell>
              <table:table-cell office:value-type="float" office:value="1408660284593.71">
                <text:p>1408660284593.71</text:p>
              </table:table-cell>
              <table:table-cell office:value-type="float" office:value="2123239980533.41">
                <text:p>2123239980533.41</text:p>
              </table:table-cell>
              <table:table-cell office:value-type="float" office:value="282077544234.624">
                <text:p>282077544234.624</text:p>
              </table:table-cell>
              <table:table-cell office:value-type="float" office:value="3897825203794.77">
                <text:p>3897825203794.77</text:p>
              </table:table-cell>
              <table:table-cell office:value-type="float" office:value="490143097516.093">
                <text:p>490143097516.093</text:p>
              </table:table-cell>
              <table:table-cell office:value-type="float" office:value="1179713014951.83">
                <text:p>1179713014951.83</text:p>
              </table:table-cell>
              <table:table-cell office:value-type="float" office:value="6539300000000">
                <text:p>653930000000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378581334817.952">
                <text:p>378581334817.952</text:p>
              </table:table-cell>
              <table:table-cell office:value-type="float" office:value="610319305238.352">
                <text:p>610319305238.352</text:p>
              </table:table-cell>
              <table:table-cell office:value-type="float" office:value="415603460826.196">
                <text:p>415603460826.196</text:p>
              </table:table-cell>
              <table:table-cell office:value-type="float" office:value="1275511193229.49">
                <text:p>1275511193229.49</text:p>
              </table:table-cell>
              <table:table-cell office:value-type="float" office:value="1861851555801.05">
                <text:p>1861851555801.05</text:p>
              </table:table-cell>
              <table:table-cell office:value-type="float" office:value="280881975241.465">
                <text:p>280881975241.465</text:p>
              </table:table-cell>
              <table:table-cell office:value-type="float" office:value="3578140322586.87">
                <text:p>3578140322586.87</text:p>
              </table:table-cell>
              <table:table-cell office:value-type="float" office:value="560486465209.19">
                <text:p>560486465209.19</text:p>
              </table:table-cell>
              <table:table-cell office:value-type="float" office:value="1142766274398.22">
                <text:p>1142766274398.22</text:p>
              </table:table-cell>
              <table:table-cell office:value-type="float" office:value="6174000000000">
                <text:p>617400000000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406897012370.063">
                <text:p>406897012370.063</text:p>
              </table:table-cell>
              <table:table-cell office:value-type="float" office:value="593942276788.584">
                <text:p>593942276788.584</text:p>
              </table:table-cell>
              <table:table-cell office:value-type="float" office:value="398623657412.65">
                <text:p>398623657412.65</text:p>
              </table:table-cell>
              <table:table-cell office:value-type="float" office:value="1275259359791.75">
                <text:p>1275259359791.75</text:p>
              </table:table-cell>
              <table:table-cell office:value-type="float" office:value="1764943730856.01">
                <text:p>1764943730856.01</text:p>
              </table:table-cell>
              <table:table-cell office:value-type="float" office:value="316868661672.865">
                <text:p>316868661672.865</text:p>
              </table:table-cell>
              <table:table-cell office:value-type="float" office:value="3139974443542.97">
                <text:p>3139974443542.97</text:p>
              </table:table-cell>
              <table:table-cell office:value-type="float" office:value="570992968223.009">
                <text:p>570992968223.009</text:p>
              </table:table-cell>
              <table:table-cell office:value-type="float" office:value="1093213710428.01">
                <text:p>1093213710428.01</text:p>
              </table:table-cell>
              <table:table-cell office:value-type="float" office:value="5979600000000">
                <text:p>59796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2pt" style:font-size-asian="12pt" style:font-size-complex="12pt"/>
    </style:style>
    <style:style style:name="ch7" style:family="chart">
      <style:chart-properties chart:auto-position="true" style:rotation-angle="90"/>
      <style:text-properties style:text-position="0% 100%" fo:font-size="12pt" fo:font-weight="bold" style:font-size-asian="12pt" style:font-weight-asian="bold" style:font-size-complex="12pt" style:font-weight-complex="bold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link-data-style-to-source="true"/>
      <style:graphic-properties svg:stroke-width="0.071cm" svg:stroke-color="#3366cc" draw:fill-color="#3366cc" draw:opacity="8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71cm" svg:stroke-color="#dc3912" draw:fill-color="#dc3912" draw:opacity="80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71cm" svg:stroke-color="#ff9900" draw:fill-color="#ff9900" draw:opacity="80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71cm" svg:stroke-color="#109618" draw:fill-color="#109618" draw:opacity="80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71cm" svg:stroke-color="#990099" draw:fill-color="#990099" draw:opacity="80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71cm" svg:stroke-color="#0099c6" draw:fill-color="#0099c6" draw:opacity="80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71cm" svg:stroke-color="#dd4477" draw:fill-color="#dd4477" draw:opacity="80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svg:stroke-width="0.071cm" svg:stroke-color="#66aa00" draw:fill-color="#66aa00" draw:opacity="80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svg:stroke-width="0.071cm" svg:stroke-color="#b82e2e" draw:fill-color="#b82e2e" draw:opacity="80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svg:stroke-width="0.071cm" svg:stroke-color="#316395" draw:fill-color="#316395" draw:opacity="80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svg:stroke-width="0.071cm" svg:stroke-color="#994499" draw:fill-color="#994499" draw:opacity="80%"/>
      <style:text-properties fo:font-size="10pt" style:font-size-asian="10pt" style:font-size-complex="10pt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7.728cm" svg:height="15.32cm" xlink:href=".." xlink:type="simple" chart:class="chart:area" chart:column-mapping="0 1 2 3 4 5 6 7 8 9" chart:style-name="ch1">
        <chart:legend chart:legend-position="end" svg:x="23.851cm" svg:y="4.871cm" style:legend-expansion="high" chart:style-name="ch2"/>
        <chart:plot-area chart:style-name="ch3" table:cell-range-address="GDP.A1:GDP.L27" chart:data-source-has-labels="both" svg:x="1.762cm" svg:y="0.306cm" svg:width="21.535cm" svg:height="13.678cm">
          <chartooo:coordinate-region svg:x="2.595cm" svg:y="0.306cm" svg:width="20.561cm" svg:height="12.296cm"/>
          <chart:axis chart:dimension="x" chart:name="primary-x" chart:style-name="ch4" chartooo:axis-type="text">
            <chart:title svg:x="12.108cm" svg:y="14.291cm" chart:style-name="ch5">
              <text:p>Year</text:p>
            </chart:title>
            <chart:categories table:cell-range-address="GDP.A2:GDP.A27"/>
          </chart:axis>
          <chart:axis chart:dimension="y" chart:name="primary-y" chart:style-name="ch6">
            <chart:title svg:x="0.451cm" svg:y="11.56cm" chart:style-name="ch7">
              <text:p>GDP Percentage Rate in Selected Countrie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DP.B2:GDP.B27" chart:label-cell-address="GDP.B1:GDP.B1" chart:class="chart:area">
            <chart:data-point chart:repeated="26"/>
          </chart:series>
          <chart:series chart:style-name="ch11" chart:values-cell-range-address="GDP.C2:GDP.C27" chart:label-cell-address="GDP.C1:GDP.C1" chart:class="chart:area">
            <chart:data-point chart:repeated="26"/>
          </chart:series>
          <chart:series chart:style-name="ch12" chart:values-cell-range-address="GDP.D2:GDP.D27" chart:label-cell-address="GDP.D1:GDP.D1" chart:class="chart:area">
            <chart:data-point chart:repeated="26"/>
          </chart:series>
          <chart:series chart:style-name="ch13" chart:values-cell-range-address="GDP.E2:GDP.E27" chart:label-cell-address="GDP.E1:GDP.E1" chart:class="chart:area">
            <chart:data-point chart:repeated="26"/>
          </chart:series>
          <chart:series chart:style-name="ch14" chart:values-cell-range-address="GDP.F2:GDP.F27" chart:label-cell-address="GDP.F1:GDP.F1" chart:class="chart:area">
            <chart:data-point chart:repeated="26"/>
          </chart:series>
          <chart:series chart:style-name="ch15" chart:values-cell-range-address="GDP.G2:GDP.G27" chart:label-cell-address="GDP.G1:GDP.G1" chart:class="chart:area">
            <chart:data-point chart:repeated="26"/>
          </chart:series>
          <chart:series chart:style-name="ch16" chart:values-cell-range-address="GDP.H2:GDP.H27" chart:label-cell-address="GDP.H1:GDP.H1" chart:class="chart:area">
            <chart:data-point chart:repeated="26"/>
          </chart:series>
          <chart:series chart:style-name="ch17" chart:values-cell-range-address="GDP.I2:GDP.I27" chart:label-cell-address="GDP.I1:GDP.I1" chart:class="chart:area">
            <chart:data-point chart:repeated="26"/>
          </chart:series>
          <chart:series chart:style-name="ch18" chart:values-cell-range-address="GDP.J2:GDP.J27" chart:label-cell-address="GDP.J1:GDP.J1" chart:class="chart:area">
            <chart:data-point chart:repeated="26"/>
          </chart:series>
          <chart:series chart:style-name="ch19" chart:values-cell-range-address="GDP.K2:GDP.K27" chart:label-cell-address="GDP.K1:GDP.K1" chart:class="chart:area">
            <chart:data-point chart:repeated="26"/>
          </chart:series>
          <chart:series chart:style-name="ch20" chart:values-cell-range-address="GDP.L2:GDP.L27" chart:label-cell-address="GDP.L1:GDP.L1" chart:class="chart:area">
            <chart:data-point chart:repeated="2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GDP.B1:GDP.B1</svg:desc>
                </draw:g>
              </table:table-cell>
              <table:table-cell office:value-type="string">
                <text:p>Brazil</text:p>
                <draw:g>
                  <svg:desc>GDP.C1:GDP.C1</svg:desc>
                </draw:g>
              </table:table-cell>
              <table:table-cell office:value-type="string">
                <text:p>Canada</text:p>
                <draw:g>
                  <svg:desc>GDP.D1:GDP.D1</svg:desc>
                </draw:g>
              </table:table-cell>
              <table:table-cell office:value-type="string">
                <text:p>China</text:p>
                <draw:g>
                  <svg:desc>GDP.E1:GDP.E1</svg:desc>
                </draw:g>
              </table:table-cell>
              <table:table-cell office:value-type="string">
                <text:p>France</text:p>
                <draw:g>
                  <svg:desc>GDP.F1:GDP.F1</svg:desc>
                </draw:g>
              </table:table-cell>
              <table:table-cell office:value-type="string">
                <text:p>Germany</text:p>
                <draw:g>
                  <svg:desc>GDP.G1:GDP.G1</svg:desc>
                </draw:g>
              </table:table-cell>
              <table:table-cell office:value-type="string">
                <text:p>India</text:p>
                <draw:g>
                  <svg:desc>GDP.H1:GDP.H1</svg:desc>
                </draw:g>
              </table:table-cell>
              <table:table-cell office:value-type="string">
                <text:p>Japan</text:p>
                <draw:g>
                  <svg:desc>GDP.I1:GDP.I1</svg:desc>
                </draw:g>
              </table:table-cell>
              <table:table-cell office:value-type="string">
                <text:p>Russian Federation</text:p>
                <draw:g>
                  <svg:desc>GDP.J1:GDP.J1</svg:desc>
                </draw:g>
              </table:table-cell>
              <table:table-cell office:value-type="string">
                <text:p>United Kingdom</text:p>
                <draw:g>
                  <svg:desc>GDP.K1:GDP.K1</svg:desc>
                </draw:g>
              </table:table-cell>
              <table:table-cell office:value-type="string">
                <text:p>United States</text:p>
                <draw:g>
                  <svg:desc>GDP.L1:GDP.L1</svg:desc>
                </draw:g>
              </table:table-cell>
            </table:table-row>
          </table:table-header-rows>
          <table:table-rows>
            <table:table-row>
              <table:table-cell office:value-type="float" office:value="2015">
                <text:p>2015</text:p>
                <draw:g>
                  <svg:desc>GDP.A2:GDP.A27</svg:desc>
                </draw:g>
              </table:table-cell>
              <table:table-cell office:value-type="float" office:value="NaN">
                <text:p>NaN</text:p>
                <draw:g>
                  <svg:desc>GDP.B2:GDP.B27</svg:desc>
                </draw:g>
              </table:table-cell>
              <table:table-cell office:value-type="float" office:value="1772591279860.08">
                <text:p>1772591279860.08</text:p>
                <draw:g>
                  <svg:desc>GDP.C2:GDP.C27</svg:desc>
                </draw:g>
              </table:table-cell>
              <table:table-cell office:value-type="float" office:value="1552807652015.37">
                <text:p>1552807652015.37</text:p>
                <draw:g>
                  <svg:desc>GDP.D2:GDP.D27</svg:desc>
                </draw:g>
              </table:table-cell>
              <table:table-cell office:value-type="float" office:value="11158456654222.2">
                <text:p>11158456654222.2</text:p>
                <draw:g>
                  <svg:desc>GDP.E2:GDP.E27</svg:desc>
                </draw:g>
              </table:table-cell>
              <table:table-cell office:value-type="float" office:value="2418945624440.79">
                <text:p>2418945624440.79</text:p>
                <draw:g>
                  <svg:desc>GDP.F2:GDP.F27</svg:desc>
                </draw:g>
              </table:table-cell>
              <table:table-cell office:value-type="float" office:value="3363599907529.78">
                <text:p>3363599907529.78</text:p>
                <draw:g>
                  <svg:desc>GDP.G2:GDP.G27</svg:desc>
                </draw:g>
              </table:table-cell>
              <table:table-cell office:value-type="float" office:value="2116239205776.71">
                <text:p>2116239205776.71</text:p>
                <draw:g>
                  <svg:desc>GDP.H2:GDP.H27</svg:desc>
                </draw:g>
              </table:table-cell>
              <table:table-cell office:value-type="float" office:value="4383076298081.86">
                <text:p>4383076298081.86</text:p>
                <draw:g>
                  <svg:desc>GDP.I2:GDP.I27</svg:desc>
                </draw:g>
              </table:table-cell>
              <table:table-cell office:value-type="float" office:value="1326016015642.27">
                <text:p>1326016015642.27</text:p>
                <draw:g>
                  <svg:desc>GDP.J2:GDP.J27</svg:desc>
                </draw:g>
              </table:table-cell>
              <table:table-cell office:value-type="float" office:value="2858003087965.69">
                <text:p>2858003087965.69</text:p>
                <draw:g>
                  <svg:desc>GDP.K2:GDP.K27</svg:desc>
                </draw:g>
              </table:table-cell>
              <table:table-cell office:value-type="float" office:value="18036648000000">
                <text:p>18036648000000</text:p>
                <draw:g>
                  <svg:desc>GDP.L2:GDP.L27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1772591279860.08">
                <text:p>1772591279860.08</text:p>
              </table:table-cell>
              <table:table-cell office:value-type="float" office:value="1792883225804.38">
                <text:p>1792883225804.38</text:p>
              </table:table-cell>
              <table:table-cell office:value-type="float" office:value="10534526618924.6">
                <text:p>10534526618924.6</text:p>
              </table:table-cell>
              <table:table-cell office:value-type="float" office:value="2839162443235.14">
                <text:p>2839162443235.14</text:p>
              </table:table-cell>
              <table:table-cell office:value-type="float" office:value="3879276587198.91">
                <text:p>3879276587198.91</text:p>
              </table:table-cell>
              <table:table-cell office:value-type="float" office:value="2046256624472.79">
                <text:p>2046256624472.79</text:p>
              </table:table-cell>
              <table:table-cell office:value-type="float" office:value="4848733415523.53">
                <text:p>4848733415523.53</text:p>
              </table:table-cell>
              <table:table-cell office:value-type="float" office:value="2030972934892.28">
                <text:p>2030972934892.28</text:p>
              </table:table-cell>
              <table:table-cell office:value-type="float" office:value="2998833559195.71">
                <text:p>2998833559195.71</text:p>
              </table:table-cell>
              <table:table-cell office:value-type="float" office:value="17393103000000">
                <text:p>1739310300000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2465786257903.78">
                <text:p>2465786257903.78</text:p>
              </table:table-cell>
              <table:table-cell office:value-type="float" office:value="1842627034764.61">
                <text:p>1842627034764.61</text:p>
              </table:table-cell>
              <table:table-cell office:value-type="float" office:value="9635025555466.84">
                <text:p>9635025555466.84</text:p>
              </table:table-cell>
              <table:table-cell office:value-type="float" office:value="2808511203185.39">
                <text:p>2808511203185.39</text:p>
              </table:table-cell>
              <table:table-cell office:value-type="float" office:value="3752513503278.41">
                <text:p>3752513503278.41</text:p>
              </table:table-cell>
              <table:table-cell office:value-type="float" office:value="1923750678535.86">
                <text:p>1923750678535.86</text:p>
              </table:table-cell>
              <table:table-cell office:value-type="float" office:value="5155717056270.83">
                <text:p>5155717056270.83</text:p>
              </table:table-cell>
              <table:table-cell office:value-type="float" office:value="2230625004655.77">
                <text:p>2230625004655.77</text:p>
              </table:table-cell>
              <table:table-cell office:value-type="float" office:value="2719509472492.7">
                <text:p>2719509472492.7</text:p>
              </table:table-cell>
              <table:table-cell office:value-type="float" office:value="16691517000000">
                <text:p>1669151700000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2460698499082.44">
                <text:p>2460698499082.44</text:p>
              </table:table-cell>
              <table:table-cell office:value-type="float" office:value="1824288757447.57">
                <text:p>1824288757447.57</text:p>
              </table:table-cell>
              <table:table-cell office:value-type="float" office:value="8570348155604.47">
                <text:p>8570348155604.47</text:p>
              </table:table-cell>
              <table:table-cell office:value-type="float" office:value="2681416108537.39">
                <text:p>2681416108537.39</text:p>
              </table:table-cell>
              <table:table-cell office:value-type="float" office:value="3543983909148.01">
                <text:p>3543983909148.01</text:p>
              </table:table-cell>
              <table:table-cell office:value-type="float" office:value="1862249165205.85">
                <text:p>1862249165205.85</text:p>
              </table:table-cell>
              <table:table-cell office:value-type="float" office:value="6203213121334.12">
                <text:p>6203213121334.12</text:p>
              </table:table-cell>
              <table:table-cell office:value-type="float" office:value="2170143623037.09">
                <text:p>2170143623037.09</text:p>
              </table:table-cell>
              <table:table-cell office:value-type="float" office:value="2646002634059.62">
                <text:p>2646002634059.62</text:p>
              </table:table-cell>
              <table:table-cell office:value-type="float" office:value="16155254800000">
                <text:p>1615525480000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2614528227265.64">
                <text:p>2614528227265.64</text:p>
              </table:table-cell>
              <table:table-cell office:value-type="float" office:value="1788646895467.68">
                <text:p>1788646895467.68</text:p>
              </table:table-cell>
              <table:table-cell office:value-type="float" office:value="7522103366971.74">
                <text:p>7522103366971.74</text:p>
              </table:table-cell>
              <table:table-cell office:value-type="float" office:value="2862680142625.14">
                <text:p>2862680142625.14</text:p>
              </table:table-cell>
              <table:table-cell office:value-type="float" office:value="3757698281117.55">
                <text:p>3757698281117.55</text:p>
              </table:table-cell>
              <table:table-cell office:value-type="float" office:value="1871855970448.55">
                <text:p>1871855970448.55</text:p>
              </table:table-cell>
              <table:table-cell office:value-type="float" office:value="6157459594823.72">
                <text:p>6157459594823.72</text:p>
              </table:table-cell>
              <table:table-cell office:value-type="float" office:value="2031768558635.26">
                <text:p>2031768558635.26</text:p>
              </table:table-cell>
              <table:table-cell office:value-type="float" office:value="2608824654243.59">
                <text:p>2608824654243.59</text:p>
              </table:table-cell>
              <table:table-cell office:value-type="float" office:value="15517926000000">
                <text:p>1551792600000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2208838108593.19">
                <text:p>2208838108593.19</text:p>
              </table:table-cell>
              <table:table-cell office:value-type="float" office:value="1613463452090.76">
                <text:p>1613463452090.76</text:p>
              </table:table-cell>
              <table:table-cell office:value-type="float" office:value="6066351252193.77">
                <text:p>6066351252193.77</text:p>
              </table:table-cell>
              <table:table-cell office:value-type="float" office:value="2646837111794.78">
                <text:p>2646837111794.78</text:p>
              </table:table-cell>
              <table:table-cell office:value-type="float" office:value="3417094562648.95">
                <text:p>3417094562648.95</text:p>
              </table:table-cell>
              <table:table-cell office:value-type="float" office:value="1650634716715.52">
                <text:p>1650634716715.52</text:p>
              </table:table-cell>
              <table:table-cell office:value-type="float" office:value="5700098114744.41">
                <text:p>5700098114744.41</text:p>
              </table:table-cell>
              <table:table-cell office:value-type="float" office:value="1524916698233.31">
                <text:p>1524916698233.31</text:p>
              </table:table-cell>
              <table:table-cell office:value-type="float" office:value="2429680444512.61">
                <text:p>2429680444512.61</text:p>
              </table:table-cell>
              <table:table-cell office:value-type="float" office:value="14964372000000">
                <text:p>1496437200000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1666996294335.76">
                <text:p>1666996294335.76</text:p>
              </table:table-cell>
              <table:table-cell office:value-type="float" office:value="1371152337343.05">
                <text:p>1371152337343.05</text:p>
              </table:table-cell>
              <table:table-cell office:value-type="float" office:value="5121680444415.58">
                <text:p>5121680444415.58</text:p>
              </table:table-cell>
              <table:table-cell office:value-type="float" office:value="2693665189295.46">
                <text:p>2693665189295.46</text:p>
              </table:table-cell>
              <table:table-cell office:value-type="float" office:value="3417799117759.07">
                <text:p>3417799117759.07</text:p>
              </table:table-cell>
              <table:table-cell office:value-type="float" office:value="1297597246412.32">
                <text:p>1297597246412.32</text:p>
              </table:table-cell>
              <table:table-cell office:value-type="float" office:value="5231383284722.86">
                <text:p>5231383284722.86</text:p>
              </table:table-cell>
              <table:table-cell office:value-type="float" office:value="1222645887207.93">
                <text:p>1222645887207.93</text:p>
              </table:table-cell>
              <table:table-cell office:value-type="float" office:value="2367056242750.5">
                <text:p>2367056242750.5</text:p>
              </table:table-cell>
              <table:table-cell office:value-type="float" office:value="14418739000000">
                <text:p>1441873900000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1695855391841.56">
                <text:p>1695855391841.56</text:p>
              </table:table-cell>
              <table:table-cell office:value-type="float" office:value="1549073136902.08">
                <text:p>1549073136902.08</text:p>
              </table:table-cell>
              <table:table-cell office:value-type="float" office:value="4604283850615.7">
                <text:p>4604283850615.7</text:p>
              </table:table-cell>
              <table:table-cell office:value-type="float" office:value="2923573946917.03">
                <text:p>2923573946917.03</text:p>
              </table:table-cell>
              <table:table-cell office:value-type="float" office:value="3752504608450.15">
                <text:p>3752504608450.15</text:p>
              </table:table-cell>
              <table:table-cell office:value-type="float" office:value="1254802704031.46">
                <text:p>1254802704031.46</text:p>
              </table:table-cell>
              <table:table-cell office:value-type="float" office:value="5037908759111.51">
                <text:p>5037908759111.51</text:p>
              </table:table-cell>
              <table:table-cell office:value-type="float" office:value="1660848058304.32">
                <text:p>1660848058304.32</text:p>
              </table:table-cell>
              <table:table-cell office:value-type="float" office:value="2875641641370.21">
                <text:p>2875641641370.21</text:p>
              </table:table-cell>
              <table:table-cell office:value-type="float" office:value="14718582000000">
                <text:p>1471858200000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1397114247307.09">
                <text:p>1397114247307.09</text:p>
              </table:table-cell>
              <table:table-cell office:value-type="float" office:value="1464978326799.43">
                <text:p>1464978326799.43</text:p>
              </table:table-cell>
              <table:table-cell office:value-type="float" office:value="3571451058539.68">
                <text:p>3571451058539.68</text:p>
              </table:table-cell>
              <table:table-cell office:value-type="float" office:value="2662975825905.46">
                <text:p>2662975825905.46</text:p>
              </table:table-cell>
              <table:table-cell office:value-type="float" office:value="3439776907153">
                <text:p>3439776907153</text:p>
              </table:table-cell>
              <table:table-cell office:value-type="float" office:value="1169473124316.52">
                <text:p>1169473124316.52</text:p>
              </table:table-cell>
              <table:table-cell office:value-type="float" office:value="4515263396033.39">
                <text:p>4515263396033.39</text:p>
              </table:table-cell>
              <table:table-cell office:value-type="float" office:value="1299703459800.82">
                <text:p>1299703459800.82</text:p>
              </table:table-cell>
              <table:table-cell office:value-type="float" office:value="3063178851675.6">
                <text:p>3063178851675.6</text:p>
              </table:table-cell>
              <table:table-cell office:value-type="float" office:value="14477635000000">
                <text:p>1447763500000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1107626711423.57">
                <text:p>1107626711423.57</text:p>
              </table:table-cell>
              <table:table-cell office:value-type="float" office:value="1315457716369.53">
                <text:p>1315457716369.53</text:p>
              </table:table-cell>
              <table:table-cell office:value-type="float" office:value="2774292479007.91">
                <text:p>2774292479007.91</text:p>
              </table:table-cell>
              <table:table-cell office:value-type="float" office:value="2324892820068.39">
                <text:p>2324892820068.39</text:p>
              </table:table-cell>
              <table:table-cell office:value-type="float" office:value="3002292568544.45">
                <text:p>3002292568544.45</text:p>
              </table:table-cell>
              <table:table-cell office:value-type="float" office:value="919117917119.717">
                <text:p>919117917119.717</text:p>
              </table:table-cell>
              <table:table-cell office:value-type="float" office:value="4530376770501.67">
                <text:p>4530376770501.67</text:p>
              </table:table-cell>
              <table:table-cell office:value-type="float" office:value="989932059220.666">
                <text:p>989932059220.666</text:p>
              </table:table-cell>
              <table:table-cell office:value-type="float" office:value="2678343534953.33">
                <text:p>2678343534953.33</text:p>
              </table:table-cell>
              <table:table-cell office:value-type="float" office:value="13855888000000">
                <text:p>138558880000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891633826591.642">
                <text:p>891633826591.642</text:p>
              </table:table-cell>
              <table:table-cell office:value-type="float" office:value="1169393363390.54">
                <text:p>1169393363390.54</text:p>
              </table:table-cell>
              <table:table-cell office:value-type="float" office:value="2308800205020.15">
                <text:p>2308800205020.15</text:p>
              </table:table-cell>
              <table:table-cell office:value-type="float" office:value="2203623837238.22">
                <text:p>2203623837238.22</text:p>
              </table:table-cell>
              <table:table-cell office:value-type="float" office:value="2861339103616.38">
                <text:p>2861339103616.38</text:p>
              </table:table-cell>
              <table:table-cell office:value-type="float" office:value="812058878296.099">
                <text:p>812058878296.099</text:p>
              </table:table-cell>
              <table:table-cell office:value-type="float" office:value="4755410127548.95">
                <text:p>4755410127548.95</text:p>
              </table:table-cell>
              <table:table-cell office:value-type="float" office:value="764015982496.632">
                <text:p>764015982496.632</text:p>
              </table:table-cell>
              <table:table-cell office:value-type="float" office:value="2508111236700.72">
                <text:p>2508111236700.72</text:p>
              </table:table-cell>
              <table:table-cell office:value-type="float" office:value="13093726000000">
                <text:p>1309372600000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669289321941.033">
                <text:p>669289321941.033</text:p>
              </table:table-cell>
              <table:table-cell office:value-type="float" office:value="1023180929309.91">
                <text:p>1023180929309.91</text:p>
              </table:table-cell>
              <table:table-cell office:value-type="float" office:value="1966244002689.85">
                <text:p>1966244002689.85</text:p>
              </table:table-cell>
              <table:table-cell office:value-type="float" office:value="2124204553215">
                <text:p>2124204553215</text:p>
              </table:table-cell>
              <table:table-cell office:value-type="float" office:value="2819367615925.7">
                <text:p>2819367615925.7</text:p>
              </table:table-cell>
              <table:table-cell office:value-type="float" office:value="693726290422.025">
                <text:p>693726290422.025</text:p>
              </table:table-cell>
              <table:table-cell office:value-type="float" office:value="4815168028753.18">
                <text:p>4815168028753.18</text:p>
              </table:table-cell>
              <table:table-cell office:value-type="float" office:value="590939943075.911">
                <text:p>590939943075.911</text:p>
              </table:table-cell>
              <table:table-cell office:value-type="float" office:value="2389091508293.97">
                <text:p>2389091508293.97</text:p>
              </table:table-cell>
              <table:table-cell office:value-type="float" office:value="12274928000000">
                <text:p>1227492800000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558922146818.419">
                <text:p>558922146818.419</text:p>
              </table:table-cell>
              <table:table-cell office:value-type="float" office:value="892411771633.451">
                <text:p>892411771633.451</text:p>
              </table:table-cell>
              <table:table-cell office:value-type="float" office:value="1671065449752.35">
                <text:p>1671065449752.35</text:p>
              </table:table-cell>
              <table:table-cell office:value-type="float" office:value="1848052887351.03">
                <text:p>1848052887351.03</text:p>
              </table:table-cell>
              <table:table-cell office:value-type="float" office:value="2505637009859.48">
                <text:p>2505637009859.48</text:p>
              </table:table-cell>
              <table:table-cell office:value-type="float" office:value="573369816662.547">
                <text:p>573369816662.547</text:p>
              </table:table-cell>
              <table:table-cell office:value-type="float" office:value="4445659445309.57">
                <text:p>4445659445309.57</text:p>
              </table:table-cell>
              <table:table-cell office:value-type="float" office:value="430347420196.028">
                <text:p>430347420196.028</text:p>
              </table:table-cell>
              <table:table-cell office:value-type="float" office:value="2028579242333.33">
                <text:p>2028579242333.33</text:p>
              </table:table-cell>
              <table:table-cell office:value-type="float" office:value="11510670000000">
                <text:p>1151067000000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512030132310.54">
                <text:p>512030132310.54</text:p>
              </table:table-cell>
              <table:table-cell office:value-type="float" office:value="757941823997.893">
                <text:p>757941823997.893</text:p>
              </table:table-cell>
              <table:table-cell office:value-type="float" office:value="1477500639576.8">
                <text:p>1477500639576.8</text:p>
              </table:table-cell>
              <table:table-cell office:value-type="float" office:value="1500406097899.55">
                <text:p>1500406097899.55</text:p>
              </table:table-cell>
              <table:table-cell office:value-type="float" office:value="2079230657019.03">
                <text:p>2079230657019.03</text:p>
              </table:table-cell>
              <table:table-cell office:value-type="float" office:value="489607970101.033">
                <text:p>489607970101.033</text:p>
              </table:table-cell>
              <table:table-cell office:value-type="float" office:value="4115115650037.88">
                <text:p>4115115650037.88</text:p>
              </table:table-cell>
              <table:table-cell office:value-type="float" office:value="345488326758.307">
                <text:p>345488326758.307</text:p>
              </table:table-cell>
              <table:table-cell office:value-type="float" office:value="1757510478750.24">
                <text:p>1757510478750.24</text:p>
              </table:table-cell>
              <table:table-cell office:value-type="float" office:value="10977514000000">
                <text:p>1097751400000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560746773511.13">
                <text:p>560746773511.13</text:p>
              </table:table-cell>
              <table:table-cell office:value-type="float" office:value="736398400226.418">
                <text:p>736398400226.418</text:p>
              </table:table-cell>
              <table:table-cell office:value-type="float" office:value="1344077341393.62">
                <text:p>1344077341393.62</text:p>
              </table:table-cell>
              <table:table-cell office:value-type="float" office:value="1382205975785.45">
                <text:p>1382205975785.45</text:p>
              </table:table-cell>
              <table:table-cell office:value-type="float" office:value="1950631314261.17">
                <text:p>1950631314261.17</text:p>
              </table:table-cell>
              <table:table-cell office:value-type="float" office:value="468297082732.786">
                <text:p>468297082732.786</text:p>
              </table:table-cell>
              <table:table-cell office:value-type="float" office:value="4303542577787.9">
                <text:p>4303542577787.9</text:p>
              </table:table-cell>
              <table:table-cell office:value-type="float" office:value="306617576444.712">
                <text:p>306617576444.712</text:p>
              </table:table-cell>
              <table:table-cell office:value-type="float" office:value="1613138896286.65">
                <text:p>1613138896286.65</text:p>
              </table:table-cell>
              <table:table-cell office:value-type="float" office:value="10621824000000">
                <text:p>1062182400000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652360092544.886">
                <text:p>652360092544.886</text:p>
              </table:table-cell>
              <table:table-cell office:value-type="float" office:value="742288450013.804">
                <text:p>742288450013.804</text:p>
              </table:table-cell>
              <table:table-cell office:value-type="float" office:value="1214915134124.98">
                <text:p>1214915134124.98</text:p>
              </table:table-cell>
              <table:table-cell office:value-type="float" office:value="1368437313097.08">
                <text:p>1368437313097.08</text:p>
              </table:table-cell>
              <table:table-cell office:value-type="float" office:value="1949952436926.14">
                <text:p>1949952436926.14</text:p>
              </table:table-cell>
              <table:table-cell office:value-type="float" office:value="453578227175.042">
                <text:p>453578227175.042</text:p>
              </table:table-cell>
              <table:table-cell office:value-type="float" office:value="4887519736333.67">
                <text:p>4887519736333.67</text:p>
              </table:table-cell>
              <table:table-cell office:value-type="float" office:value="259717837449.208">
                <text:p>259717837449.208</text:p>
              </table:table-cell>
              <table:table-cell office:value-type="float" office:value="1635364769636.76">
                <text:p>1635364769636.76</text:p>
              </table:table-cell>
              <table:table-cell office:value-type="float" office:value="10284779000000">
                <text:p>1028477900000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594071386008.253">
                <text:p>594071386008.253</text:p>
              </table:table-cell>
              <table:table-cell office:value-type="float" office:value="676068244714.445">
                <text:p>676068244714.445</text:p>
              </table:table-cell>
              <table:table-cell office:value-type="float" office:value="1097137680065.23">
                <text:p>1097137680065.23</text:p>
              </table:table-cell>
              <table:table-cell office:value-type="float" office:value="1500232345954.16">
                <text:p>1500232345954.16</text:p>
              </table:table-cell>
              <table:table-cell office:value-type="float" office:value="2199893454158.1">
                <text:p>2199893454158.1</text:p>
              </table:table-cell>
              <table:table-cell office:value-type="float" office:value="439605378748.177">
                <text:p>439605378748.177</text:p>
              </table:table-cell>
              <table:table-cell office:value-type="float" office:value="4562078622080.57">
                <text:p>4562078622080.57</text:p>
              </table:table-cell>
              <table:table-cell office:value-type="float" office:value="195907925040.76">
                <text:p>195907925040.76</text:p>
              </table:table-cell>
              <table:table-cell office:value-type="float" office:value="1652283294427.39">
                <text:p>1652283294427.39</text:p>
              </table:table-cell>
              <table:table-cell office:value-type="float" office:value="9660624000000">
                <text:p>966062400000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853815355293.476">
                <text:p>853815355293.476</text:p>
              </table:table-cell>
              <table:table-cell office:value-type="float" office:value="631829002373.219">
                <text:p>631829002373.219</text:p>
              </table:table-cell>
              <table:table-cell office:value-type="float" office:value="1032573139736.78">
                <text:p>1032573139736.78</text:p>
              </table:table-cell>
              <table:table-cell office:value-type="float" office:value="1510799663891.05">
                <text:p>1510799663891.05</text:p>
              </table:table-cell>
              <table:table-cell office:value-type="float" office:value="2243216151107.17">
                <text:p>2243216151107.17</text:p>
              </table:table-cell>
              <table:table-cell office:value-type="float" office:value="412355388104.834">
                <text:p>412355388104.834</text:p>
              </table:table-cell>
              <table:table-cell office:value-type="float" office:value="4032509740336.41">
                <text:p>4032509740336.41</text:p>
              </table:table-cell>
              <table:table-cell office:value-type="float" office:value="270953161617.4">
                <text:p>270953161617.4</text:p>
              </table:table-cell>
              <table:table-cell office:value-type="float" office:value="1623500653949.96">
                <text:p>1623500653949.96</text:p>
              </table:table-cell>
              <table:table-cell office:value-type="float" office:value="9089168000000">
                <text:p>908916800000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881512355619.941">
                <text:p>881512355619.941</text:p>
              </table:table-cell>
              <table:table-cell office:value-type="float" office:value="652817506650.457">
                <text:p>652817506650.457</text:p>
              </table:table-cell>
              <table:table-cell office:value-type="float" office:value="965338598159.589">
                <text:p>965338598159.589</text:p>
              </table:table-cell>
              <table:table-cell office:value-type="float" office:value="1460712581567.47">
                <text:p>1460712581567.47</text:p>
              </table:table-cell>
              <table:table-cell office:value-type="float" office:value="2218667681134.83">
                <text:p>2218667681134.83</text:p>
              </table:table-cell>
              <table:table-cell office:value-type="float" office:value="409736207996.665">
                <text:p>409736207996.665</text:p>
              </table:table-cell>
              <table:table-cell office:value-type="float" office:value="4414734211850.09">
                <text:p>4414734211850.09</text:p>
              </table:table-cell>
              <table:table-cell office:value-type="float" office:value="404940622579.043">
                <text:p>404940622579.043</text:p>
              </table:table-cell>
              <table:table-cell office:value-type="float" office:value="1536999824054.01">
                <text:p>1536999824054.01</text:p>
              </table:table-cell>
              <table:table-cell office:value-type="float" office:value="8608515000000">
                <text:p>860851500000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849622314042.384">
                <text:p>849622314042.384</text:p>
              </table:table-cell>
              <table:table-cell office:value-type="float" office:value="628560986014.832">
                <text:p>628560986014.832</text:p>
              </table:table-cell>
              <table:table-cell office:value-type="float" office:value="867223747395.262">
                <text:p>867223747395.262</text:p>
              </table:table-cell>
              <table:table-cell office:value-type="float" office:value="1614335710868.24">
                <text:p>1614335710868.24</text:p>
              </table:table-cell>
              <table:table-cell office:value-type="float" office:value="2503734134369">
                <text:p>2503734134369</text:p>
              </table:table-cell>
              <table:table-cell office:value-type="float" office:value="377347312096.847">
                <text:p>377347312096.847</text:p>
              </table:table-cell>
              <table:table-cell office:value-type="float" office:value="4833714467769.64">
                <text:p>4833714467769.64</text:p>
              </table:table-cell>
              <table:table-cell office:value-type="float" office:value="392089525117.201">
                <text:p>392089525117.201</text:p>
              </table:table-cell>
              <table:table-cell office:value-type="float" office:value="1393070442629.68">
                <text:p>1393070442629.68</text:p>
              </table:table-cell>
              <table:table-cell office:value-type="float" office:value="8100201000000">
                <text:p>810020100000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778052821653.106">
                <text:p>778052821653.106</text:p>
              </table:table-cell>
              <table:table-cell office:value-type="float" office:value="604013652076.076">
                <text:p>604013652076.076</text:p>
              </table:table-cell>
              <table:table-cell office:value-type="float" office:value="736868994282.407">
                <text:p>736868994282.407</text:p>
              </table:table-cell>
              <table:table-cell office:value-type="float" office:value="1609793640304.26">
                <text:p>1609793640304.26</text:p>
              </table:table-cell>
              <table:table-cell office:value-type="float" office:value="2591446687867.31">
                <text:p>2591446687867.31</text:p>
              </table:table-cell>
              <table:table-cell office:value-type="float" office:value="358024059997.216">
                <text:p>358024059997.216</text:p>
              </table:table-cell>
              <table:table-cell office:value-type="float" office:value="5449117511910.34">
                <text:p>5449117511910.34</text:p>
              </table:table-cell>
              <table:table-cell office:value-type="float" office:value="399472055510.87">
                <text:p>399472055510.87</text:p>
              </table:table-cell>
              <table:table-cell office:value-type="float" office:value="1320322063858.92">
                <text:p>1320322063858.92</text:p>
              </table:table-cell>
              <table:table-cell office:value-type="float" office:value="7664060000000">
                <text:p>766406000000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580494364385.62">
                <text:p>580494364385.62</text:p>
              </table:table-cell>
              <table:table-cell office:value-type="float" office:value="578123051125.054">
                <text:p>578123051125.054</text:p>
              </table:table-cell>
              <table:table-cell office:value-type="float" office:value="566471257911.247">
                <text:p>566471257911.247</text:p>
              </table:table-cell>
              <table:table-cell office:value-type="float" office:value="1401630042921.12">
                <text:p>1401630042921.12</text:p>
              </table:table-cell>
              <table:table-cell office:value-type="float" office:value="2205908897277.48">
                <text:p>2205908897277.48</text:p>
              </table:table-cell>
              <table:table-cell office:value-type="float" office:value="315459553754.545">
                <text:p>315459553754.545</text:p>
              </table:table-cell>
              <table:table-cell office:value-type="float" office:value="4907039104408.91">
                <text:p>4907039104408.91</text:p>
              </table:table-cell>
              <table:table-cell office:value-type="float" office:value="408479582133.248">
                <text:p>408479582133.248</text:p>
              </table:table-cell>
              <table:table-cell office:value-type="float" office:value="1140443311074.5">
                <text:p>1140443311074.5</text:p>
              </table:table-cell>
              <table:table-cell office:value-type="float" office:value="7308700000000">
                <text:p>730870000000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406935598865.829">
                <text:p>406935598865.829</text:p>
              </table:table-cell>
              <table:table-cell office:value-type="float" office:value="577182319621.159">
                <text:p>577182319621.159</text:p>
              </table:table-cell>
              <table:table-cell office:value-type="float" office:value="623053793921.338">
                <text:p>623053793921.338</text:p>
              </table:table-cell>
              <table:table-cell office:value-type="float" office:value="1330166075946.06">
                <text:p>1330166075946.06</text:p>
              </table:table-cell>
              <table:table-cell office:value-type="float" office:value="2068483307988.72">
                <text:p>2068483307988.72</text:p>
              </table:table-cell>
              <table:table-cell office:value-type="float" office:value="275358986060.912">
                <text:p>275358986060.912</text:p>
              </table:table-cell>
              <table:table-cell office:value-type="float" office:value="4466565896444.72">
                <text:p>4466565896444.72</text:p>
              </table:table-cell>
              <table:table-cell office:value-type="float" office:value="458150235783.433">
                <text:p>458150235783.433</text:p>
              </table:table-cell>
              <table:table-cell office:value-type="float" office:value="1061457883633.55">
                <text:p>1061457883633.55</text:p>
              </table:table-cell>
              <table:table-cell office:value-type="float" office:value="6878700000000">
                <text:p>687870000000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362646104793.298">
                <text:p>362646104793.298</text:p>
              </table:table-cell>
              <table:table-cell office:value-type="float" office:value="592375436927.341">
                <text:p>592375436927.341</text:p>
              </table:table-cell>
              <table:table-cell office:value-type="float" office:value="495670425885.265">
                <text:p>495670425885.265</text:p>
              </table:table-cell>
              <table:table-cell office:value-type="float" office:value="1408660284593.71">
                <text:p>1408660284593.71</text:p>
              </table:table-cell>
              <table:table-cell office:value-type="float" office:value="2123239980533.41">
                <text:p>2123239980533.41</text:p>
              </table:table-cell>
              <table:table-cell office:value-type="float" office:value="282077544234.624">
                <text:p>282077544234.624</text:p>
              </table:table-cell>
              <table:table-cell office:value-type="float" office:value="3897825203794.77">
                <text:p>3897825203794.77</text:p>
              </table:table-cell>
              <table:table-cell office:value-type="float" office:value="490143097516.093">
                <text:p>490143097516.093</text:p>
              </table:table-cell>
              <table:table-cell office:value-type="float" office:value="1179713014951.83">
                <text:p>1179713014951.83</text:p>
              </table:table-cell>
              <table:table-cell office:value-type="float" office:value="6539300000000">
                <text:p>653930000000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378581334817.952">
                <text:p>378581334817.952</text:p>
              </table:table-cell>
              <table:table-cell office:value-type="float" office:value="610319305238.352">
                <text:p>610319305238.352</text:p>
              </table:table-cell>
              <table:table-cell office:value-type="float" office:value="415603460826.196">
                <text:p>415603460826.196</text:p>
              </table:table-cell>
              <table:table-cell office:value-type="float" office:value="1275511193229.49">
                <text:p>1275511193229.49</text:p>
              </table:table-cell>
              <table:table-cell office:value-type="float" office:value="1861851555801.05">
                <text:p>1861851555801.05</text:p>
              </table:table-cell>
              <table:table-cell office:value-type="float" office:value="280881975241.465">
                <text:p>280881975241.465</text:p>
              </table:table-cell>
              <table:table-cell office:value-type="float" office:value="3578140322586.87">
                <text:p>3578140322586.87</text:p>
              </table:table-cell>
              <table:table-cell office:value-type="float" office:value="560486465209.19">
                <text:p>560486465209.19</text:p>
              </table:table-cell>
              <table:table-cell office:value-type="float" office:value="1142766274398.22">
                <text:p>1142766274398.22</text:p>
              </table:table-cell>
              <table:table-cell office:value-type="float" office:value="6174000000000">
                <text:p>617400000000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406897012370.063">
                <text:p>406897012370.063</text:p>
              </table:table-cell>
              <table:table-cell office:value-type="float" office:value="593942276788.584">
                <text:p>593942276788.584</text:p>
              </table:table-cell>
              <table:table-cell office:value-type="float" office:value="398623657412.65">
                <text:p>398623657412.65</text:p>
              </table:table-cell>
              <table:table-cell office:value-type="float" office:value="1275259359791.75">
                <text:p>1275259359791.75</text:p>
              </table:table-cell>
              <table:table-cell office:value-type="float" office:value="1764943730856.01">
                <text:p>1764943730856.01</text:p>
              </table:table-cell>
              <table:table-cell office:value-type="float" office:value="316868661672.865">
                <text:p>316868661672.865</text:p>
              </table:table-cell>
              <table:table-cell office:value-type="float" office:value="3139974443542.97">
                <text:p>3139974443542.97</text:p>
              </table:table-cell>
              <table:table-cell office:value-type="float" office:value="570992968223.009">
                <text:p>570992968223.009</text:p>
              </table:table-cell>
              <table:table-cell office:value-type="float" office:value="1093213710428.01">
                <text:p>1093213710428.01</text:p>
              </table:table-cell>
              <table:table-cell office:value-type="float" office:value="5979600000000">
                <text:p>5979600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2pt" style:font-size-asian="12pt" style:font-size-complex="12pt"/>
    </style:style>
    <style:style style:name="ch7" style:family="chart">
      <style:chart-properties chart:auto-position="true" style:rotation-angle="90"/>
      <style:text-properties style:text-position="0% 100%" fo:font-size="12pt" fo:font-weight="bold" style:font-size-asian="12pt" style:font-weight-asian="bold" style:font-size-complex="12pt" style:font-weight-complex="bold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09618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99009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099c6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dd4477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66aa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b82e2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316395"/>
      <style:text-properties fo:font-size="10pt" style:font-size-asian="10pt" style:font-size-complex="10pt"/>
    </style:style>
    <style:style style:name="ch20" style:family="chart">
      <style:graphic-properties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27.728cm" svg:height="15.849cm" xlink:href=".." xlink:type="simple" chart:class="chart:bar" chart:style-name="ch1">
        <chart:legend chart:legend-position="end" svg:x="23.851cm" svg:y="5.384cm" style:legend-expansion="high" chart:style-name="ch2"/>
        <chart:plot-area chart:style-name="ch3" table:cell-range-address="CO2.A1:CO2.K21" chart:data-source-has-labels="both" svg:x="1.762cm" svg:y="0.316cm" svg:width="21.535cm" svg:height="14.187cm">
          <chartooo:coordinate-region svg:x="3.918cm" svg:y="0.569cm" svg:width="19.379cm" svg:height="13.287cm"/>
          <chart:axis chart:dimension="x" chart:name="primary-x" chart:style-name="ch4" chartooo:axis-type="text">
            <chart:title svg:x="12.108cm" svg:y="14.82cm" chart:style-name="ch5">
              <text:p>Year</text:p>
            </chart:title>
            <chart:categories table:cell-range-address="CO2.A2:CO2.A21"/>
          </chart:axis>
          <chart:axis chart:dimension="y" chart:name="primary-y" chart:style-name="ch6">
            <chart:title svg:x="0.451cm" svg:y="11.6cm" chart:style-name="ch7">
              <text:p>CO2 emissions, Billion metric tons of CO2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CO2.B2:CO2.B21" chart:label-cell-address="CO2.B1:CO2.B1" chart:class="chart:bar">
            <chart:data-point chart:repeated="20"/>
          </chart:series>
          <chart:series chart:style-name="ch11" chart:values-cell-range-address="CO2.C2:CO2.C21" chart:label-cell-address="CO2.C1:CO2.C1" chart:class="chart:bar">
            <chart:data-point chart:repeated="20"/>
          </chart:series>
          <chart:series chart:style-name="ch12" chart:values-cell-range-address="CO2.D2:CO2.D21" chart:label-cell-address="CO2.D1:CO2.D1" chart:class="chart:bar">
            <chart:data-point chart:repeated="20"/>
          </chart:series>
          <chart:series chart:style-name="ch13" chart:values-cell-range-address="CO2.E2:CO2.E21" chart:label-cell-address="CO2.E1:CO2.E1" chart:class="chart:bar">
            <chart:data-point chart:repeated="20"/>
          </chart:series>
          <chart:series chart:style-name="ch14" chart:values-cell-range-address="CO2.F2:CO2.F21" chart:label-cell-address="CO2.F1:CO2.F1" chart:class="chart:bar">
            <chart:data-point chart:repeated="20"/>
          </chart:series>
          <chart:series chart:style-name="ch15" chart:values-cell-range-address="CO2.G2:CO2.G21" chart:label-cell-address="CO2.G1:CO2.G1" chart:class="chart:bar">
            <chart:data-point chart:repeated="20"/>
          </chart:series>
          <chart:series chart:style-name="ch16" chart:values-cell-range-address="CO2.H2:CO2.H21" chart:label-cell-address="CO2.H1:CO2.H1" chart:class="chart:bar">
            <chart:data-point chart:repeated="20"/>
          </chart:series>
          <chart:series chart:style-name="ch17" chart:values-cell-range-address="CO2.I2:CO2.I21" chart:label-cell-address="CO2.I1:CO2.I1" chart:class="chart:bar">
            <chart:data-point chart:repeated="20"/>
          </chart:series>
          <chart:series chart:style-name="ch18" chart:values-cell-range-address="CO2.J2:CO2.J21" chart:label-cell-address="CO2.J1:CO2.J1" chart:class="chart:bar">
            <chart:data-point chart:repeated="20"/>
          </chart:series>
          <chart:series chart:style-name="ch19" chart:values-cell-range-address="CO2.K2:CO2.K21" chart:label-cell-address="CO2.K1:CO2.K1" chart:class="chart:bar">
            <chart:data-point chart:repeated="2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zil</text:p>
                <draw:g>
                  <svg:desc>CO2.B1:CO2.B1</svg:desc>
                </draw:g>
              </table:table-cell>
              <table:table-cell office:value-type="string">
                <text:p>Canada</text:p>
                <draw:g>
                  <svg:desc>CO2.C1:CO2.C1</svg:desc>
                </draw:g>
              </table:table-cell>
              <table:table-cell office:value-type="string">
                <text:p>China</text:p>
                <draw:g>
                  <svg:desc>CO2.D1:CO2.D1</svg:desc>
                </draw:g>
              </table:table-cell>
              <table:table-cell office:value-type="string">
                <text:p>France</text:p>
                <draw:g>
                  <svg:desc>CO2.E1:CO2.E1</svg:desc>
                </draw:g>
              </table:table-cell>
              <table:table-cell office:value-type="string">
                <text:p>Germany</text:p>
                <draw:g>
                  <svg:desc>CO2.F1:CO2.F1</svg:desc>
                </draw:g>
              </table:table-cell>
              <table:table-cell office:value-type="string">
                <text:p>India</text:p>
                <draw:g>
                  <svg:desc>CO2.G1:CO2.G1</svg:desc>
                </draw:g>
              </table:table-cell>
              <table:table-cell office:value-type="string">
                <text:p>Japan</text:p>
                <draw:g>
                  <svg:desc>CO2.H1:CO2.H1</svg:desc>
                </draw:g>
              </table:table-cell>
              <table:table-cell office:value-type="string">
                <text:p>Russian Federation</text:p>
                <draw:g>
                  <svg:desc>CO2.I1:CO2.I1</svg:desc>
                </draw:g>
              </table:table-cell>
              <table:table-cell office:value-type="string">
                <text:p>United Kingdom</text:p>
                <draw:g>
                  <svg:desc>CO2.J1:CO2.J1</svg:desc>
                </draw:g>
              </table:table-cell>
              <table:table-cell office:value-type="string">
                <text:p>United States</text:p>
                <draw:g>
                  <svg:desc>CO2.K1:CO2.K1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CO2.A2:CO2.A21</svg:desc>
                </draw:g>
              </table:table-cell>
              <table:table-cell office:value-type="float" office:value="439412.943">
                <text:p>439412.943</text:p>
                <draw:g>
                  <svg:desc>CO2.B2:CO2.B21</svg:desc>
                </draw:g>
              </table:table-cell>
              <table:table-cell office:value-type="float" office:value="485463.129">
                <text:p>485463.129</text:p>
                <draw:g>
                  <svg:desc>CO2.C2:CO2.C21</svg:desc>
                </draw:g>
              </table:table-cell>
              <table:table-cell office:value-type="float" office:value="9019518.215">
                <text:p>9019518.215</text:p>
                <draw:g>
                  <svg:desc>CO2.D2:CO2.D21</svg:desc>
                </draw:g>
              </table:table-cell>
              <table:table-cell office:value-type="float" office:value="338805.131">
                <text:p>338805.131</text:p>
                <draw:g>
                  <svg:desc>CO2.E2:CO2.E21</svg:desc>
                </draw:g>
              </table:table-cell>
              <table:table-cell office:value-type="float" office:value="729457.975">
                <text:p>729457.975</text:p>
                <draw:g>
                  <svg:desc>CO2.F2:CO2.F21</svg:desc>
                </draw:g>
              </table:table-cell>
              <table:table-cell office:value-type="float" office:value="2074344.893">
                <text:p>2074344.893</text:p>
                <draw:g>
                  <svg:desc>CO2.G2:CO2.G21</svg:desc>
                </draw:g>
              </table:table-cell>
              <table:table-cell office:value-type="float" office:value="1187656.959">
                <text:p>1187656.959</text:p>
                <draw:g>
                  <svg:desc>CO2.H2:CO2.H21</svg:desc>
                </draw:g>
              </table:table-cell>
              <table:table-cell office:value-type="float" office:value="1808073.022">
                <text:p>1808073.022</text:p>
                <draw:g>
                  <svg:desc>CO2.I2:CO2.I21</svg:desc>
                </draw:g>
              </table:table-cell>
              <table:table-cell office:value-type="float" office:value="448235.745">
                <text:p>448235.745</text:p>
                <draw:g>
                  <svg:desc>CO2.J2:CO2.J21</svg:desc>
                </draw:g>
              </table:table-cell>
              <table:table-cell office:value-type="float" office:value="5305569.614">
                <text:p>5305569.614</text:p>
                <draw:g>
                  <svg:desc>CO2.K2:CO2.K21</svg:desc>
                </draw:g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19754.156">
                <text:p>419754.156</text:p>
              </table:table-cell>
              <table:table-cell office:value-type="float" office:value="496104.763">
                <text:p>496104.763</text:p>
              </table:table-cell>
              <table:table-cell office:value-type="float" office:value="8256969.232">
                <text:p>8256969.232</text:p>
              </table:table-cell>
              <table:table-cell office:value-type="float" office:value="357437.158">
                <text:p>357437.158</text:p>
              </table:table-cell>
              <table:table-cell office:value-type="float" office:value="750697.239">
                <text:p>750697.239</text:p>
              </table:table-cell>
              <table:table-cell office:value-type="float" office:value="1950950.343">
                <text:p>1950950.343</text:p>
              </table:table-cell>
              <table:table-cell office:value-type="float" office:value="1168918.589">
                <text:p>1168918.589</text:p>
              </table:table-cell>
              <table:table-cell office:value-type="float" office:value="1742540.065">
                <text:p>1742540.065</text:p>
              </table:table-cell>
              <table:table-cell office:value-type="float" office:value="492192.074">
                <text:p>492192.074</text:p>
              </table:table-cell>
              <table:table-cell office:value-type="float" office:value="5408869.004">
                <text:p>5408869.004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67147.374">
                <text:p>367147.374</text:p>
              </table:table-cell>
              <table:table-cell office:value-type="float" office:value="507424.792">
                <text:p>507424.792</text:p>
              </table:table-cell>
              <table:table-cell office:value-type="float" office:value="7692210.895">
                <text:p>7692210.895</text:p>
              </table:table-cell>
              <table:table-cell office:value-type="float" office:value="356626.751">
                <text:p>356626.751</text:p>
              </table:table-cell>
              <table:table-cell office:value-type="float" office:value="721064.212">
                <text:p>721064.212</text:p>
              </table:table-cell>
              <table:table-cell office:value-type="float" office:value="1965820.028">
                <text:p>1965820.028</text:p>
              </table:table-cell>
              <table:table-cell office:value-type="float" office:value="1101027.751">
                <text:p>1101027.751</text:p>
              </table:table-cell>
              <table:table-cell office:value-type="float" office:value="1574367.778">
                <text:p>1574367.778</text:p>
              </table:table-cell>
              <table:table-cell office:value-type="float" office:value="473237.351">
                <text:p>473237.351</text:p>
              </table:table-cell>
              <table:table-cell office:value-type="float" office:value="5274132.423">
                <text:p>5274132.4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87675.24">
                <text:p>387675.24</text:p>
              </table:table-cell>
              <table:table-cell office:value-type="float" office:value="544105.793">
                <text:p>544105.793</text:p>
              </table:table-cell>
              <table:table-cell office:value-type="float" office:value="7035443.861">
                <text:p>7035443.861</text:p>
              </table:table-cell>
              <table:table-cell office:value-type="float" office:value="371734.791">
                <text:p>371734.791</text:p>
              </table:table-cell>
              <table:table-cell office:value-type="float" office:value="782152.765">
                <text:p>782152.765</text:p>
              </table:table-cell>
              <table:table-cell office:value-type="float" office:value="1793074.992">
                <text:p>1793074.992</text:p>
              </table:table-cell>
              <table:table-cell office:value-type="float" office:value="1206732.693">
                <text:p>1206732.693</text:p>
              </table:table-cell>
              <table:table-cell office:value-type="float" office:value="1715638.953">
                <text:p>1715638.953</text:p>
              </table:table-cell>
              <table:table-cell office:value-type="float" office:value="521513.406">
                <text:p>521513.406</text:p>
              </table:table-cell>
              <table:table-cell office:value-type="float" office:value="5622464.42">
                <text:p>5622464.4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63212.683">
                <text:p>363212.683</text:p>
              </table:table-cell>
              <table:table-cell office:value-type="float" office:value="560801.644">
                <text:p>560801.644</text:p>
              </table:table-cell>
              <table:table-cell office:value-type="float" office:value="6791804.714">
                <text:p>6791804.714</text:p>
              </table:table-cell>
              <table:table-cell office:value-type="float" office:value="374914.08">
                <text:p>374914.08</text:p>
              </table:table-cell>
              <table:table-cell office:value-type="float" office:value="780627.293">
                <text:p>780627.293</text:p>
              </table:table-cell>
              <table:table-cell office:value-type="float" office:value="1611199.126">
                <text:p>1611199.126</text:p>
              </table:table-cell>
              <table:table-cell office:value-type="float" office:value="1250758.695">
                <text:p>1250758.695</text:p>
              </table:table-cell>
              <table:table-cell office:value-type="float" office:value="1667597.586">
                <text:p>1667597.586</text:p>
              </table:table-cell>
              <table:table-cell office:value-type="float" office:value="528323.025">
                <text:p>528323.025</text:p>
              </table:table-cell>
              <table:table-cell office:value-type="float" office:value="5794923.43">
                <text:p>5794923.4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47668.27">
                <text:p>347668.27</text:p>
              </table:table-cell>
              <table:table-cell office:value-type="float" office:value="550233.35">
                <text:p>550233.35</text:p>
              </table:table-cell>
              <table:table-cell office:value-type="float" office:value="6414463.08">
                <text:p>6414463.08</text:p>
              </table:table-cell>
              <table:table-cell office:value-type="float" office:value="381467.009">
                <text:p>381467.009</text:p>
              </table:table-cell>
              <table:table-cell office:value-type="float" office:value="805845.252">
                <text:p>805845.252</text:p>
              </table:table-cell>
              <table:table-cell office:value-type="float" office:value="1504364.748">
                <text:p>1504364.748</text:p>
              </table:table-cell>
              <table:table-cell office:value-type="float" office:value="1230898.223">
                <text:p>1230898.223</text:p>
              </table:table-cell>
              <table:table-cell office:value-type="float" office:value="1669618.103">
                <text:p>1669618.103</text:p>
              </table:table-cell>
              <table:table-cell office:value-type="float" office:value="541373.878">
                <text:p>541373.878</text:p>
              </table:table-cell>
              <table:table-cell office:value-type="float" office:value="5703871.82">
                <text:p>5703871.8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47308.904">
                <text:p>347308.904</text:p>
              </table:table-cell>
              <table:table-cell office:value-type="float" office:value="563071.517">
                <text:p>563071.517</text:p>
              </table:table-cell>
              <table:table-cell office:value-type="float" office:value="5790016.984">
                <text:p>5790016.984</text:p>
              </table:table-cell>
              <table:table-cell office:value-type="float" office:value="390550.168">
                <text:p>390550.168</text:p>
              </table:table-cell>
              <table:table-cell office:value-type="float" office:value="797279.14">
                <text:p>797279.14</text:p>
              </table:table-cell>
              <table:table-cell office:value-type="float" office:value="1411127.606">
                <text:p>1411127.606</text:p>
              </table:table-cell>
              <table:table-cell office:value-type="float" office:value="1237623.501">
                <text:p>1237623.501</text:p>
              </table:table-cell>
              <table:table-cell office:value-type="float" office:value="1615687.534">
                <text:p>1615687.534</text:p>
              </table:table-cell>
              <table:table-cell office:value-type="float" office:value="542492.313">
                <text:p>542492.313</text:p>
              </table:table-cell>
              <table:table-cell office:value-type="float" office:value="5795161.785">
                <text:p>5795161.78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37826.042">
                <text:p>337826.042</text:p>
              </table:table-cell>
              <table:table-cell office:value-type="float" office:value="552349.209">
                <text:p>552349.209</text:p>
              </table:table-cell>
              <table:table-cell office:value-type="float" office:value="5288166.032">
                <text:p>5288166.032</text:p>
              </table:table-cell>
              <table:table-cell office:value-type="float" office:value="388401.306">
                <text:p>388401.306</text:p>
              </table:table-cell>
              <table:table-cell office:value-type="float" office:value="817711.664">
                <text:p>817711.664</text:p>
              </table:table-cell>
              <table:table-cell office:value-type="float" office:value="1348524.582">
                <text:p>1348524.582</text:p>
              </table:table-cell>
              <table:table-cell office:value-type="float" office:value="1259328.474">
                <text:p>1259328.474</text:p>
              </table:table-cell>
              <table:table-cell office:value-type="float" office:value="1602955.71">
                <text:p>1602955.71</text:p>
              </table:table-cell>
              <table:table-cell office:value-type="float" office:value="539137.008">
                <text:p>539137.008</text:p>
              </table:table-cell>
              <table:table-cell office:value-type="float" office:value="5763456.903">
                <text:p>5763456.90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21621.569">
                <text:p>321621.569</text:p>
              </table:table-cell>
              <table:table-cell office:value-type="float" office:value="553185.285">
                <text:p>553185.285</text:p>
              </table:table-cell>
              <table:table-cell office:value-type="float" office:value="4525177.009">
                <text:p>4525177.009</text:p>
              </table:table-cell>
              <table:table-cell office:value-type="float" office:value="386333.118">
                <text:p>386333.118</text:p>
              </table:table-cell>
              <table:table-cell office:value-type="float" office:value="823391.847">
                <text:p>823391.847</text:p>
              </table:table-cell>
              <table:table-cell office:value-type="float" office:value="1281913.527">
                <text:p>1281913.527</text:p>
              </table:table-cell>
              <table:table-cell office:value-type="float" office:value="1237344.809">
                <text:p>1237344.809</text:p>
              </table:table-cell>
              <table:table-cell office:value-type="float" office:value="1604968.893">
                <text:p>1604968.893</text:p>
              </table:table-cell>
              <table:table-cell office:value-type="float" office:value="538517.285">
                <text:p>538517.285</text:p>
              </table:table-cell>
              <table:table-cell office:value-type="float" office:value="5679222.246">
                <text:p>5679222.246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32266.87">
                <text:p>332266.87</text:p>
              </table:table-cell>
              <table:table-cell office:value-type="float" office:value="519335.208">
                <text:p>519335.208</text:p>
              </table:table-cell>
              <table:table-cell office:value-type="float" office:value="3694242.143">
                <text:p>3694242.143</text:p>
              </table:table-cell>
              <table:table-cell office:value-type="float" office:value="378929.445">
                <text:p>378929.445</text:p>
              </table:table-cell>
              <table:table-cell office:value-type="float" office:value="828771.336">
                <text:p>828771.336</text:p>
              </table:table-cell>
              <table:table-cell office:value-type="float" office:value="1226791.183">
                <text:p>1226791.183</text:p>
              </table:table-cell>
              <table:table-cell office:value-type="float" office:value="1216725.268">
                <text:p>1216725.268</text:p>
              </table:table-cell>
              <table:table-cell office:value-type="float" office:value="1557660.926">
                <text:p>1557660.926</text:p>
              </table:table-cell>
              <table:table-cell office:value-type="float" office:value="527087.246">
                <text:p>527087.246</text:p>
              </table:table-cell>
              <table:table-cell office:value-type="float" office:value="5648727.474">
                <text:p>5648727.47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37433.673">
                <text:p>337433.673</text:p>
              </table:table-cell>
              <table:table-cell office:value-type="float" office:value="527926.989">
                <text:p>527926.989</text:p>
              </table:table-cell>
              <table:table-cell office:value-type="float" office:value="3487566.356">
                <text:p>3487566.356</text:p>
              </table:table-cell>
              <table:table-cell office:value-type="float" office:value="381155.314">
                <text:p>381155.314</text:p>
              </table:table-cell>
              <table:table-cell office:value-type="float" office:value="853662.932">
                <text:p>853662.932</text:p>
              </table:table-cell>
              <table:table-cell office:value-type="float" office:value="1203843.097">
                <text:p>1203843.097</text:p>
              </table:table-cell>
              <table:table-cell office:value-type="float" office:value="1202181.946">
                <text:p>1202181.946</text:p>
              </table:table-cell>
              <table:table-cell office:value-type="float" office:value="1558001.957">
                <text:p>1558001.957</text:p>
              </table:table-cell>
              <table:table-cell office:value-type="float" office:value="545865.953">
                <text:p>545865.953</text:p>
              </table:table-cell>
              <table:table-cell office:value-type="float" office:value="5601404.839">
                <text:p>5601404.83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27983.814">
                <text:p>327983.814</text:p>
              </table:table-cell>
              <table:table-cell office:value-type="float" office:value="534483.585">
                <text:p>534483.585</text:p>
              </table:table-cell>
              <table:table-cell office:value-type="float" office:value="3405179.867">
                <text:p>3405179.867</text:p>
              </table:table-cell>
              <table:table-cell office:value-type="float" office:value="364063.427">
                <text:p>364063.427</text:p>
              </table:table-cell>
              <table:table-cell office:value-type="float" office:value="829977.779">
                <text:p>829977.779</text:p>
              </table:table-cell>
              <table:table-cell office:value-type="float" office:value="1186663.202">
                <text:p>1186663.202</text:p>
              </table:table-cell>
              <table:table-cell office:value-type="float" office:value="1219453.516">
                <text:p>1219453.516</text:p>
              </table:table-cell>
              <table:table-cell office:value-type="float" office:value="1558111.967">
                <text:p>1558111.967</text:p>
              </table:table-cell>
              <table:table-cell office:value-type="float" office:value="541799.25">
                <text:p>541799.25</text:p>
              </table:table-cell>
              <table:table-cell office:value-type="float" office:value="5701829.301">
                <text:p>5701829.30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20173.104">
                <text:p>320173.104</text:p>
              </table:table-cell>
              <table:table-cell office:value-type="float" office:value="515462.856">
                <text:p>515462.856</text:p>
              </table:table-cell>
              <table:table-cell office:value-type="float" office:value="3318055.614">
                <text:p>3318055.614</text:p>
              </table:table-cell>
              <table:table-cell office:value-type="float" office:value="373461.948">
                <text:p>373461.948</text:p>
              </table:table-cell>
              <table:table-cell office:value-type="float" office:value="822460.429">
                <text:p>822460.429</text:p>
              </table:table-cell>
              <table:table-cell office:value-type="float" office:value="1144390.026">
                <text:p>1144390.026</text:p>
              </table:table-cell>
              <table:table-cell office:value-type="float" office:value="1197873.221">
                <text:p>1197873.221</text:p>
              </table:table-cell>
              <table:table-cell office:value-type="float" office:value="1533968.439">
                <text:p>1533968.439</text:p>
              </table:table-cell>
              <table:table-cell office:value-type="float" office:value="530871.59">
                <text:p>530871.59</text:p>
              </table:table-cell>
              <table:table-cell office:value-type="float" office:value="5510430.236">
                <text:p>5510430.236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12289.054">
                <text:p>312289.054</text:p>
              </table:table-cell>
              <table:table-cell office:value-type="float" office:value="506456.704">
                <text:p>506456.704</text:p>
              </table:table-cell>
              <table:table-cell office:value-type="float" office:value="3324344.519">
                <text:p>3324344.519</text:p>
              </table:table-cell>
              <table:table-cell office:value-type="float" office:value="381877.713">
                <text:p>381877.713</text:p>
              </table:table-cell>
              <table:table-cell office:value-type="float" office:value="855364.42">
                <text:p>855364.42</text:p>
              </table:table-cell>
              <table:table-cell office:value-type="float" office:value="1071911.771">
                <text:p>1071911.771</text:p>
              </table:table-cell>
              <table:table-cell office:value-type="float" office:value="1158779.334">
                <text:p>1158779.334</text:p>
              </table:table-cell>
              <table:table-cell office:value-type="float" office:value="1498343.534">
                <text:p>1498343.534</text:p>
              </table:table-cell>
              <table:table-cell office:value-type="float" office:value="531861.68">
                <text:p>531861.68</text:p>
              </table:table-cell>
              <table:table-cell office:value-type="float" office:value="5410918.857">
                <text:p>5410918.857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00547.32">
                <text:p>300547.32</text:p>
              </table:table-cell>
              <table:table-cell office:value-type="float" office:value="494601.293">
                <text:p>494601.293</text:p>
              </table:table-cell>
              <table:table-cell office:value-type="float" office:value="3469510.048">
                <text:p>3469510.048</text:p>
              </table:table-cell>
              <table:table-cell office:value-type="float" office:value="351507.619">
                <text:p>351507.619</text:p>
              </table:table-cell>
              <table:table-cell office:value-type="float" office:value="862276.715">
                <text:p>862276.715</text:p>
              </table:table-cell>
              <table:table-cell office:value-type="float" office:value="1043939.895">
                <text:p>1043939.895</text:p>
              </table:table-cell>
              <table:table-cell office:value-type="float" office:value="1201378.873">
                <text:p>1201378.873</text:p>
              </table:table-cell>
              <table:table-cell office:value-type="float" office:value="1528849.307">
                <text:p>1528849.307</text:p>
              </table:table-cell>
              <table:table-cell office:value-type="float" office:value="527021.24">
                <text:p>527021.24</text:p>
              </table:table-cell>
              <table:table-cell office:value-type="float" office:value="5375235.28">
                <text:p>5375235.28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284782.887">
                <text:p>284782.887</text:p>
              </table:table-cell>
              <table:table-cell office:value-type="float" office:value="479463.917">
                <text:p>479463.917</text:p>
              </table:table-cell>
              <table:table-cell office:value-type="float" office:value="3463089.131">
                <text:p>3463089.131</text:p>
              </table:table-cell>
              <table:table-cell office:value-type="float" office:value="375280.78">
                <text:p>375280.78</text:p>
              </table:table-cell>
              <table:table-cell office:value-type="float" office:value="889614.2">
                <text:p>889614.2</text:p>
              </table:table-cell>
              <table:table-cell office:value-type="float" office:value="1002224.103">
                <text:p>1002224.103</text:p>
              </table:table-cell>
              <table:table-cell office:value-type="float" office:value="1205408.906">
                <text:p>1205408.906</text:p>
              </table:table-cell>
              <table:table-cell office:value-type="float" office:value="1615804.878">
                <text:p>1615804.878</text:p>
              </table:table-cell>
              <table:table-cell office:value-type="float" office:value="551124.431">
                <text:p>551124.431</text:p>
              </table:table-cell>
              <table:table-cell office:value-type="float" office:value="5260696.535">
                <text:p>5260696.535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58347.484">
                <text:p>258347.484</text:p>
              </table:table-cell>
              <table:table-cell office:value-type="float" office:value="467527.832">
                <text:p>467527.832</text:p>
              </table:table-cell>
              <table:table-cell office:value-type="float" office:value="3320285.15">
                <text:p>3320285.15</text:p>
              </table:table-cell>
              <table:table-cell office:value-type="float" office:value="349116.735">
                <text:p>349116.735</text:p>
              </table:table-cell>
              <table:table-cell office:value-type="float" office:value="864110.215">
                <text:p>864110.215</text:p>
              </table:table-cell>
              <table:table-cell office:value-type="float" office:value="920046.633">
                <text:p>920046.633</text:p>
              </table:table-cell>
              <table:table-cell office:value-type="float" office:value="1183755.271">
                <text:p>1183755.271</text:p>
              </table:table-cell>
              <table:table-cell office:value-type="float" office:value="1634312.227">
                <text:p>1634312.227</text:p>
              </table:table-cell>
              <table:table-cell office:value-type="float" office:value="537970.902">
                <text:p>537970.902</text:p>
              </table:table-cell>
              <table:table-cell office:value-type="float" office:value="5138009.716">
                <text:p>5138009.716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42154.012">
                <text:p>242154.012</text:p>
              </table:table-cell>
              <table:table-cell office:value-type="float" office:value="456955.871">
                <text:p>456955.871</text:p>
              </table:table-cell>
              <table:table-cell office:value-type="float" office:value="3058241.33">
                <text:p>3058241.33</text:p>
              </table:table-cell>
              <table:table-cell office:value-type="float" office:value="338093.733">
                <text:p>338093.733</text:p>
              </table:table-cell>
              <table:table-cell office:value-type="float" office:value="865558.68">
                <text:p>865558.68</text:p>
              </table:table-cell>
              <table:table-cell office:value-type="float" office:value="864931.623">
                <text:p>864931.623</text:p>
              </table:table-cell>
              <table:table-cell office:value-type="float" office:value="1173883.707">
                <text:p>1173883.707</text:p>
              </table:table-cell>
              <table:table-cell office:value-type="float" office:value="1701132.301">
                <text:p>1701132.301</text:p>
              </table:table-cell>
              <table:table-cell office:value-type="float" office:value="546606.687">
                <text:p>546606.687</text:p>
              </table:table-cell>
              <table:table-cell office:value-type="float" office:value="5098475.789">
                <text:p>5098475.789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30738.641">
                <text:p>230738.641</text:p>
              </table:table-cell>
              <table:table-cell office:value-type="float" office:value="445665.178">
                <text:p>445665.178</text:p>
              </table:table-cell>
              <table:table-cell office:value-type="float" office:value="2878694.009">
                <text:p>2878694.009</text:p>
              </table:table-cell>
              <table:table-cell office:value-type="float" office:value="359861.045">
                <text:p>359861.045</text:p>
              </table:table-cell>
              <table:table-cell office:value-type="float" office:value="877645.112">
                <text:p>877645.112</text:p>
              </table:table-cell>
              <table:table-cell office:value-type="float" office:value="814297.687">
                <text:p>814297.687</text:p>
              </table:table-cell>
              <table:table-cell office:value-type="float" office:value="1108248.074">
                <text:p>1108248.074</text:p>
              </table:table-cell>
              <table:table-cell office:value-type="float" office:value="1941203.457">
                <text:p>1941203.457</text:p>
              </table:table-cell>
              <table:table-cell office:value-type="float" office:value="545561.592">
                <text:p>545561.592</text:p>
              </table:table-cell>
              <table:table-cell office:value-type="float" office:value="5032931.831">
                <text:p>5032931.83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20705.729">
                <text:p>220705.729</text:p>
              </table:table-cell>
              <table:table-cell office:value-type="float" office:value="440608.385">
                <text:p>440608.385</text:p>
              </table:table-cell>
              <table:table-cell office:value-type="float" office:value="2695982.067">
                <text:p>2695982.067</text:p>
              </table:table-cell>
              <table:table-cell office:value-type="float" office:value="365819.92">
                <text:p>365819.92</text:p>
              </table:table-cell>
              <table:table-cell office:value-type="float" office:value="891975.748">
                <text:p>891975.748</text:p>
              </table:table-cell>
              <table:table-cell office:value-type="float" office:value="783634.233">
                <text:p>783634.233</text:p>
              </table:table-cell>
              <table:table-cell office:value-type="float" office:value="1123000.415">
                <text:p>1123000.415</text:p>
              </table:table-cell>
              <table:table-cell office:value-type="float" office:value="2081840.241">
                <text:p>2081840.241</text:p>
              </table:table-cell>
              <table:table-cell office:value-type="float" office:value="556192.225">
                <text:p>556192.225</text:p>
              </table:table-cell>
              <table:table-cell office:value-type="float" office:value="4911103.09">
                <text:p>4911103.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